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402in"/>
    </style:style>
    <style:style style:name="co7" style:family="table-column">
      <style:table-column-properties fo:break-before="auto" style:column-width="0.2508in"/>
    </style:style>
    <style:style style:name="co8" style:family="table-column">
      <style:table-column-properties fo:break-before="auto" style:column-width="0.2728in"/>
    </style:style>
    <style:style style:name="co9" style:family="table-column">
      <style:table-column-properties fo:break-before="auto" style:column-width="0.2839in"/>
    </style:style>
    <style:style style:name="co10" style:family="table-column">
      <style:table-column-properties fo:break-before="auto" style:column-width="0.3709in"/>
    </style:style>
    <style:style style:name="co11" style:family="table-column">
      <style:table-column-properties fo:break-before="auto" style:column-width="0.3929in"/>
    </style:style>
    <style:style style:name="co12" style:family="table-column">
      <style:table-column-properties fo:break-before="auto" style:column-width="0.4256in"/>
    </style:style>
    <style:style style:name="co13" style:family="table-column">
      <style:table-column-properties fo:break-before="auto" style:column-width="0.4146in"/>
    </style:style>
    <style:style style:name="co14" style:family="table-column">
      <style:table-column-properties fo:break-before="auto" style:column-width="0.4366in"/>
    </style:style>
    <style:style style:name="co15" style:family="table-column">
      <style:table-column-properties fo:break-before="auto" style:column-width="0.3602in"/>
    </style:style>
    <style:style style:name="co16" style:family="table-column">
      <style:table-column-properties fo:break-before="auto" style:column-width="0.5244in"/>
    </style:style>
    <style:style style:name="co17" style:family="table-column">
      <style:table-column-properties fo:break-before="auto" style:column-width="0.3819in"/>
    </style:style>
    <style:style style:name="co18" style:family="table-column">
      <style:table-column-properties fo:break-before="auto" style:column-width="0.502in"/>
    </style:style>
    <style:style style:name="co19" style:family="table-column">
      <style:table-column-properties fo:break-before="auto" style:column-width="0.4043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945in"/>
    </style:style>
    <style:style style:name="co22" style:family="table-column">
      <style:table-column-properties fo:break-before="auto" style:column-width="0.6547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138in solid #000000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118">
      <style:table-cell-properties fo:border="0.0138in solid #000000"/>
      <style:text-properties style:use-window-font-color="true"/>
    </style:style>
    <style:style style:name="ce4" style:family="table-cell" style:parent-style-name="Default" style:data-style-name="N118">
      <style:table-cell-properties fo:background-color="#ff3333" fo:border="0.0138in solid #000000"/>
      <style:text-properties style:use-window-font-color="true"/>
    </style:style>
    <style:style style:name="ce5" style:family="table-cell" style:parent-style-name="Default" style:data-style-name="N118">
      <style:table-cell-properties fo:border="0.0138in solid #000000"/>
      <style:text-properties fo:color="#ff3333"/>
    </style:style>
    <style:style style:name="ce6" style:family="table-cell" style:parent-style-name="Default" style:data-style-name="N1">
      <style:table-cell-properties fo:background-color="#ff3333" fo:border="0.0138in solid #000000"/>
      <style:text-properties style:use-window-font-color="true"/>
    </style:style>
    <style:style style:name="ce7" style:family="table-cell" style:parent-style-name="Default" style:data-style-name="N1">
      <style:table-cell-properties fo:border="0.0138in solid #000000"/>
      <style:text-properties style:use-window-font-color="true"/>
    </style:style>
  </office:automatic-styles>
  <office:body>
    <office:spreadsheet>
      <table:table table:name="Error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CC</text:p>
          </table:table-cell>
          <table:table-cell office:value-type="string">
            <text:p>CCDoubling</text:p>
          </table:table-cell>
          <table:table-cell office:value-type="string">
            <text:p>AS</text:p>
          </table:table-cell>
          <table:table-cell office:value-type="string">
            <text:p>AGLK</text:p>
          </table:table-cell>
          <table:table-cell office:value-type="string">
            <text:p>Hybr</text:p>
          </table:table-cell>
          <table:table-cell office:value-type="string">
            <text:p>MC</text:p>
          </table:table-cell>
          <table:table-cell office:value-type="string">
            <text:p>TrapData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float" office:value="-3.41624007092802">
            <text:p>-3.4162400709</text:p>
          </table:table-cell>
          <table:table-cell office:value-type="float" office:value="-3.41624007092953">
            <text:p>-3.4162400709</text:p>
          </table:table-cell>
          <table:table-cell office:value-type="float" office:value="-13.7241408488127">
            <text:p>-13.7241408488</text:p>
          </table:table-cell>
          <table:table-cell table:number-columns-repeated="2" office:value-type="float" office:value="-14.386388046124">
            <text:p>-14.3863880461</text:p>
          </table:table-cell>
          <table:table-cell office:value-type="float" office:value="-3.5774101601486">
            <text:p>-3.5774101601</text:p>
          </table:table-cell>
          <table:table-cell office:value-type="float" office:value="-7.80260265536459">
            <text:p>-7.8026026554</text:p>
          </table:table-cell>
        </table:table-row>
        <table:table-row table:style-name="ro2">
          <table:table-cell office:value-type="string">
            <text:p>Abs</text:p>
          </table:table-cell>
          <table:table-cell office:value-type="float" office:value="-7.00857141108542">
            <text:p>-7.0085714111</text:p>
          </table:table-cell>
          <table:table-cell office:value-type="float" office:value="-7.00857140321703">
            <text:p>-7.0085714032</text:p>
          </table:table-cell>
          <table:table-cell office:value-type="float" office:value="-13.7190613232835">
            <text:p>-13.7190613233</text:p>
          </table:table-cell>
          <table:table-cell table:number-columns-repeated="2" office:value-type="float" office:value="-15.255619765855">
            <text:p>-15.2556197659</text:p>
          </table:table-cell>
          <table:table-cell office:value-type="float" office:value="-3.31772010901883">
            <text:p>-3.317720109</text:p>
          </table:table-cell>
          <table:table-cell office:value-type="float" office:value="-14.4494397918711">
            <text:p>-14.4494397919</text:p>
          </table:table-cell>
        </table:table-row>
        <table:table-row table:style-name="ro2">
          <table:table-cell office:value-type="string">
            <text:p>Lin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7249932425739">
            <text:p>-13.7249932426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86182413843036">
            <text:p>-3.8618241384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quare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7215936597989">
            <text:p>-13.7215936598</text:p>
          </table:table-cell>
          <table:table-cell office:value-type="float" office:value="-15.255619765855">
            <text:p>-15.2556197659</text:p>
          </table:table-cell>
          <table:table-cell office:value-type="float" office:value="-15.653559774527">
            <text:p>-15.6535597745</text:p>
          </table:table-cell>
          <table:table-cell office:value-type="float" office:value="-3.45396401485883">
            <text:p>-3.4539640149</text:p>
          </table:table-cell>
          <table:table-cell office:value-type="float" office:value="-13.0966545054716">
            <text:p>-13.0966545055</text:p>
          </table:table-cell>
        </table:table-row>
        <table:table-row table:style-name="ro2">
          <table:table-cell office:value-type="string">
            <text:p>Cube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7211705767883">
            <text:p>-13.7211705768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93455208266931">
            <text:p>-3.9345520827</text:p>
          </table:table-cell>
          <table:table-cell office:value-type="float" office:value="-15.567458067821">
            <text:p>-15.5674580678</text:p>
          </table:table-cell>
        </table:table-row>
        <table:table-row table:style-name="ro2">
          <table:table-cell office:value-type="string">
            <text:p>Quad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6897719471815">
            <text:p>-13.6897719472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4.0022469373044">
            <text:p>-4.0022469373</text:p>
          </table:table-cell>
          <table:table-cell office:value-type="float" office:value="-12.7966799039647">
            <text:p>-12.796679904</text:p>
          </table:table-cell>
        </table:table-row>
        <table:table-row table:style-name="ro2">
          <table:table-cell office:value-type="string">
            <text:p>Exp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9174920244355">
            <text:p>-13.9174920244</text:p>
          </table:table-cell>
          <table:table-cell office:value-type="float" office:value="-15.4226420027554">
            <text:p>-15.4226420028</text:p>
          </table:table-cell>
          <table:table-cell office:value-type="float" office:value="-15.653559774527">
            <text:p>-15.6535597745</text:p>
          </table:table-cell>
          <table:table-cell office:value-type="float" office:value="-4.20100505727925">
            <text:p>-4.2010050573</text:p>
          </table:table-cell>
          <table:table-cell office:value-type="float" office:value="-13.6983661331546">
            <text:p>-13.6983661332</text:p>
          </table:table-cell>
        </table:table-row>
        <table:table-row table:style-name="ro1">
          <table:table-cell office:value-type="string">
            <text:p>SqrtAbs</text:p>
          </table:table-cell>
          <table:table-cell office:value-type="float" office:value="-5.17889843032903">
            <text:p>-5.1788984303</text:p>
          </table:table-cell>
          <table:table-cell office:value-type="float" office:value="-5.17889843008881">
            <text:p>-5.1788984301</text:p>
          </table:table-cell>
          <table:table-cell office:value-type="float" office:value="-14.3982872694237">
            <text:p>-14.3982872694</text:p>
          </table:table-cell>
          <table:table-cell table:number-columns-repeated="2" office:value-type="float" office:value="-14.824256001696">
            <text:p>-14.8242560017</text:p>
          </table:table-cell>
          <table:table-cell office:value-type="float" office:value="-5.16443840922942">
            <text:p>-5.1644384092</text:p>
          </table:table-cell>
          <table:table-cell office:value-type="float" office:value="-10.3069926400698">
            <text:p>-10.3069926401</text:p>
          </table:table-cell>
        </table:table-row>
        <table:table-row table:style-name="ro1">
          <table:table-cell office:value-type="string">
            <text:p>Runge</text:p>
          </table:table-cell>
          <table:table-cell office:value-type="float" office:value="-15.0514997831991">
            <text:p>-15.0514997832</text:p>
          </table:table-cell>
          <table:table-cell office:value-type="float" office:value="-14.954589770191">
            <text:p>-14.9545897702</text:p>
          </table:table-cell>
          <table:table-cell office:value-type="float" office:value="-15.0003472607517">
            <text:p>-15.0003472608</text:p>
          </table:table-cell>
          <table:table-cell table:number-columns-repeated="2" office:value-type="float" office:value="-15.1764385198074">
            <text:p>-15.1764385198</text:p>
          </table:table-cell>
          <table:table-cell office:value-type="float" office:value="-3.23361800379685">
            <text:p>-3.2336180038</text:p>
          </table:table-cell>
          <table:table-cell office:value-type="float" office:value="-13.8307381292239">
            <text:p>-13.8307381292</text:p>
          </table:table-cell>
        </table:table-row>
        <table:table-row table:style-name="ro2">
          <table:table-cell office:value-type="string">
            <text:p>Log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7041697678821">
            <text:p>-13.7041697679</text:p>
          </table:table-cell>
          <table:table-cell office:value-type="float" office:value="-15.4774685154713">
            <text:p>-15.4774685155</text:p>
          </table:table-cell>
          <table:table-cell office:value-type="float" office:value="-15.653559774527">
            <text:p>-15.6535597745</text:p>
          </table:table-cell>
          <table:table-cell office:value-type="float" office:value="-4.0849098368181">
            <text:p>-4.0849098368</text:p>
          </table:table-cell>
          <table:table-cell office:value-type="float" office:value="-14.6121670893688">
            <text:p>-14.6121670894</text:p>
          </table:table-cell>
        </table:table-row>
        <table:table-row table:style-name="ro2">
          <table:table-cell office:value-type="string">
            <text:p>XSinXM1</text:p>
          </table:table-cell>
          <table:table-cell office:value-type="float" office:value="-4.34541640398025">
            <text:p>-4.345416404</text:p>
          </table:table-cell>
          <table:table-cell office:value-type="float" office:value="-4.34541640398238">
            <text:p>-4.345416404</text:p>
          </table:table-cell>
          <table:table-cell office:value-type="float" office:value="-10.2544071728997">
            <text:p>-10.2544071729</text:p>
          </table:table-cell>
          <table:table-cell office:value-type="float" office:value="-11.8344108317199">
            <text:p>-11.8344108317</text:p>
          </table:table-cell>
          <table:table-cell office:value-type="float" office:value="-11.8211147333529">
            <text:p>-11.8211147334</text:p>
          </table:table-cell>
          <table:table-cell office:value-type="float" office:value="-3.97322748559368">
            <text:p>-3.9732274856</text:p>
          </table:table-cell>
          <table:table-cell office:value-type="float" office:value="-9.18117731577043">
            <text:p>-9.1811773158</text:p>
          </table:table-cell>
        </table:table-row>
        <table:table-row table:style-name="ro2">
          <table:table-cell office:value-type="string">
            <text:p>Sin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8653380342733">
            <text:p>-13.8653380343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34160502917318">
            <text:p>-3.3416050292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AbsIntegral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7218956268339">
            <text:p>-13.7218956268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4.46362940429597">
            <text:p>-4.4636294043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Tanh</text:p>
          </table:table-cell>
          <table:table-cell table:number-columns-repeated="5" office:value-type="float" office:value="-15.653559774527">
            <text:p>-15.6535597745</text:p>
          </table:table-cell>
          <table:table-cell office:value-type="float" office:value="-3.37778189766286">
            <text:p>-3.3777818977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NormalPDF</text:p>
          </table:table-cell>
          <table:table-cell office:value-type="float" office:value="-15.653559774527">
            <text:p>-15.6535597745</text:p>
          </table:table-cell>
          <table:table-cell office:value-type="float" office:value="-15.352529778863">
            <text:p>-15.3525297789</text:p>
          </table:table-cell>
          <table:table-cell office:value-type="float" office:value="-15.0514997831991">
            <text:p>-15.0514997832</text:p>
          </table:table-cell>
          <table:table-cell table:number-columns-repeated="2" office:value-type="float" office:value="-15.1764385198074">
            <text:p>-15.1764385198</text:p>
          </table:table-cell>
          <table:table-cell office:value-type="float" office:value="-3.61619677700304">
            <text:p>-3.616196777</text:p>
          </table:table-cell>
          <table:table-cell office:value-type="float" office:value="-15.352529778863">
            <text:p>-15.3525297789</text:p>
          </table:table-cell>
        </table:table-row>
        <table:table-row table:style-name="ro1">
          <table:table-cell office:value-type="string">
            <text:p>DeltaPDF</text:p>
          </table:table-cell>
          <table:table-cell table:number-columns-repeated="2" office:value-type="float" office:value="-4.39808078003661">
            <text:p>-4.39808078</text:p>
          </table:table-cell>
          <table:table-cell office:value-type="float" office:value="-13.9633636944985">
            <text:p>-13.9633636945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01269029594395">
            <text:p>-3.0126902959</text:p>
          </table:table-cell>
          <table:table-cell office:value-type="float" office:value="-11.4972226736562">
            <text:p>-11.4972226737</text:p>
          </table:table-cell>
        </table:table-row>
        <table:table-row table:style-name="ro2">
          <table:table-cell office:value-type="string">
            <text:p>F575</text:p>
          </table:table-cell>
          <table:table-cell office:value-type="float" office:value="-1.4308504965739">
            <text:p>-1.4308504966</text:p>
          </table:table-cell>
          <table:table-cell office:value-type="float" office:value="-1.43085049657393">
            <text:p>-1.4308504966</text:p>
          </table:table-cell>
          <table:table-cell office:value-type="float" office:value="-14.7945189799861">
            <text:p>-14.79451898</text:p>
          </table:table-cell>
          <table:table-cell table:number-columns-repeated="2" office:value-type="float" office:value="-14.8525109269638">
            <text:p>-14.852510927</text:p>
          </table:table-cell>
          <table:table-cell office:value-type="float" office:value="-2.23866318133611">
            <text:p>-2.2386631813</text:p>
          </table:table-cell>
          <table:table-cell office:value-type="float" office:value="-1.97499344004725">
            <text:p>-1.974993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formula="of:=VALUE(TRIM(INDIRECT(ADDRESS(2;2;4))))" office:value-type="float" office:value="-3.41624007092802">
            <text:p>-3.4162400709</text:p>
          </table:table-cell>
          <table:table-cell table:formula="of:=VALUE(TRIM(INDIRECT(ADDRESS(2;3;4))))" office:value-type="float" office:value="-3.41624007092953">
            <text:p>-3.4162400709</text:p>
          </table:table-cell>
          <table:table-cell table:formula="of:=VALUE(TRIM(INDIRECT(ADDRESS(2;4;4))))" office:value-type="float" office:value="-13.7241408488127">
            <text:p>-13.7241408488</text:p>
          </table:table-cell>
          <table:table-cell table:formula="of:=VALUE(TRIM(INDIRECT(ADDRESS(2;5;4))))" office:value-type="float" office:value="-14.386388046124">
            <text:p>-14.3863880461</text:p>
          </table:table-cell>
          <table:table-cell table:formula="of:=VALUE(TRIM(INDIRECT(ADDRESS(2;6;4))))" office:value-type="float" office:value="-14.386388046124">
            <text:p>-14.3863880461</text:p>
          </table:table-cell>
          <table:table-cell table:formula="of:=VALUE(TRIM(INDIRECT(ADDRESS(2;7;4))))" office:value-type="float" office:value="-3.5774101601486">
            <text:p>-3.5774101601</text:p>
          </table:table-cell>
          <table:table-cell table:formula="of:=VALUE(TRIM(INDIRECT(ADDRESS(2;8;4))))" office:value-type="float" office:value="-7.80260265536459">
            <text:p>-7.8026026554</text:p>
          </table:table-cell>
        </table:table-row>
        <table:table-row table:style-name="ro2">
          <table:table-cell/>
          <table:table-cell table:formula="of:=VALUE(TRIM(INDIRECT(ADDRESS(3;2;4))))" office:value-type="float" office:value="-7.00857141108542">
            <text:p>-7.0085714111</text:p>
          </table:table-cell>
          <table:table-cell table:formula="of:=VALUE(TRIM(INDIRECT(ADDRESS(3;3;4))))" office:value-type="float" office:value="-7.00857140321703">
            <text:p>-7.0085714032</text:p>
          </table:table-cell>
          <table:table-cell table:formula="of:=VALUE(TRIM(INDIRECT(ADDRESS(3;4;4))))" office:value-type="float" office:value="-13.7190613232835">
            <text:p>-13.7190613233</text:p>
          </table:table-cell>
          <table:table-cell table:formula="of:=VALUE(TRIM(INDIRECT(ADDRESS(3;5;4))))" office:value-type="float" office:value="-15.255619765855">
            <text:p>-15.2556197659</text:p>
          </table:table-cell>
          <table:table-cell table:formula="of:=VALUE(TRIM(INDIRECT(ADDRESS(3;6;4))))" office:value-type="float" office:value="-15.255619765855">
            <text:p>-15.2556197659</text:p>
          </table:table-cell>
          <table:table-cell table:formula="of:=VALUE(TRIM(INDIRECT(ADDRESS(3;7;4))))" office:value-type="float" office:value="-3.31772010901883">
            <text:p>-3.317720109</text:p>
          </table:table-cell>
          <table:table-cell table:formula="of:=VALUE(TRIM(INDIRECT(ADDRESS(3;8;4))))" office:value-type="float" office:value="-14.4494397918711">
            <text:p>-14.4494397919</text:p>
          </table:table-cell>
        </table:table-row>
        <table:table-row table:style-name="ro2">
          <table:table-cell/>
          <table:table-cell table:formula="of:=VALUE(TRIM(INDIRECT(ADDRESS(4;2;4))))" office:value-type="float" office:value="-15.653559774527">
            <text:p>-15.6535597745</text:p>
          </table:table-cell>
          <table:table-cell table:formula="of:=VALUE(TRIM(INDIRECT(ADDRESS(4;3;4))))" office:value-type="float" office:value="-15.653559774527">
            <text:p>-15.6535597745</text:p>
          </table:table-cell>
          <table:table-cell table:formula="of:=VALUE(TRIM(INDIRECT(ADDRESS(4;4;4))))" office:value-type="float" office:value="-13.7249932425739">
            <text:p>-13.7249932426</text:p>
          </table:table-cell>
          <table:table-cell table:formula="of:=VALUE(TRIM(INDIRECT(ADDRESS(4;5;4))))" office:value-type="float" office:value="-15.653559774527">
            <text:p>-15.6535597745</text:p>
          </table:table-cell>
          <table:table-cell table:formula="of:=VALUE(TRIM(INDIRECT(ADDRESS(4;6;4))))" office:value-type="float" office:value="-15.653559774527">
            <text:p>-15.6535597745</text:p>
          </table:table-cell>
          <table:table-cell table:formula="of:=VALUE(TRIM(INDIRECT(ADDRESS(4;7;4))))" office:value-type="float" office:value="-3.86182413843036">
            <text:p>-3.8618241384</text:p>
          </table:table-cell>
          <table:table-cell table:formula="of:=VALUE(TRIM(INDIRECT(ADDRESS(4;8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5;2;4))))" office:value-type="float" office:value="-15.653559774527">
            <text:p>-15.6535597745</text:p>
          </table:table-cell>
          <table:table-cell table:formula="of:=VALUE(TRIM(INDIRECT(ADDRESS(5;3;4))))" office:value-type="float" office:value="-15.653559774527">
            <text:p>-15.6535597745</text:p>
          </table:table-cell>
          <table:table-cell table:formula="of:=VALUE(TRIM(INDIRECT(ADDRESS(5;4;4))))" office:value-type="float" office:value="-13.7215936597989">
            <text:p>-13.7215936598</text:p>
          </table:table-cell>
          <table:table-cell table:formula="of:=VALUE(TRIM(INDIRECT(ADDRESS(5;5;4))))" office:value-type="float" office:value="-15.255619765855">
            <text:p>-15.2556197659</text:p>
          </table:table-cell>
          <table:table-cell table:formula="of:=VALUE(TRIM(INDIRECT(ADDRESS(5;6;4))))" office:value-type="float" office:value="-15.653559774527">
            <text:p>-15.6535597745</text:p>
          </table:table-cell>
          <table:table-cell table:formula="of:=VALUE(TRIM(INDIRECT(ADDRESS(5;7;4))))" office:value-type="float" office:value="-3.45396401485883">
            <text:p>-3.4539640149</text:p>
          </table:table-cell>
          <table:table-cell table:formula="of:=VALUE(TRIM(INDIRECT(ADDRESS(5;8;4))))" office:value-type="float" office:value="-13.0966545054716">
            <text:p>-13.0966545055</text:p>
          </table:table-cell>
        </table:table-row>
        <table:table-row table:style-name="ro2">
          <table:table-cell/>
          <table:table-cell table:formula="of:=VALUE(TRIM(INDIRECT(ADDRESS(6;2;4))))" office:value-type="float" office:value="-15.653559774527">
            <text:p>-15.6535597745</text:p>
          </table:table-cell>
          <table:table-cell table:formula="of:=VALUE(TRIM(INDIRECT(ADDRESS(6;3;4))))" office:value-type="float" office:value="-15.653559774527">
            <text:p>-15.6535597745</text:p>
          </table:table-cell>
          <table:table-cell table:formula="of:=VALUE(TRIM(INDIRECT(ADDRESS(6;4;4))))" office:value-type="float" office:value="-13.7211705767883">
            <text:p>-13.7211705768</text:p>
          </table:table-cell>
          <table:table-cell table:formula="of:=VALUE(TRIM(INDIRECT(ADDRESS(6;5;4))))" office:value-type="float" office:value="-15.653559774527">
            <text:p>-15.6535597745</text:p>
          </table:table-cell>
          <table:table-cell table:formula="of:=VALUE(TRIM(INDIRECT(ADDRESS(6;6;4))))" office:value-type="float" office:value="-15.653559774527">
            <text:p>-15.6535597745</text:p>
          </table:table-cell>
          <table:table-cell table:formula="of:=VALUE(TRIM(INDIRECT(ADDRESS(6;7;4))))" office:value-type="float" office:value="-3.93455208266931">
            <text:p>-3.9345520827</text:p>
          </table:table-cell>
          <table:table-cell table:formula="of:=VALUE(TRIM(INDIRECT(ADDRESS(6;8;4))))" office:value-type="float" office:value="-15.567458067821">
            <text:p>-15.5674580678</text:p>
          </table:table-cell>
        </table:table-row>
        <table:table-row table:style-name="ro2">
          <table:table-cell/>
          <table:table-cell table:formula="of:=VALUE(TRIM(INDIRECT(ADDRESS(7;2;4))))" office:value-type="float" office:value="-15.653559774527">
            <text:p>-15.6535597745</text:p>
          </table:table-cell>
          <table:table-cell table:formula="of:=VALUE(TRIM(INDIRECT(ADDRESS(7;3;4))))" office:value-type="float" office:value="-15.653559774527">
            <text:p>-15.6535597745</text:p>
          </table:table-cell>
          <table:table-cell table:formula="of:=VALUE(TRIM(INDIRECT(ADDRESS(7;4;4))))" office:value-type="float" office:value="-13.6897719471815">
            <text:p>-13.6897719472</text:p>
          </table:table-cell>
          <table:table-cell table:formula="of:=VALUE(TRIM(INDIRECT(ADDRESS(7;5;4))))" office:value-type="float" office:value="-15.653559774527">
            <text:p>-15.6535597745</text:p>
          </table:table-cell>
          <table:table-cell table:formula="of:=VALUE(TRIM(INDIRECT(ADDRESS(7;6;4))))" office:value-type="float" office:value="-15.653559774527">
            <text:p>-15.6535597745</text:p>
          </table:table-cell>
          <table:table-cell table:formula="of:=VALUE(TRIM(INDIRECT(ADDRESS(7;7;4))))" office:value-type="float" office:value="-4.0022469373044">
            <text:p>-4.0022469373</text:p>
          </table:table-cell>
          <table:table-cell table:formula="of:=VALUE(TRIM(INDIRECT(ADDRESS(7;8;4))))" office:value-type="float" office:value="-12.7966799039647">
            <text:p>-12.796679904</text:p>
          </table:table-cell>
        </table:table-row>
        <table:table-row table:style-name="ro2">
          <table:table-cell/>
          <table:table-cell table:formula="of:=VALUE(TRIM(INDIRECT(ADDRESS(8;2;4))))" office:value-type="float" office:value="-15.653559774527">
            <text:p>-15.6535597745</text:p>
          </table:table-cell>
          <table:table-cell table:formula="of:=VALUE(TRIM(INDIRECT(ADDRESS(8;3;4))))" office:value-type="float" office:value="-15.653559774527">
            <text:p>-15.6535597745</text:p>
          </table:table-cell>
          <table:table-cell table:formula="of:=VALUE(TRIM(INDIRECT(ADDRESS(8;4;4))))" office:value-type="float" office:value="-13.9174920244355">
            <text:p>-13.9174920244</text:p>
          </table:table-cell>
          <table:table-cell table:formula="of:=VALUE(TRIM(INDIRECT(ADDRESS(8;5;4))))" office:value-type="float" office:value="-15.4226420027554">
            <text:p>-15.4226420028</text:p>
          </table:table-cell>
          <table:table-cell table:formula="of:=VALUE(TRIM(INDIRECT(ADDRESS(8;6;4))))" office:value-type="float" office:value="-15.653559774527">
            <text:p>-15.6535597745</text:p>
          </table:table-cell>
          <table:table-cell table:formula="of:=VALUE(TRIM(INDIRECT(ADDRESS(8;7;4))))" office:value-type="float" office:value="-4.20100505727925">
            <text:p>-4.2010050573</text:p>
          </table:table-cell>
          <table:table-cell table:formula="of:=VALUE(TRIM(INDIRECT(ADDRESS(8;8;4))))" office:value-type="float" office:value="-13.6983661331546">
            <text:p>-13.6983661332</text:p>
          </table:table-cell>
        </table:table-row>
        <table:table-row table:style-name="ro2">
          <table:table-cell/>
          <table:table-cell table:formula="of:=VALUE(TRIM(INDIRECT(ADDRESS(9;2;4))))" office:value-type="float" office:value="-5.17889843032903">
            <text:p>-5.1788984303</text:p>
          </table:table-cell>
          <table:table-cell table:formula="of:=VALUE(TRIM(INDIRECT(ADDRESS(9;3;4))))" office:value-type="float" office:value="-5.17889843008881">
            <text:p>-5.1788984301</text:p>
          </table:table-cell>
          <table:table-cell table:formula="of:=VALUE(TRIM(INDIRECT(ADDRESS(9;4;4))))" office:value-type="float" office:value="-14.3982872694237">
            <text:p>-14.3982872694</text:p>
          </table:table-cell>
          <table:table-cell table:formula="of:=VALUE(TRIM(INDIRECT(ADDRESS(9;5;4))))" office:value-type="float" office:value="-14.824256001696">
            <text:p>-14.8242560017</text:p>
          </table:table-cell>
          <table:table-cell table:formula="of:=VALUE(TRIM(INDIRECT(ADDRESS(9;6;4))))" office:value-type="float" office:value="-14.824256001696">
            <text:p>-14.8242560017</text:p>
          </table:table-cell>
          <table:table-cell table:formula="of:=VALUE(TRIM(INDIRECT(ADDRESS(9;7;4))))" office:value-type="float" office:value="-5.16443840922942">
            <text:p>-5.1644384092</text:p>
          </table:table-cell>
          <table:table-cell table:formula="of:=VALUE(TRIM(INDIRECT(ADDRESS(9;8;4))))" office:value-type="float" office:value="-10.3069926400698">
            <text:p>-10.3069926401</text:p>
          </table:table-cell>
        </table:table-row>
        <table:table-row table:style-name="ro2">
          <table:table-cell/>
          <table:table-cell table:formula="of:=VALUE(TRIM(INDIRECT(ADDRESS(10;2;4))))" office:value-type="float" office:value="-15.0514997831991">
            <text:p>-15.0514997832</text:p>
          </table:table-cell>
          <table:table-cell table:formula="of:=VALUE(TRIM(INDIRECT(ADDRESS(10;3;4))))" office:value-type="float" office:value="-14.954589770191">
            <text:p>-14.9545897702</text:p>
          </table:table-cell>
          <table:table-cell table:formula="of:=VALUE(TRIM(INDIRECT(ADDRESS(10;4;4))))" office:value-type="float" office:value="-15.0003472607517">
            <text:p>-15.0003472608</text:p>
          </table:table-cell>
          <table:table-cell table:formula="of:=VALUE(TRIM(INDIRECT(ADDRESS(10;5;4))))" office:value-type="float" office:value="-15.1764385198074">
            <text:p>-15.1764385198</text:p>
          </table:table-cell>
          <table:table-cell table:formula="of:=VALUE(TRIM(INDIRECT(ADDRESS(10;6;4))))" office:value-type="float" office:value="-15.1764385198074">
            <text:p>-15.1764385198</text:p>
          </table:table-cell>
          <table:table-cell table:formula="of:=VALUE(TRIM(INDIRECT(ADDRESS(10;7;4))))" office:value-type="float" office:value="-3.23361800379685">
            <text:p>-3.2336180038</text:p>
          </table:table-cell>
          <table:table-cell table:formula="of:=VALUE(TRIM(INDIRECT(ADDRESS(10;8;4))))" office:value-type="float" office:value="-13.8307381292239">
            <text:p>-13.8307381292</text:p>
          </table:table-cell>
        </table:table-row>
        <table:table-row table:style-name="ro2">
          <table:table-cell/>
          <table:table-cell table:formula="of:=VALUE(TRIM(INDIRECT(ADDRESS(11;2;4))))" office:value-type="float" office:value="-15.653559774527">
            <text:p>-15.6535597745</text:p>
          </table:table-cell>
          <table:table-cell table:formula="of:=VALUE(TRIM(INDIRECT(ADDRESS(11;3;4))))" office:value-type="float" office:value="-15.653559774527">
            <text:p>-15.6535597745</text:p>
          </table:table-cell>
          <table:table-cell table:formula="of:=VALUE(TRIM(INDIRECT(ADDRESS(11;4;4))))" office:value-type="float" office:value="-13.7041697678821">
            <text:p>-13.7041697679</text:p>
          </table:table-cell>
          <table:table-cell table:formula="of:=VALUE(TRIM(INDIRECT(ADDRESS(11;5;4))))" office:value-type="float" office:value="-15.4774685154713">
            <text:p>-15.4774685155</text:p>
          </table:table-cell>
          <table:table-cell table:formula="of:=VALUE(TRIM(INDIRECT(ADDRESS(11;6;4))))" office:value-type="float" office:value="-15.653559774527">
            <text:p>-15.6535597745</text:p>
          </table:table-cell>
          <table:table-cell table:formula="of:=VALUE(TRIM(INDIRECT(ADDRESS(11;7;4))))" office:value-type="float" office:value="-4.0849098368181">
            <text:p>-4.0849098368</text:p>
          </table:table-cell>
          <table:table-cell table:formula="of:=VALUE(TRIM(INDIRECT(ADDRESS(11;8;4))))" office:value-type="float" office:value="-14.6121670893688">
            <text:p>-14.6121670894</text:p>
          </table:table-cell>
        </table:table-row>
        <table:table-row table:style-name="ro2">
          <table:table-cell/>
          <table:table-cell table:formula="of:=VALUE(TRIM(INDIRECT(ADDRESS(12;2;4))))" office:value-type="float" office:value="-4.34541640398025">
            <text:p>-4.345416404</text:p>
          </table:table-cell>
          <table:table-cell table:formula="of:=VALUE(TRIM(INDIRECT(ADDRESS(12;3;4))))" office:value-type="float" office:value="-4.34541640398238">
            <text:p>-4.345416404</text:p>
          </table:table-cell>
          <table:table-cell table:formula="of:=VALUE(TRIM(INDIRECT(ADDRESS(12;4;4))))" office:value-type="float" office:value="-10.2544071728997">
            <text:p>-10.2544071729</text:p>
          </table:table-cell>
          <table:table-cell table:formula="of:=VALUE(TRIM(INDIRECT(ADDRESS(12;5;4))))" office:value-type="float" office:value="-11.8344108317199">
            <text:p>-11.8344108317</text:p>
          </table:table-cell>
          <table:table-cell table:formula="of:=VALUE(TRIM(INDIRECT(ADDRESS(12;6;4))))" office:value-type="float" office:value="-11.8211147333529">
            <text:p>-11.8211147334</text:p>
          </table:table-cell>
          <table:table-cell table:formula="of:=VALUE(TRIM(INDIRECT(ADDRESS(12;7;4))))" office:value-type="float" office:value="-3.97322748559368">
            <text:p>-3.9732274856</text:p>
          </table:table-cell>
          <table:table-cell table:formula="of:=VALUE(TRIM(INDIRECT(ADDRESS(12;8;4))))" office:value-type="float" office:value="-9.18117731577043">
            <text:p>-9.1811773158</text:p>
          </table:table-cell>
        </table:table-row>
        <table:table-row table:style-name="ro2">
          <table:table-cell/>
          <table:table-cell table:formula="of:=VALUE(TRIM(INDIRECT(ADDRESS(13;2;4))))" office:value-type="float" office:value="-15.653559774527">
            <text:p>-15.6535597745</text:p>
          </table:table-cell>
          <table:table-cell table:formula="of:=VALUE(TRIM(INDIRECT(ADDRESS(13;3;4))))" office:value-type="float" office:value="-15.653559774527">
            <text:p>-15.6535597745</text:p>
          </table:table-cell>
          <table:table-cell table:formula="of:=VALUE(TRIM(INDIRECT(ADDRESS(13;4;4))))" office:value-type="float" office:value="-13.8653380342733">
            <text:p>-13.8653380343</text:p>
          </table:table-cell>
          <table:table-cell table:formula="of:=VALUE(TRIM(INDIRECT(ADDRESS(13;5;4))))" office:value-type="float" office:value="-15.653559774527">
            <text:p>-15.6535597745</text:p>
          </table:table-cell>
          <table:table-cell table:formula="of:=VALUE(TRIM(INDIRECT(ADDRESS(13;6;4))))" office:value-type="float" office:value="-15.653559774527">
            <text:p>-15.6535597745</text:p>
          </table:table-cell>
          <table:table-cell table:formula="of:=VALUE(TRIM(INDIRECT(ADDRESS(13;7;4))))" office:value-type="float" office:value="-3.34160502917318">
            <text:p>-3.3416050292</text:p>
          </table:table-cell>
          <table:table-cell table:formula="of:=VALUE(TRIM(INDIRECT(ADDRESS(13;8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4;2;4))))" office:value-type="float" office:value="-15.653559774527">
            <text:p>-15.6535597745</text:p>
          </table:table-cell>
          <table:table-cell table:formula="of:=VALUE(TRIM(INDIRECT(ADDRESS(14;3;4))))" office:value-type="float" office:value="-15.653559774527">
            <text:p>-15.6535597745</text:p>
          </table:table-cell>
          <table:table-cell table:formula="of:=VALUE(TRIM(INDIRECT(ADDRESS(14;4;4))))" office:value-type="float" office:value="-13.7218956268339">
            <text:p>-13.7218956268</text:p>
          </table:table-cell>
          <table:table-cell table:formula="of:=VALUE(TRIM(INDIRECT(ADDRESS(14;5;4))))" office:value-type="float" office:value="-15.653559774527">
            <text:p>-15.6535597745</text:p>
          </table:table-cell>
          <table:table-cell table:formula="of:=VALUE(TRIM(INDIRECT(ADDRESS(14;6;4))))" office:value-type="float" office:value="-15.653559774527">
            <text:p>-15.6535597745</text:p>
          </table:table-cell>
          <table:table-cell table:formula="of:=VALUE(TRIM(INDIRECT(ADDRESS(14;7;4))))" office:value-type="float" office:value="-4.46362940429597">
            <text:p>-4.4636294043</text:p>
          </table:table-cell>
          <table:table-cell table:formula="of:=VALUE(TRIM(INDIRECT(ADDRESS(14;8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5;2;4))))" office:value-type="float" office:value="-15.653559774527">
            <text:p>-15.6535597745</text:p>
          </table:table-cell>
          <table:table-cell table:formula="of:=VALUE(TRIM(INDIRECT(ADDRESS(15;3;4))))" office:value-type="float" office:value="-15.653559774527">
            <text:p>-15.6535597745</text:p>
          </table:table-cell>
          <table:table-cell table:formula="of:=VALUE(TRIM(INDIRECT(ADDRESS(15;4;4))))" office:value-type="float" office:value="-15.653559774527">
            <text:p>-15.6535597745</text:p>
          </table:table-cell>
          <table:table-cell table:formula="of:=VALUE(TRIM(INDIRECT(ADDRESS(15;5;4))))" office:value-type="float" office:value="-15.653559774527">
            <text:p>-15.6535597745</text:p>
          </table:table-cell>
          <table:table-cell table:formula="of:=VALUE(TRIM(INDIRECT(ADDRESS(15;6;4))))" office:value-type="float" office:value="-15.653559774527">
            <text:p>-15.6535597745</text:p>
          </table:table-cell>
          <table:table-cell table:formula="of:=VALUE(TRIM(INDIRECT(ADDRESS(15;7;4))))" office:value-type="float" office:value="-3.37778189766286">
            <text:p>-3.3777818977</text:p>
          </table:table-cell>
          <table:table-cell table:formula="of:=VALUE(TRIM(INDIRECT(ADDRESS(15;8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6;2;4))))" office:value-type="float" office:value="-15.653559774527">
            <text:p>-15.6535597745</text:p>
          </table:table-cell>
          <table:table-cell table:formula="of:=VALUE(TRIM(INDIRECT(ADDRESS(16;3;4))))" office:value-type="float" office:value="-15.352529778863">
            <text:p>-15.3525297789</text:p>
          </table:table-cell>
          <table:table-cell table:formula="of:=VALUE(TRIM(INDIRECT(ADDRESS(16;4;4))))" office:value-type="float" office:value="-15.0514997831991">
            <text:p>-15.0514997832</text:p>
          </table:table-cell>
          <table:table-cell table:formula="of:=VALUE(TRIM(INDIRECT(ADDRESS(16;5;4))))" office:value-type="float" office:value="-15.1764385198074">
            <text:p>-15.1764385198</text:p>
          </table:table-cell>
          <table:table-cell table:formula="of:=VALUE(TRIM(INDIRECT(ADDRESS(16;6;4))))" office:value-type="float" office:value="-15.1764385198074">
            <text:p>-15.1764385198</text:p>
          </table:table-cell>
          <table:table-cell table:formula="of:=VALUE(TRIM(INDIRECT(ADDRESS(16;7;4))))" office:value-type="float" office:value="-3.61619677700304">
            <text:p>-3.616196777</text:p>
          </table:table-cell>
          <table:table-cell table:formula="of:=VALUE(TRIM(INDIRECT(ADDRESS(16;8;4))))" office:value-type="float" office:value="-15.352529778863">
            <text:p>-15.3525297789</text:p>
          </table:table-cell>
        </table:table-row>
        <table:table-row table:style-name="ro2">
          <table:table-cell/>
          <table:table-cell table:formula="of:=VALUE(TRIM(INDIRECT(ADDRESS(17;2;4))))" office:value-type="float" office:value="-4.39808078003661">
            <text:p>-4.39808078</text:p>
          </table:table-cell>
          <table:table-cell table:formula="of:=VALUE(TRIM(INDIRECT(ADDRESS(17;3;4))))" office:value-type="float" office:value="-4.39808078003661">
            <text:p>-4.39808078</text:p>
          </table:table-cell>
          <table:table-cell table:formula="of:=VALUE(TRIM(INDIRECT(ADDRESS(17;4;4))))" office:value-type="float" office:value="-13.9633636944985">
            <text:p>-13.9633636945</text:p>
          </table:table-cell>
          <table:table-cell table:formula="of:=VALUE(TRIM(INDIRECT(ADDRESS(17;5;4))))" office:value-type="float" office:value="-15.653559774527">
            <text:p>-15.6535597745</text:p>
          </table:table-cell>
          <table:table-cell table:formula="of:=VALUE(TRIM(INDIRECT(ADDRESS(17;6;4))))" office:value-type="float" office:value="-15.653559774527">
            <text:p>-15.6535597745</text:p>
          </table:table-cell>
          <table:table-cell table:formula="of:=VALUE(TRIM(INDIRECT(ADDRESS(17;7;4))))" office:value-type="float" office:value="-3.01269029594395">
            <text:p>-3.0126902959</text:p>
          </table:table-cell>
          <table:table-cell table:formula="of:=VALUE(TRIM(INDIRECT(ADDRESS(17;8;4))))" office:value-type="float" office:value="-11.4972226736562">
            <text:p>-11.4972226737</text:p>
          </table:table-cell>
        </table:table-row>
        <table:table-row table:style-name="ro2">
          <table:table-cell/>
          <table:table-cell table:formula="of:=VALUE(TRIM(INDIRECT(ADDRESS(18;2;4))))" office:value-type="float" office:value="-1.4308504965739">
            <text:p>-1.4308504966</text:p>
          </table:table-cell>
          <table:table-cell table:formula="of:=VALUE(TRIM(INDIRECT(ADDRESS(18;3;4))))" office:value-type="float" office:value="-1.43085049657393">
            <text:p>-1.4308504966</text:p>
          </table:table-cell>
          <table:table-cell table:formula="of:=VALUE(TRIM(INDIRECT(ADDRESS(18;4;4))))" office:value-type="float" office:value="-14.7945189799861">
            <text:p>-14.79451898</text:p>
          </table:table-cell>
          <table:table-cell table:formula="of:=VALUE(TRIM(INDIRECT(ADDRESS(18;5;4))))" office:value-type="float" office:value="-14.8525109269638">
            <text:p>-14.852510927</text:p>
          </table:table-cell>
          <table:table-cell table:formula="of:=VALUE(TRIM(INDIRECT(ADDRESS(18;6;4))))" office:value-type="float" office:value="-14.8525109269638">
            <text:p>-14.852510927</text:p>
          </table:table-cell>
          <table:table-cell table:formula="of:=VALUE(TRIM(INDIRECT(ADDRESS(18;7;4))))" office:value-type="float" office:value="-2.23866318133611">
            <text:p>-2.2386631813</text:p>
          </table:table-cell>
          <table:table-cell table:formula="of:=VALUE(TRIM(INDIRECT(ADDRESS(18;8;4))))" office:value-type="float" office:value="-1.97499344004725">
            <text:p>-1.974993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formula="of:=RANK(INDIRECT(ADDRESS(20;2;4));INDIRECT(ADDRESS(20;2;4)):INDIRECT(ADDRESS(20;8;4));1)" office:value-type="float" office:value="7">
            <text:p>7</text:p>
          </table:table-cell>
          <table:table-cell table:formula="of:=RANK(INDIRECT(ADDRESS(20;3;4));INDIRECT(ADDRESS(20;2;4)):INDIRECT(ADDRESS(20;8;4));1)" office:value-type="float" office:value="6">
            <text:p>6</text:p>
          </table:table-cell>
          <table:table-cell table:formula="of:=RANK(INDIRECT(ADDRESS(20;4;4));INDIRECT(ADDRESS(20;2;4)):INDIRECT(ADDRESS(20;8;4));1)" office:value-type="float" office:value="3">
            <text:p>3</text:p>
          </table:table-cell>
          <table:table-cell table:formula="of:=RANK(INDIRECT(ADDRESS(20;5;4));INDIRECT(ADDRESS(20;2;4)):INDIRECT(ADDRESS(20;8;4));1)" office:value-type="float" office:value="1">
            <text:p>1</text:p>
          </table:table-cell>
          <table:table-cell table:formula="of:=RANK(INDIRECT(ADDRESS(20;6;4));INDIRECT(ADDRESS(20;2;4)):INDIRECT(ADDRESS(20;8;4));1)" office:value-type="float" office:value="1">
            <text:p>1</text:p>
          </table:table-cell>
          <table:table-cell table:formula="of:=RANK(INDIRECT(ADDRESS(20;7;4));INDIRECT(ADDRESS(20;2;4)):INDIRECT(ADDRESS(20;8;4));1)" office:value-type="float" office:value="5">
            <text:p>5</text:p>
          </table:table-cell>
          <table:table-cell table:formula="of:=RANK(INDIRECT(ADDRESS(20;8;4));INDIRECT(ADDRESS(20;2;4)):INDIRECT(ADDRESS(20;8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1;2;4));INDIRECT(ADDRESS(21;2;4)):INDIRECT(ADDRESS(21;8;4));1)" office:value-type="float" office:value="5">
            <text:p>5</text:p>
          </table:table-cell>
          <table:table-cell table:formula="of:=RANK(INDIRECT(ADDRESS(21;3;4));INDIRECT(ADDRESS(21;2;4)):INDIRECT(ADDRESS(21;8;4));1)" office:value-type="float" office:value="6">
            <text:p>6</text:p>
          </table:table-cell>
          <table:table-cell table:formula="of:=RANK(INDIRECT(ADDRESS(21;4;4));INDIRECT(ADDRESS(21;2;4)):INDIRECT(ADDRESS(21;8;4));1)" office:value-type="float" office:value="4">
            <text:p>4</text:p>
          </table:table-cell>
          <table:table-cell table:formula="of:=RANK(INDIRECT(ADDRESS(21;5;4));INDIRECT(ADDRESS(21;2;4)):INDIRECT(ADDRESS(21;8;4));1)" office:value-type="float" office:value="1">
            <text:p>1</text:p>
          </table:table-cell>
          <table:table-cell table:formula="of:=RANK(INDIRECT(ADDRESS(21;6;4));INDIRECT(ADDRESS(21;2;4)):INDIRECT(ADDRESS(21;8;4));1)" office:value-type="float" office:value="1">
            <text:p>1</text:p>
          </table:table-cell>
          <table:table-cell table:formula="of:=RANK(INDIRECT(ADDRESS(21;7;4));INDIRECT(ADDRESS(21;2;4)):INDIRECT(ADDRESS(21;8;4));1)" office:value-type="float" office:value="7">
            <text:p>7</text:p>
          </table:table-cell>
          <table:table-cell table:formula="of:=RANK(INDIRECT(ADDRESS(21;8;4));INDIRECT(ADDRESS(21;2;4)):INDIRECT(ADDRESS(21;8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2;2;4));INDIRECT(ADDRESS(22;2;4)):INDIRECT(ADDRESS(22;8;4));1)" office:value-type="float" office:value="1">
            <text:p>1</text:p>
          </table:table-cell>
          <table:table-cell table:formula="of:=RANK(INDIRECT(ADDRESS(22;3;4));INDIRECT(ADDRESS(22;2;4)):INDIRECT(ADDRESS(22;8;4));1)" office:value-type="float" office:value="1">
            <text:p>1</text:p>
          </table:table-cell>
          <table:table-cell table:formula="of:=RANK(INDIRECT(ADDRESS(22;4;4));INDIRECT(ADDRESS(22;2;4)):INDIRECT(ADDRESS(22;8;4));1)" office:value-type="float" office:value="6">
            <text:p>6</text:p>
          </table:table-cell>
          <table:table-cell table:formula="of:=RANK(INDIRECT(ADDRESS(22;5;4));INDIRECT(ADDRESS(22;2;4)):INDIRECT(ADDRESS(22;8;4));1)" office:value-type="float" office:value="1">
            <text:p>1</text:p>
          </table:table-cell>
          <table:table-cell table:formula="of:=RANK(INDIRECT(ADDRESS(22;6;4));INDIRECT(ADDRESS(22;2;4)):INDIRECT(ADDRESS(22;8;4));1)" office:value-type="float" office:value="1">
            <text:p>1</text:p>
          </table:table-cell>
          <table:table-cell table:formula="of:=RANK(INDIRECT(ADDRESS(22;7;4));INDIRECT(ADDRESS(22;2;4)):INDIRECT(ADDRESS(22;8;4));1)" office:value-type="float" office:value="7">
            <text:p>7</text:p>
          </table:table-cell>
          <table:table-cell table:formula="of:=RANK(INDIRECT(ADDRESS(22;8;4));INDIRECT(ADDRESS(22;2;4)):INDIRECT(ADDRESS(22;8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3;2;4));INDIRECT(ADDRESS(23;2;4)):INDIRECT(ADDRESS(23;8;4));1)" office:value-type="float" office:value="1">
            <text:p>1</text:p>
          </table:table-cell>
          <table:table-cell table:formula="of:=RANK(INDIRECT(ADDRESS(23;3;4));INDIRECT(ADDRESS(23;2;4)):INDIRECT(ADDRESS(23;8;4));1)" office:value-type="float" office:value="1">
            <text:p>1</text:p>
          </table:table-cell>
          <table:table-cell table:formula="of:=RANK(INDIRECT(ADDRESS(23;4;4));INDIRECT(ADDRESS(23;2;4)):INDIRECT(ADDRESS(23;8;4));1)" office:value-type="float" office:value="5">
            <text:p>5</text:p>
          </table:table-cell>
          <table:table-cell table:formula="of:=RANK(INDIRECT(ADDRESS(23;5;4));INDIRECT(ADDRESS(23;2;4)):INDIRECT(ADDRESS(23;8;4));1)" office:value-type="float" office:value="4">
            <text:p>4</text:p>
          </table:table-cell>
          <table:table-cell table:formula="of:=RANK(INDIRECT(ADDRESS(23;6;4));INDIRECT(ADDRESS(23;2;4)):INDIRECT(ADDRESS(23;8;4));1)" office:value-type="float" office:value="1">
            <text:p>1</text:p>
          </table:table-cell>
          <table:table-cell table:formula="of:=RANK(INDIRECT(ADDRESS(23;7;4));INDIRECT(ADDRESS(23;2;4)):INDIRECT(ADDRESS(23;8;4));1)" office:value-type="float" office:value="7">
            <text:p>7</text:p>
          </table:table-cell>
          <table:table-cell table:formula="of:=RANK(INDIRECT(ADDRESS(23;8;4));INDIRECT(ADDRESS(23;2;4)):INDIRECT(ADDRESS(23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4;2;4));INDIRECT(ADDRESS(24;2;4)):INDIRECT(ADDRESS(24;8;4));1)" office:value-type="float" office:value="1">
            <text:p>1</text:p>
          </table:table-cell>
          <table:table-cell table:formula="of:=RANK(INDIRECT(ADDRESS(24;3;4));INDIRECT(ADDRESS(24;2;4)):INDIRECT(ADDRESS(24;8;4));1)" office:value-type="float" office:value="1">
            <text:p>1</text:p>
          </table:table-cell>
          <table:table-cell table:formula="of:=RANK(INDIRECT(ADDRESS(24;4;4));INDIRECT(ADDRESS(24;2;4)):INDIRECT(ADDRESS(24;8;4));1)" office:value-type="float" office:value="6">
            <text:p>6</text:p>
          </table:table-cell>
          <table:table-cell table:formula="of:=RANK(INDIRECT(ADDRESS(24;5;4));INDIRECT(ADDRESS(24;2;4)):INDIRECT(ADDRESS(24;8;4));1)" office:value-type="float" office:value="1">
            <text:p>1</text:p>
          </table:table-cell>
          <table:table-cell table:formula="of:=RANK(INDIRECT(ADDRESS(24;6;4));INDIRECT(ADDRESS(24;2;4)):INDIRECT(ADDRESS(24;8;4));1)" office:value-type="float" office:value="1">
            <text:p>1</text:p>
          </table:table-cell>
          <table:table-cell table:formula="of:=RANK(INDIRECT(ADDRESS(24;7;4));INDIRECT(ADDRESS(24;2;4)):INDIRECT(ADDRESS(24;8;4));1)" office:value-type="float" office:value="7">
            <text:p>7</text:p>
          </table:table-cell>
          <table:table-cell table:formula="of:=RANK(INDIRECT(ADDRESS(24;8;4));INDIRECT(ADDRESS(24;2;4)):INDIRECT(ADDRESS(24;8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25;2;4));INDIRECT(ADDRESS(25;2;4)):INDIRECT(ADDRESS(25;8;4));1)" office:value-type="float" office:value="1">
            <text:p>1</text:p>
          </table:table-cell>
          <table:table-cell table:formula="of:=RANK(INDIRECT(ADDRESS(25;3;4));INDIRECT(ADDRESS(25;2;4)):INDIRECT(ADDRESS(25;8;4));1)" office:value-type="float" office:value="1">
            <text:p>1</text:p>
          </table:table-cell>
          <table:table-cell table:formula="of:=RANK(INDIRECT(ADDRESS(25;4;4));INDIRECT(ADDRESS(25;2;4)):INDIRECT(ADDRESS(25;8;4));1)" office:value-type="float" office:value="5">
            <text:p>5</text:p>
          </table:table-cell>
          <table:table-cell table:formula="of:=RANK(INDIRECT(ADDRESS(25;5;4));INDIRECT(ADDRESS(25;2;4)):INDIRECT(ADDRESS(25;8;4));1)" office:value-type="float" office:value="1">
            <text:p>1</text:p>
          </table:table-cell>
          <table:table-cell table:formula="of:=RANK(INDIRECT(ADDRESS(25;6;4));INDIRECT(ADDRESS(25;2;4)):INDIRECT(ADDRESS(25;8;4));1)" office:value-type="float" office:value="1">
            <text:p>1</text:p>
          </table:table-cell>
          <table:table-cell table:formula="of:=RANK(INDIRECT(ADDRESS(25;7;4));INDIRECT(ADDRESS(25;2;4)):INDIRECT(ADDRESS(25;8;4));1)" office:value-type="float" office:value="7">
            <text:p>7</text:p>
          </table:table-cell>
          <table:table-cell table:formula="of:=RANK(INDIRECT(ADDRESS(25;8;4));INDIRECT(ADDRESS(25;2;4)):INDIRECT(ADDRESS(25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6;2;4));INDIRECT(ADDRESS(26;2;4)):INDIRECT(ADDRESS(26;8;4));1)" office:value-type="float" office:value="1">
            <text:p>1</text:p>
          </table:table-cell>
          <table:table-cell table:formula="of:=RANK(INDIRECT(ADDRESS(26;3;4));INDIRECT(ADDRESS(26;2;4)):INDIRECT(ADDRESS(26;8;4));1)" office:value-type="float" office:value="1">
            <text:p>1</text:p>
          </table:table-cell>
          <table:table-cell table:formula="of:=RANK(INDIRECT(ADDRESS(26;4;4));INDIRECT(ADDRESS(26;2;4)):INDIRECT(ADDRESS(26;8;4));1)" office:value-type="float" office:value="5">
            <text:p>5</text:p>
          </table:table-cell>
          <table:table-cell table:formula="of:=RANK(INDIRECT(ADDRESS(26;5;4));INDIRECT(ADDRESS(26;2;4)):INDIRECT(ADDRESS(26;8;4));1)" office:value-type="float" office:value="4">
            <text:p>4</text:p>
          </table:table-cell>
          <table:table-cell table:formula="of:=RANK(INDIRECT(ADDRESS(26;6;4));INDIRECT(ADDRESS(26;2;4)):INDIRECT(ADDRESS(26;8;4));1)" office:value-type="float" office:value="1">
            <text:p>1</text:p>
          </table:table-cell>
          <table:table-cell table:formula="of:=RANK(INDIRECT(ADDRESS(26;7;4));INDIRECT(ADDRESS(26;2;4)):INDIRECT(ADDRESS(26;8;4));1)" office:value-type="float" office:value="7">
            <text:p>7</text:p>
          </table:table-cell>
          <table:table-cell table:formula="of:=RANK(INDIRECT(ADDRESS(26;8;4));INDIRECT(ADDRESS(26;2;4)):INDIRECT(ADDRESS(26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7;2;4));INDIRECT(ADDRESS(27;2;4)):INDIRECT(ADDRESS(27;8;4));1)" office:value-type="float" office:value="5">
            <text:p>5</text:p>
          </table:table-cell>
          <table:table-cell table:formula="of:=RANK(INDIRECT(ADDRESS(27;3;4));INDIRECT(ADDRESS(27;2;4)):INDIRECT(ADDRESS(27;8;4));1)" office:value-type="float" office:value="6">
            <text:p>6</text:p>
          </table:table-cell>
          <table:table-cell table:formula="of:=RANK(INDIRECT(ADDRESS(27;4;4));INDIRECT(ADDRESS(27;2;4)):INDIRECT(ADDRESS(27;8;4));1)" office:value-type="float" office:value="3">
            <text:p>3</text:p>
          </table:table-cell>
          <table:table-cell table:formula="of:=RANK(INDIRECT(ADDRESS(27;5;4));INDIRECT(ADDRESS(27;2;4)):INDIRECT(ADDRESS(27;8;4));1)" office:value-type="float" office:value="1">
            <text:p>1</text:p>
          </table:table-cell>
          <table:table-cell table:formula="of:=RANK(INDIRECT(ADDRESS(27;6;4));INDIRECT(ADDRESS(27;2;4)):INDIRECT(ADDRESS(27;8;4));1)" office:value-type="float" office:value="1">
            <text:p>1</text:p>
          </table:table-cell>
          <table:table-cell table:formula="of:=RANK(INDIRECT(ADDRESS(27;7;4));INDIRECT(ADDRESS(27;2;4)):INDIRECT(ADDRESS(27;8;4));1)" office:value-type="float" office:value="7">
            <text:p>7</text:p>
          </table:table-cell>
          <table:table-cell table:formula="of:=RANK(INDIRECT(ADDRESS(27;8;4));INDIRECT(ADDRESS(27;2;4)):INDIRECT(ADDRESS(27;8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8;2;4));INDIRECT(ADDRESS(28;2;4)):INDIRECT(ADDRESS(28;8;4));1)" office:value-type="float" office:value="3">
            <text:p>3</text:p>
          </table:table-cell>
          <table:table-cell table:formula="of:=RANK(INDIRECT(ADDRESS(28;3;4));INDIRECT(ADDRESS(28;2;4)):INDIRECT(ADDRESS(28;8;4));1)" office:value-type="float" office:value="5">
            <text:p>5</text:p>
          </table:table-cell>
          <table:table-cell table:formula="of:=RANK(INDIRECT(ADDRESS(28;4;4));INDIRECT(ADDRESS(28;2;4)):INDIRECT(ADDRESS(28;8;4));1)" office:value-type="float" office:value="4">
            <text:p>4</text:p>
          </table:table-cell>
          <table:table-cell table:formula="of:=RANK(INDIRECT(ADDRESS(28;5;4));INDIRECT(ADDRESS(28;2;4)):INDIRECT(ADDRESS(28;8;4));1)" office:value-type="float" office:value="1">
            <text:p>1</text:p>
          </table:table-cell>
          <table:table-cell table:formula="of:=RANK(INDIRECT(ADDRESS(28;6;4));INDIRECT(ADDRESS(28;2;4)):INDIRECT(ADDRESS(28;8;4));1)" office:value-type="float" office:value="1">
            <text:p>1</text:p>
          </table:table-cell>
          <table:table-cell table:formula="of:=RANK(INDIRECT(ADDRESS(28;7;4));INDIRECT(ADDRESS(28;2;4)):INDIRECT(ADDRESS(28;8;4));1)" office:value-type="float" office:value="7">
            <text:p>7</text:p>
          </table:table-cell>
          <table:table-cell table:formula="of:=RANK(INDIRECT(ADDRESS(28;8;4));INDIRECT(ADDRESS(28;2;4)):INDIRECT(ADDRESS(28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9;2;4));INDIRECT(ADDRESS(29;2;4)):INDIRECT(ADDRESS(29;8;4));1)" office:value-type="float" office:value="1">
            <text:p>1</text:p>
          </table:table-cell>
          <table:table-cell table:formula="of:=RANK(INDIRECT(ADDRESS(29;3;4));INDIRECT(ADDRESS(29;2;4)):INDIRECT(ADDRESS(29;8;4));1)" office:value-type="float" office:value="1">
            <text:p>1</text:p>
          </table:table-cell>
          <table:table-cell table:formula="of:=RANK(INDIRECT(ADDRESS(29;4;4));INDIRECT(ADDRESS(29;2;4)):INDIRECT(ADDRESS(29;8;4));1)" office:value-type="float" office:value="6">
            <text:p>6</text:p>
          </table:table-cell>
          <table:table-cell table:formula="of:=RANK(INDIRECT(ADDRESS(29;5;4));INDIRECT(ADDRESS(29;2;4)):INDIRECT(ADDRESS(29;8;4));1)" office:value-type="float" office:value="4">
            <text:p>4</text:p>
          </table:table-cell>
          <table:table-cell table:formula="of:=RANK(INDIRECT(ADDRESS(29;6;4));INDIRECT(ADDRESS(29;2;4)):INDIRECT(ADDRESS(29;8;4));1)" office:value-type="float" office:value="1">
            <text:p>1</text:p>
          </table:table-cell>
          <table:table-cell table:formula="of:=RANK(INDIRECT(ADDRESS(29;7;4));INDIRECT(ADDRESS(29;2;4)):INDIRECT(ADDRESS(29;8;4));1)" office:value-type="float" office:value="7">
            <text:p>7</text:p>
          </table:table-cell>
          <table:table-cell table:formula="of:=RANK(INDIRECT(ADDRESS(29;8;4));INDIRECT(ADDRESS(29;2;4)):INDIRECT(ADDRESS(29;8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0;2;4));INDIRECT(ADDRESS(30;2;4)):INDIRECT(ADDRESS(30;8;4));1)" office:value-type="float" office:value="6">
            <text:p>6</text:p>
          </table:table-cell>
          <table:table-cell table:formula="of:=RANK(INDIRECT(ADDRESS(30;3;4));INDIRECT(ADDRESS(30;2;4)):INDIRECT(ADDRESS(30;8;4));1)" office:value-type="float" office:value="5">
            <text:p>5</text:p>
          </table:table-cell>
          <table:table-cell table:formula="of:=RANK(INDIRECT(ADDRESS(30;4;4));INDIRECT(ADDRESS(30;2;4)):INDIRECT(ADDRESS(30;8;4));1)" office:value-type="float" office:value="3">
            <text:p>3</text:p>
          </table:table-cell>
          <table:table-cell table:formula="of:=RANK(INDIRECT(ADDRESS(30;5;4));INDIRECT(ADDRESS(30;2;4)):INDIRECT(ADDRESS(30;8;4));1)" office:value-type="float" office:value="1">
            <text:p>1</text:p>
          </table:table-cell>
          <table:table-cell table:formula="of:=RANK(INDIRECT(ADDRESS(30;6;4));INDIRECT(ADDRESS(30;2;4)):INDIRECT(ADDRESS(30;8;4));1)" office:value-type="float" office:value="2">
            <text:p>2</text:p>
          </table:table-cell>
          <table:table-cell table:formula="of:=RANK(INDIRECT(ADDRESS(30;7;4));INDIRECT(ADDRESS(30;2;4)):INDIRECT(ADDRESS(30;8;4));1)" office:value-type="float" office:value="7">
            <text:p>7</text:p>
          </table:table-cell>
          <table:table-cell table:formula="of:=RANK(INDIRECT(ADDRESS(30;8;4));INDIRECT(ADDRESS(30;2;4)):INDIRECT(ADDRESS(30;8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1;2;4));INDIRECT(ADDRESS(31;2;4)):INDIRECT(ADDRESS(31;8;4));1)" office:value-type="float" office:value="1">
            <text:p>1</text:p>
          </table:table-cell>
          <table:table-cell table:formula="of:=RANK(INDIRECT(ADDRESS(31;3;4));INDIRECT(ADDRESS(31;2;4)):INDIRECT(ADDRESS(31;8;4));1)" office:value-type="float" office:value="1">
            <text:p>1</text:p>
          </table:table-cell>
          <table:table-cell table:formula="of:=RANK(INDIRECT(ADDRESS(31;4;4));INDIRECT(ADDRESS(31;2;4)):INDIRECT(ADDRESS(31;8;4));1)" office:value-type="float" office:value="6">
            <text:p>6</text:p>
          </table:table-cell>
          <table:table-cell table:formula="of:=RANK(INDIRECT(ADDRESS(31;5;4));INDIRECT(ADDRESS(31;2;4)):INDIRECT(ADDRESS(31;8;4));1)" office:value-type="float" office:value="1">
            <text:p>1</text:p>
          </table:table-cell>
          <table:table-cell table:formula="of:=RANK(INDIRECT(ADDRESS(31;6;4));INDIRECT(ADDRESS(31;2;4)):INDIRECT(ADDRESS(31;8;4));1)" office:value-type="float" office:value="1">
            <text:p>1</text:p>
          </table:table-cell>
          <table:table-cell table:formula="of:=RANK(INDIRECT(ADDRESS(31;7;4));INDIRECT(ADDRESS(31;2;4)):INDIRECT(ADDRESS(31;8;4));1)" office:value-type="float" office:value="7">
            <text:p>7</text:p>
          </table:table-cell>
          <table:table-cell table:formula="of:=RANK(INDIRECT(ADDRESS(31;8;4));INDIRECT(ADDRESS(31;2;4)):INDIRECT(ADDRESS(31;8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2;2;4));INDIRECT(ADDRESS(32;2;4)):INDIRECT(ADDRESS(32;8;4));1)" office:value-type="float" office:value="1">
            <text:p>1</text:p>
          </table:table-cell>
          <table:table-cell table:formula="of:=RANK(INDIRECT(ADDRESS(32;3;4));INDIRECT(ADDRESS(32;2;4)):INDIRECT(ADDRESS(32;8;4));1)" office:value-type="float" office:value="1">
            <text:p>1</text:p>
          </table:table-cell>
          <table:table-cell table:formula="of:=RANK(INDIRECT(ADDRESS(32;4;4));INDIRECT(ADDRESS(32;2;4)):INDIRECT(ADDRESS(32;8;4));1)" office:value-type="float" office:value="6">
            <text:p>6</text:p>
          </table:table-cell>
          <table:table-cell table:formula="of:=RANK(INDIRECT(ADDRESS(32;5;4));INDIRECT(ADDRESS(32;2;4)):INDIRECT(ADDRESS(32;8;4));1)" office:value-type="float" office:value="1">
            <text:p>1</text:p>
          </table:table-cell>
          <table:table-cell table:formula="of:=RANK(INDIRECT(ADDRESS(32;6;4));INDIRECT(ADDRESS(32;2;4)):INDIRECT(ADDRESS(32;8;4));1)" office:value-type="float" office:value="1">
            <text:p>1</text:p>
          </table:table-cell>
          <table:table-cell table:formula="of:=RANK(INDIRECT(ADDRESS(32;7;4));INDIRECT(ADDRESS(32;2;4)):INDIRECT(ADDRESS(32;8;4));1)" office:value-type="float" office:value="7">
            <text:p>7</text:p>
          </table:table-cell>
          <table:table-cell table:formula="of:=RANK(INDIRECT(ADDRESS(32;8;4));INDIRECT(ADDRESS(32;2;4)):INDIRECT(ADDRESS(32;8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3;2;4));INDIRECT(ADDRESS(33;2;4)):INDIRECT(ADDRESS(33;8;4));1)" office:value-type="float" office:value="1">
            <text:p>1</text:p>
          </table:table-cell>
          <table:table-cell table:formula="of:=RANK(INDIRECT(ADDRESS(33;3;4));INDIRECT(ADDRESS(33;2;4)):INDIRECT(ADDRESS(33;8;4));1)" office:value-type="float" office:value="1">
            <text:p>1</text:p>
          </table:table-cell>
          <table:table-cell table:formula="of:=RANK(INDIRECT(ADDRESS(33;4;4));INDIRECT(ADDRESS(33;2;4)):INDIRECT(ADDRESS(33;8;4));1)" office:value-type="float" office:value="1">
            <text:p>1</text:p>
          </table:table-cell>
          <table:table-cell table:formula="of:=RANK(INDIRECT(ADDRESS(33;5;4));INDIRECT(ADDRESS(33;2;4)):INDIRECT(ADDRESS(33;8;4));1)" office:value-type="float" office:value="1">
            <text:p>1</text:p>
          </table:table-cell>
          <table:table-cell table:formula="of:=RANK(INDIRECT(ADDRESS(33;6;4));INDIRECT(ADDRESS(33;2;4)):INDIRECT(ADDRESS(33;8;4));1)" office:value-type="float" office:value="1">
            <text:p>1</text:p>
          </table:table-cell>
          <table:table-cell table:formula="of:=RANK(INDIRECT(ADDRESS(33;7;4));INDIRECT(ADDRESS(33;2;4)):INDIRECT(ADDRESS(33;8;4));1)" office:value-type="float" office:value="7">
            <text:p>7</text:p>
          </table:table-cell>
          <table:table-cell table:formula="of:=RANK(INDIRECT(ADDRESS(33;8;4));INDIRECT(ADDRESS(33;2;4)):INDIRECT(ADDRESS(33;8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4;2;4));INDIRECT(ADDRESS(34;2;4)):INDIRECT(ADDRESS(34;8;4));1)" office:value-type="float" office:value="1">
            <text:p>1</text:p>
          </table:table-cell>
          <table:table-cell table:formula="of:=RANK(INDIRECT(ADDRESS(34;3;4));INDIRECT(ADDRESS(34;2;4)):INDIRECT(ADDRESS(34;8;4));1)" office:value-type="float" office:value="2">
            <text:p>2</text:p>
          </table:table-cell>
          <table:table-cell table:formula="of:=RANK(INDIRECT(ADDRESS(34;4;4));INDIRECT(ADDRESS(34;2;4)):INDIRECT(ADDRESS(34;8;4));1)" office:value-type="float" office:value="6">
            <text:p>6</text:p>
          </table:table-cell>
          <table:table-cell table:formula="of:=RANK(INDIRECT(ADDRESS(34;5;4));INDIRECT(ADDRESS(34;2;4)):INDIRECT(ADDRESS(34;8;4));1)" office:value-type="float" office:value="4">
            <text:p>4</text:p>
          </table:table-cell>
          <table:table-cell table:formula="of:=RANK(INDIRECT(ADDRESS(34;6;4));INDIRECT(ADDRESS(34;2;4)):INDIRECT(ADDRESS(34;8;4));1)" office:value-type="float" office:value="4">
            <text:p>4</text:p>
          </table:table-cell>
          <table:table-cell table:formula="of:=RANK(INDIRECT(ADDRESS(34;7;4));INDIRECT(ADDRESS(34;2;4)):INDIRECT(ADDRESS(34;8;4));1)" office:value-type="float" office:value="7">
            <text:p>7</text:p>
          </table:table-cell>
          <table:table-cell table:formula="of:=RANK(INDIRECT(ADDRESS(34;8;4));INDIRECT(ADDRESS(34;2;4)):INDIRECT(ADDRESS(34;8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5;2;4));INDIRECT(ADDRESS(35;2;4)):INDIRECT(ADDRESS(35;8;4));1)" office:value-type="float" office:value="5">
            <text:p>5</text:p>
          </table:table-cell>
          <table:table-cell table:formula="of:=RANK(INDIRECT(ADDRESS(35;3;4));INDIRECT(ADDRESS(35;2;4)):INDIRECT(ADDRESS(35;8;4));1)" office:value-type="float" office:value="5">
            <text:p>5</text:p>
          </table:table-cell>
          <table:table-cell table:formula="of:=RANK(INDIRECT(ADDRESS(35;4;4));INDIRECT(ADDRESS(35;2;4)):INDIRECT(ADDRESS(35;8;4));1)" office:value-type="float" office:value="3">
            <text:p>3</text:p>
          </table:table-cell>
          <table:table-cell table:formula="of:=RANK(INDIRECT(ADDRESS(35;5;4));INDIRECT(ADDRESS(35;2;4)):INDIRECT(ADDRESS(35;8;4));1)" office:value-type="float" office:value="1">
            <text:p>1</text:p>
          </table:table-cell>
          <table:table-cell table:formula="of:=RANK(INDIRECT(ADDRESS(35;6;4));INDIRECT(ADDRESS(35;2;4)):INDIRECT(ADDRESS(35;8;4));1)" office:value-type="float" office:value="1">
            <text:p>1</text:p>
          </table:table-cell>
          <table:table-cell table:formula="of:=RANK(INDIRECT(ADDRESS(35;7;4));INDIRECT(ADDRESS(35;2;4)):INDIRECT(ADDRESS(35;8;4));1)" office:value-type="float" office:value="7">
            <text:p>7</text:p>
          </table:table-cell>
          <table:table-cell table:formula="of:=RANK(INDIRECT(ADDRESS(35;8;4));INDIRECT(ADDRESS(35;2;4)):INDIRECT(ADDRESS(35;8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6;2;4));INDIRECT(ADDRESS(36;2;4)):INDIRECT(ADDRESS(36;8;4));1)" office:value-type="float" office:value="7">
            <text:p>7</text:p>
          </table:table-cell>
          <table:table-cell table:formula="of:=RANK(INDIRECT(ADDRESS(36;3;4));INDIRECT(ADDRESS(36;2;4)):INDIRECT(ADDRESS(36;8;4));1)" office:value-type="float" office:value="6">
            <text:p>6</text:p>
          </table:table-cell>
          <table:table-cell table:formula="of:=RANK(INDIRECT(ADDRESS(36;4;4));INDIRECT(ADDRESS(36;2;4)):INDIRECT(ADDRESS(36;8;4));1)" office:value-type="float" office:value="3">
            <text:p>3</text:p>
          </table:table-cell>
          <table:table-cell table:formula="of:=RANK(INDIRECT(ADDRESS(36;5;4));INDIRECT(ADDRESS(36;2;4)):INDIRECT(ADDRESS(36;8;4));1)" office:value-type="float" office:value="1">
            <text:p>1</text:p>
          </table:table-cell>
          <table:table-cell table:formula="of:=RANK(INDIRECT(ADDRESS(36;6;4));INDIRECT(ADDRESS(36;2;4)):INDIRECT(ADDRESS(36;8;4));1)" office:value-type="float" office:value="1">
            <text:p>1</text:p>
          </table:table-cell>
          <table:table-cell table:formula="of:=RANK(INDIRECT(ADDRESS(36;7;4));INDIRECT(ADDRESS(36;2;4)):INDIRECT(ADDRESS(36;8;4));1)" office:value-type="float" office:value="4">
            <text:p>4</text:p>
          </table:table-cell>
          <table:table-cell table:formula="of:=RANK(INDIRECT(ADDRESS(36;8;4));INDIRECT(ADDRESS(36;2;4)):INDIRECT(ADDRESS(36;8;4));1)" office:value-type="float" office:value="5">
            <text:p>5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38;2;4)):INDIRECT(ADDRESS(54;2;4)))" office:value-type="float" office:value="2.82352941176471">
            <text:p>2.8235294118</text:p>
          </table:table-cell>
          <table:table-cell table:formula="of:=AVERAGE(INDIRECT(ADDRESS(38;3;4)):INDIRECT(ADDRESS(54;3;4)))" office:value-type="float" office:value="2.94117647058824">
            <text:p>2.9411764706</text:p>
          </table:table-cell>
          <table:table-cell table:formula="of:=AVERAGE(INDIRECT(ADDRESS(38;4;4)):INDIRECT(ADDRESS(54;4;4)))" office:value-type="float" office:value="4.41176470588235">
            <text:p>4.4117647059</text:p>
          </table:table-cell>
          <table:table-cell table:formula="of:=AVERAGE(INDIRECT(ADDRESS(38;5;4)):INDIRECT(ADDRESS(54;5;4)))" office:value-type="float" office:value="1.70588235294118">
            <text:p>1.7058823529</text:p>
          </table:table-cell>
          <table:table-cell table:formula="of:=AVERAGE(INDIRECT(ADDRESS(38;6;4)):INDIRECT(ADDRESS(54;6;4)))" office:value-type="float" office:value="1.23529411764706">
            <text:p>1.2352941176</text:p>
          </table:table-cell>
          <table:table-cell table:formula="of:=AVERAGE(INDIRECT(ADDRESS(38;7;4)):INDIRECT(ADDRESS(54;7;4)))" office:value-type="float" office:value="6.70588235294118">
            <text:p>6.7058823529</text:p>
          </table:table-cell>
          <table:table-cell table:formula="of:=AVERAGE(INDIRECT(ADDRESS(38;8;4)):INDIRECT(ADDRESS(54;8;4)))" office:value-type="float" office:value="3.76470588235294">
            <text:p>3.7647058824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55;2;4));INDIRECT(ADDRESS(55;2;4)):INDIRECT(ADDRESS(55;8;4));1)" office:value-type="float" office:value="3">
            <text:p>3</text:p>
          </table:table-cell>
          <table:table-cell table:formula="of:=RANK(INDIRECT(ADDRESS(55;3;4));INDIRECT(ADDRESS(55;2;4)):INDIRECT(ADDRESS(55;8;4));1)" office:value-type="float" office:value="4">
            <text:p>4</text:p>
          </table:table-cell>
          <table:table-cell table:formula="of:=RANK(INDIRECT(ADDRESS(55;4;4));INDIRECT(ADDRESS(55;2;4)):INDIRECT(ADDRESS(55;8;4));1)" office:value-type="float" office:value="6">
            <text:p>6</text:p>
          </table:table-cell>
          <table:table-cell table:formula="of:=RANK(INDIRECT(ADDRESS(55;5;4));INDIRECT(ADDRESS(55;2;4)):INDIRECT(ADDRESS(55;8;4));1)" office:value-type="float" office:value="2">
            <text:p>2</text:p>
          </table:table-cell>
          <table:table-cell table:formula="of:=RANK(INDIRECT(ADDRESS(55;6;4));INDIRECT(ADDRESS(55;2;4)):INDIRECT(ADDRESS(55;8;4));1)" office:value-type="float" office:value="1">
            <text:p>1</text:p>
          </table:table-cell>
          <table:table-cell table:formula="of:=RANK(INDIRECT(ADDRESS(55;7;4));INDIRECT(ADDRESS(55;2;4)):INDIRECT(ADDRESS(55;8;4));1)" office:value-type="float" office:value="7">
            <text:p>7</text:p>
          </table:table-cell>
          <table:table-cell table:formula="of:=RANK(INDIRECT(ADDRESS(55;8;4));INDIRECT(ADDRESS(55;2;4)):INDIRECT(ADDRESS(55;8;4));1)" office:value-type="float" office:value="5">
            <text:p>5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7" office:value-type="float" office:value="0.136147094301073">
            <text:p>0.136147094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55;2;4)):INDIRECT(ADDRESS(55;8;4)))+INDIRECT(ADDRESS(57;2;4))" office:value-type="float" office:value="1.37144121194813">
            <text:p>1.3714412119</text:p>
          </table:table-cell>
          <table:table-cell table:formula="of:=MIN(INDIRECT(ADDRESS(55;2;4)):INDIRECT(ADDRESS(55;8;4)))+INDIRECT(ADDRESS(57;3;4))" office:value-type="float" office:value="1.37144121194813">
            <text:p>1.3714412119</text:p>
          </table:table-cell>
          <table:table-cell table:formula="of:=MIN(INDIRECT(ADDRESS(55;2;4)):INDIRECT(ADDRESS(55;8;4)))+INDIRECT(ADDRESS(57;4;4))" office:value-type="float" office:value="1.37144121194813">
            <text:p>1.3714412119</text:p>
          </table:table-cell>
          <table:table-cell table:formula="of:=MIN(INDIRECT(ADDRESS(55;2;4)):INDIRECT(ADDRESS(55;8;4)))+INDIRECT(ADDRESS(57;5;4))" office:value-type="float" office:value="1.37144121194813">
            <text:p>1.3714412119</text:p>
          </table:table-cell>
          <table:table-cell table:formula="of:=MIN(INDIRECT(ADDRESS(55;2;4)):INDIRECT(ADDRESS(55;8;4)))+INDIRECT(ADDRESS(57;6;4))" office:value-type="float" office:value="1.37144121194813">
            <text:p>1.3714412119</text:p>
          </table:table-cell>
          <table:table-cell table:formula="of:=MIN(INDIRECT(ADDRESS(55;2;4)):INDIRECT(ADDRESS(55;8;4)))+INDIRECT(ADDRESS(57;7;4))" office:value-type="float" office:value="1.37144121194813">
            <text:p>1.3714412119</text:p>
          </table:table-cell>
          <table:table-cell table:formula="of:=MIN(INDIRECT(ADDRESS(55;2;4)):INDIRECT(ADDRESS(55;8;4)))+INDIRECT(ADDRESS(57;8;4))" office:value-type="float" office:value="1.37144121194813">
            <text:p>1.3714412119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58;2;4))&gt;INDIRECT(ADDRESS(55;2;4));1;0)" office:value-type="float" office:value="0">
            <text:p>0</text:p>
          </table:table-cell>
          <table:table-cell table:formula="of:=IF(INDIRECT(ADDRESS(58;3;4))&gt;INDIRECT(ADDRESS(55;3;4));1;0)" office:value-type="float" office:value="0">
            <text:p>0</text:p>
          </table:table-cell>
          <table:table-cell table:formula="of:=IF(INDIRECT(ADDRESS(58;4;4))&gt;INDIRECT(ADDRESS(55;4;4));1;0)" office:value-type="float" office:value="0">
            <text:p>0</text:p>
          </table:table-cell>
          <table:table-cell table:formula="of:=IF(INDIRECT(ADDRESS(58;5;4))&gt;INDIRECT(ADDRESS(55;5;4));1;0)" office:value-type="float" office:value="0">
            <text:p>0</text:p>
          </table:table-cell>
          <table:table-cell table:formula="of:=IF(INDIRECT(ADDRESS(58;6;4))&gt;INDIRECT(ADDRESS(55;6;4));1;0)" office:value-type="float" office:value="1">
            <text:p>1</text:p>
          </table:table-cell>
          <table:table-cell table:formula="of:=IF(INDIRECT(ADDRESS(58;7;4))&gt;INDIRECT(ADDRESS(55;7;4));1;0)" office:value-type="float" office:value="0">
            <text:p>0</text:p>
          </table:table-cell>
          <table:table-cell table:formula="of:=IF(INDIRECT(ADDRESS(58;8;4))&gt;INDIRECT(ADDRESS(55;8;4));1;0)" office:value-type="float" office:value="0">
            <text:p>0</text:p>
          </table:table-cell>
        </table:table-row>
      </table:table>
      <table:table table:name="Estimate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CC</text:p>
          </table:table-cell>
          <table:table-cell office:value-type="string">
            <text:p>CCDoubling</text:p>
          </table:table-cell>
          <table:table-cell office:value-type="string">
            <text:p>AS</text:p>
          </table:table-cell>
          <table:table-cell office:value-type="string">
            <text:p>AGLK</text:p>
          </table:table-cell>
          <table:table-cell office:value-type="string">
            <text:p>Hybr</text:p>
          </table:table-cell>
          <table:table-cell office:value-type="string">
            <text:p>MC</text:p>
          </table:table-cell>
          <table:table-cell office:value-type="string">
            <text:p>TrapData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float" office:value="-3.61235994796777">
            <text:p>-3.612359948</text:p>
          </table:table-cell>
          <table:table-cell office:value-type="float" office:value="-3.41624007081688">
            <text:p>-3.4162400708</text:p>
          </table:table-cell>
          <table:table-cell office:value-type="float" office:value="-13.7224410639348">
            <text:p>-13.7224410639</text:p>
          </table:table-cell>
          <table:table-cell table:number-columns-repeated="2" office:value-type="float" office:value="-14.0398778950801">
            <text:p>-14.0398778951</text:p>
          </table:table-cell>
          <table:table-cell office:value-type="float" office:value="-3.19896999782446">
            <text:p>-3.1989699978</text:p>
          </table:table-cell>
          <table:table-cell office:value-type="float" office:value="-6.67160246027322">
            <text:p>-6.6716024603</text:p>
          </table:table-cell>
        </table:table-row>
        <table:table-row table:style-name="ro2">
          <table:table-cell office:value-type="string">
            <text:p>Abs</text:p>
          </table:table-cell>
          <table:table-cell office:value-type="float" office:value="-6.72757000188634">
            <text:p>-6.7275700019</text:p>
          </table:table-cell>
          <table:table-cell office:value-type="float" office:value="-6.53145005456846">
            <text:p>-6.5314500546</text:p>
          </table:table-cell>
          <table:table-cell office:value-type="float" office:value="-13.7224410639348">
            <text:p>-13.7224410639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43757955995563">
            <text:p>-3.43757956</text:p>
          </table:table-cell>
          <table:table-cell office:value-type="float" office:value="-14.835715623863">
            <text:p>-14.8357156239</text:p>
          </table:table-cell>
        </table:table-row>
        <table:table-row table:style-name="ro2">
          <table:table-cell office:value-type="string">
            <text:p>Lin</text:p>
          </table:table-cell>
          <table:table-cell office:value-type="float" office:value="-15.0514997831991">
            <text:p>-15.0514997832</text:p>
          </table:table-cell>
          <table:table-cell office:value-type="float" office:value="-15.653559774527">
            <text:p>-15.6535597745</text:p>
          </table:table-cell>
          <table:table-cell office:value-type="float" office:value="-13.7224410639348">
            <text:p>-13.7224410639</text:p>
          </table:table-cell>
          <table:table-cell office:value-type="float" office:value="-15.653559774527">
            <text:p>-15.6535597745</text:p>
          </table:table-cell>
          <table:table-cell office:value-type="float" office:value="-15.0514997831991">
            <text:p>-15.0514997832</text:p>
          </table:table-cell>
          <table:table-cell office:value-type="float" office:value="-3.13653341929636">
            <text:p>-3.1365334193</text:p>
          </table:table-cell>
          <table:table-cell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quare</text:p>
          </table:table-cell>
          <table:table-cell office:value-type="float" office:value="-14.8754085241434">
            <text:p>-14.8754085241</text:p>
          </table:table-cell>
          <table:table-cell office:value-type="float" office:value="-15.653559774527">
            <text:p>-15.6535597745</text:p>
          </table:table-cell>
          <table:table-cell office:value-type="float" office:value="-13.7224410639348">
            <text:p>-13.7224410639</text:p>
          </table:table-cell>
          <table:table-cell office:value-type="float" office:value="-15.653559774527">
            <text:p>-15.6535597745</text:p>
          </table:table-cell>
          <table:table-cell office:value-type="float" office:value="-14.8754085241434">
            <text:p>-14.8754085241</text:p>
          </table:table-cell>
          <table:table-cell office:value-type="float" office:value="-3.42337509953223">
            <text:p>-3.4233750995</text:p>
          </table:table-cell>
          <table:table-cell office:value-type="float" office:value="-13.0969705013106">
            <text:p>-13.0969705013</text:p>
          </table:table-cell>
        </table:table-row>
        <table:table-row table:style-name="ro2">
          <table:table-cell office:value-type="string">
            <text:p>Cube</text:p>
          </table:table-cell>
          <table:table-cell office:value-type="float" office:value="-14.8084617345128">
            <text:p>-14.8084617345</text:p>
          </table:table-cell>
          <table:table-cell office:value-type="float" office:value="-15.653559774527">
            <text:p>-15.6535597745</text:p>
          </table:table-cell>
          <table:table-cell office:value-type="float" office:value="-13.7224410639348">
            <text:p>-13.7224410639</text:p>
          </table:table-cell>
          <table:table-cell office:value-type="float" office:value="-15.653559774527">
            <text:p>-15.6535597745</text:p>
          </table:table-cell>
          <table:table-cell office:value-type="float" office:value="-14.8084617345128">
            <text:p>-14.8084617345</text:p>
          </table:table-cell>
          <table:table-cell office:value-type="float" office:value="-3.32051564884222">
            <text:p>-3.3205156488</text:p>
          </table:table-cell>
          <table:table-cell office:value-type="float" office:value="-15.522144013244">
            <text:p>-15.5221440132</text:p>
          </table:table-cell>
        </table:table-row>
        <table:table-row table:style-name="ro2">
          <table:table-cell office:value-type="string">
            <text:p>Quad</text:p>
          </table:table-cell>
          <table:table-cell office:value-type="float" office:value="-14.6993172650877">
            <text:p>-14.6993172651</text:p>
          </table:table-cell>
          <table:table-cell office:value-type="float" office:value="-15.653559774527">
            <text:p>-15.6535597745</text:p>
          </table:table-cell>
          <table:table-cell office:value-type="float" office:value="-13.6578243574775">
            <text:p>-13.6578243575</text:p>
          </table:table-cell>
          <table:table-cell office:value-type="float" office:value="-15.653559774527">
            <text:p>-15.6535597745</text:p>
          </table:table-cell>
          <table:table-cell office:value-type="float" office:value="-14.6993172650877">
            <text:p>-14.6993172651</text:p>
          </table:table-cell>
          <table:table-cell office:value-type="float" office:value="-3.47195936596137">
            <text:p>-3.471959366</text:p>
          </table:table-cell>
          <table:table-cell office:value-type="float" office:value="-12.7955298146835">
            <text:p>-12.7955298147</text:p>
          </table:table-cell>
        </table:table-row>
        <table:table-row table:style-name="ro2">
          <table:table-cell office:value-type="string">
            <text:p>Exp</text:p>
          </table:table-cell>
          <table:table-cell office:value-type="float" office:value="-14.7663394758234">
            <text:p>-14.7663394758</text:p>
          </table:table-cell>
          <table:table-cell office:value-type="float" office:value="-15.653559774527">
            <text:p>-15.6535597745</text:p>
          </table:table-cell>
          <table:table-cell office:value-type="float" office:value="-13.7593251601798">
            <text:p>-13.7593251602</text:p>
          </table:table-cell>
          <table:table-cell office:value-type="float" office:value="-15.653559774527">
            <text:p>-15.6535597745</text:p>
          </table:table-cell>
          <table:table-cell office:value-type="float" office:value="-14.7663394758234">
            <text:p>-14.7663394758</text:p>
          </table:table-cell>
          <table:table-cell office:value-type="float" office:value="-3.45103909087725">
            <text:p>-3.4510390909</text:p>
          </table:table-cell>
          <table:table-cell office:value-type="float" office:value="-13.6999434234548">
            <text:p>-13.6999434235</text:p>
          </table:table-cell>
        </table:table-row>
        <table:table-row table:style-name="ro1">
          <table:table-cell office:value-type="string">
            <text:p>SqrtAbs</text:p>
          </table:table-cell>
          <table:table-cell office:value-type="float" office:value="-5.11294051902512">
            <text:p>-5.112940519</text:p>
          </table:table-cell>
          <table:table-cell office:value-type="float" office:value="-4.91682061221939">
            <text:p>-4.9168206122</text:p>
          </table:table-cell>
          <table:table-cell office:value-type="float" office:value="-13.6532203985733">
            <text:p>-13.6532203986</text:p>
          </table:table-cell>
          <table:table-cell table:number-columns-repeated="2" office:value-type="float" office:value="-13.6798813589006">
            <text:p>-13.6798813589</text:p>
          </table:table-cell>
          <table:table-cell office:value-type="float" office:value="-3.65053218006953">
            <text:p>-3.6505321801</text:p>
          </table:table-cell>
          <table:table-cell office:value-type="float" office:value="-11.2556964866799">
            <text:p>-11.2556964867</text:p>
          </table:table-cell>
        </table:table-row>
        <table:table-row table:style-name="ro1">
          <table:table-cell office:value-type="string">
            <text:p>Runge</text:p>
          </table:table-cell>
          <table:table-cell office:value-type="float" office:value="-13.6226396621942">
            <text:p>-13.6226396622</text:p>
          </table:table-cell>
          <table:table-cell office:value-type="float" office:value="-15.0003472607517">
            <text:p>-15.0003472608</text:p>
          </table:table-cell>
          <table:table-cell office:value-type="float" office:value="-13.6548364763388">
            <text:p>-13.6548364763</text:p>
          </table:table-cell>
          <table:table-cell table:number-columns-repeated="2" office:value-type="float" office:value="-13.688327159711">
            <text:p>-13.6883271597</text:p>
          </table:table-cell>
          <table:table-cell office:value-type="float" office:value="-2.97826505373854">
            <text:p>-2.9782650537</text:p>
          </table:table-cell>
          <table:table-cell office:value-type="float" office:value="-13.2959245160478">
            <text:p>-13.295924516</text:p>
          </table:table-cell>
        </table:table-row>
        <table:table-row table:style-name="ro2">
          <table:table-cell office:value-type="string">
            <text:p>Log</text:p>
          </table:table-cell>
          <table:table-cell office:value-type="float" office:value="-14.8158284425402">
            <text:p>-14.8158284425</text:p>
          </table:table-cell>
          <table:table-cell office:value-type="float" office:value="-15.653559774527">
            <text:p>-15.6535597745</text:p>
          </table:table-cell>
          <table:table-cell office:value-type="float" office:value="-13.6726578145378">
            <text:p>-13.6726578145</text:p>
          </table:table-cell>
          <table:table-cell office:value-type="float" office:value="-15.653559774527">
            <text:p>-15.6535597745</text:p>
          </table:table-cell>
          <table:table-cell office:value-type="float" office:value="-14.8158284425402">
            <text:p>-14.8158284425</text:p>
          </table:table-cell>
          <table:table-cell office:value-type="float" office:value="-3.90284360090901">
            <text:p>-3.9028436009</text:p>
          </table:table-cell>
          <table:table-cell office:value-type="float" office:value="-14.5977668589265">
            <text:p>-14.5977668589</text:p>
          </table:table-cell>
        </table:table-row>
        <table:table-row table:style-name="ro2">
          <table:table-cell office:value-type="string">
            <text:p>XSinXM1</text:p>
          </table:table-cell>
          <table:table-cell office:value-type="float" office:value="-5.56740070136343">
            <text:p>-5.5674007014</text:p>
          </table:table-cell>
          <table:table-cell office:value-type="float" office:value="-5.37131258185149">
            <text:p>-5.3713125819</text:p>
          </table:table-cell>
          <table:table-cell office:value-type="float" office:value="-11.3217219131362">
            <text:p>-11.3217219131</text:p>
          </table:table-cell>
          <table:table-cell office:value-type="float" office:value="-11.0286237869414">
            <text:p>-11.0286237869</text:p>
          </table:table-cell>
          <table:table-cell office:value-type="float" office:value="-11.028150596523">
            <text:p>-11.0281505965</text:p>
          </table:table-cell>
          <table:table-cell office:value-type="float" office:value="-3.34324226943702">
            <text:p>-3.3432422694</text:p>
          </table:table-cell>
          <table:table-cell office:value-type="float" office:value="-8.32351786255193">
            <text:p>-8.3235178626</text:p>
          </table:table-cell>
        </table:table-row>
        <table:table-row table:style-name="ro2">
          <table:table-cell office:value-type="string">
            <text:p>Sin</text:p>
          </table:table-cell>
          <table:table-cell office:value-type="float" office:value="-14.4762885675067">
            <text:p>-14.4762885675</text:p>
          </table:table-cell>
          <table:table-cell office:value-type="float" office:value="-15.653559774527">
            <text:p>-15.6535597745</text:p>
          </table:table-cell>
          <table:table-cell office:value-type="float" office:value="-13.7453679960919">
            <text:p>-13.7453679961</text:p>
          </table:table-cell>
          <table:table-cell office:value-type="float" office:value="-15.653559774527">
            <text:p>-15.6535597745</text:p>
          </table:table-cell>
          <table:table-cell office:value-type="float" office:value="-14.4762885675067">
            <text:p>-14.4762885675</text:p>
          </table:table-cell>
          <table:table-cell office:value-type="float" office:value="-3.18012877908344">
            <text:p>-3.1801287791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AbsIntegral</text:p>
          </table:table-cell>
          <table:table-cell office:value-type="float" office:value="-13.3817181679905">
            <text:p>-13.381718168</text:p>
          </table:table-cell>
          <table:table-cell office:value-type="float" office:value="-15.653559774527">
            <text:p>-15.6535597745</text:p>
          </table:table-cell>
          <table:table-cell office:value-type="float" office:value="-13.7224410639348">
            <text:p>-13.7224410639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54852139373762">
            <text:p>-3.5485213937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Tanh</text:p>
          </table:table-cell>
          <table:table-cell office:value-type="float" office:value="-14.3954793189146">
            <text:p>-14.3954793189</text:p>
          </table:table-cell>
          <table:table-cell office:value-type="float" office:value="-15.653559774527">
            <text:p>-15.6535597745</text:p>
          </table:table-cell>
          <table:table-cell office:value-type="float" office:value="-13.653851314994">
            <text:p>-13.653851315</text:p>
          </table:table-cell>
          <table:table-cell office:value-type="float" office:value="-14.4498746196187">
            <text:p>-14.4498746196</text:p>
          </table:table-cell>
          <table:table-cell office:value-type="float" office:value="-14.3954793189146">
            <text:p>-14.3954793189</text:p>
          </table:table-cell>
          <table:table-cell office:value-type="float" office:value="-3.20923283929238">
            <text:p>-3.2092328393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NormalPDF</text:p>
          </table:table-cell>
          <table:table-cell office:value-type="float" office:value="-13.4810232374451">
            <text:p>-13.4810232374</text:p>
          </table:table-cell>
          <table:table-cell office:value-type="float" office:value="-15.653559774527">
            <text:p>-15.6535597745</text:p>
          </table:table-cell>
          <table:table-cell office:value-type="float" office:value="-13.6516427951742">
            <text:p>-13.6516427952</text:p>
          </table:table-cell>
          <table:table-cell table:number-columns-repeated="2" office:value-type="float" office:value="-13.6658865103968">
            <text:p>-13.6658865104</text:p>
          </table:table-cell>
          <table:table-cell office:value-type="float" office:value="-2.86560500020428">
            <text:p>-2.8656050002</text:p>
          </table:table-cell>
          <table:table-cell office:value-type="float" office:value="-14.6758361692382">
            <text:p>-14.6758361692</text:p>
          </table:table-cell>
        </table:table-row>
        <table:table-row table:style-name="ro1">
          <table:table-cell office:value-type="string">
            <text:p>DeltaPDF</text:p>
          </table:table-cell>
          <table:table-cell office:value-type="float" office:value="-3.93094481801343">
            <text:p>-3.930944818</text:p>
          </table:table-cell>
          <table:table-cell office:value-type="float" office:value="-3.7350174504641">
            <text:p>-3.7350174505</text:p>
          </table:table-cell>
          <table:table-cell office:value-type="float" office:value="-13.7158116836363">
            <text:p>-13.7158116836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2.4945405566043">
            <text:p>-2.4945405566</text:p>
          </table:table-cell>
          <table:table-cell office:value-type="float" office:value="-11.047678565958">
            <text:p>-11.047678566</text:p>
          </table:table-cell>
        </table:table-row>
        <table:table-row table:style-name="ro2">
          <table:table-cell office:value-type="string">
            <text:p>F575</text:p>
          </table:table-cell>
          <table:table-cell office:value-type="float" office:value="1.30150352765361">
            <text:p>1.3015035277</text:p>
          </table:table-cell>
          <table:table-cell office:value-type="float" office:value="-1.71844005861626">
            <text:p>-1.7184400586</text:p>
          </table:table-cell>
          <table:table-cell office:value-type="float" office:value="-13.6542518075966">
            <text:p>-13.6542518076</text:p>
          </table:table-cell>
          <table:table-cell table:number-columns-repeated="2" office:value-type="float" office:value="-13.6555523749366">
            <text:p>-13.6555523749</text:p>
          </table:table-cell>
          <table:table-cell office:value-type="float" office:value="-0.913888506691971">
            <text:p>-0.9138885067</text:p>
          </table:table-cell>
          <table:table-cell office:value-type="float" office:value="-1.41067766998421">
            <text:p>-1.4106776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formula="of:=VALUE(TRIM(INDIRECT(ADDRESS(2;2;4))))" office:value-type="float" office:value="-3.61235994796777">
            <text:p>-3.612359948</text:p>
          </table:table-cell>
          <table:table-cell table:formula="of:=VALUE(TRIM(INDIRECT(ADDRESS(2;3;4))))" office:value-type="float" office:value="-3.41624007081688">
            <text:p>-3.4162400708</text:p>
          </table:table-cell>
          <table:table-cell table:formula="of:=VALUE(TRIM(INDIRECT(ADDRESS(2;4;4))))" office:value-type="float" office:value="-13.7224410639348">
            <text:p>-13.7224410639</text:p>
          </table:table-cell>
          <table:table-cell table:formula="of:=VALUE(TRIM(INDIRECT(ADDRESS(2;5;4))))" office:value-type="float" office:value="-14.0398778950801">
            <text:p>-14.0398778951</text:p>
          </table:table-cell>
          <table:table-cell table:formula="of:=VALUE(TRIM(INDIRECT(ADDRESS(2;6;4))))" office:value-type="float" office:value="-14.0398778950801">
            <text:p>-14.0398778951</text:p>
          </table:table-cell>
          <table:table-cell table:formula="of:=VALUE(TRIM(INDIRECT(ADDRESS(2;7;4))))" office:value-type="float" office:value="-3.19896999782446">
            <text:p>-3.1989699978</text:p>
          </table:table-cell>
          <table:table-cell table:formula="of:=VALUE(TRIM(INDIRECT(ADDRESS(2;8;4))))" office:value-type="float" office:value="-6.67160246027322">
            <text:p>-6.6716024603</text:p>
          </table:table-cell>
        </table:table-row>
        <table:table-row table:style-name="ro2">
          <table:table-cell/>
          <table:table-cell table:formula="of:=VALUE(TRIM(INDIRECT(ADDRESS(3;2;4))))" office:value-type="float" office:value="-6.72757000188634">
            <text:p>-6.7275700019</text:p>
          </table:table-cell>
          <table:table-cell table:formula="of:=VALUE(TRIM(INDIRECT(ADDRESS(3;3;4))))" office:value-type="float" office:value="-6.53145005456846">
            <text:p>-6.5314500546</text:p>
          </table:table-cell>
          <table:table-cell table:formula="of:=VALUE(TRIM(INDIRECT(ADDRESS(3;4;4))))" office:value-type="float" office:value="-13.7224410639348">
            <text:p>-13.7224410639</text:p>
          </table:table-cell>
          <table:table-cell table:formula="of:=VALUE(TRIM(INDIRECT(ADDRESS(3;5;4))))" office:value-type="float" office:value="-15.653559774527">
            <text:p>-15.6535597745</text:p>
          </table:table-cell>
          <table:table-cell table:formula="of:=VALUE(TRIM(INDIRECT(ADDRESS(3;6;4))))" office:value-type="float" office:value="-15.653559774527">
            <text:p>-15.6535597745</text:p>
          </table:table-cell>
          <table:table-cell table:formula="of:=VALUE(TRIM(INDIRECT(ADDRESS(3;7;4))))" office:value-type="float" office:value="-3.43757955995563">
            <text:p>-3.43757956</text:p>
          </table:table-cell>
          <table:table-cell table:formula="of:=VALUE(TRIM(INDIRECT(ADDRESS(3;8;4))))" office:value-type="float" office:value="-14.835715623863">
            <text:p>-14.8357156239</text:p>
          </table:table-cell>
        </table:table-row>
        <table:table-row table:style-name="ro2">
          <table:table-cell/>
          <table:table-cell table:formula="of:=VALUE(TRIM(INDIRECT(ADDRESS(4;2;4))))" office:value-type="float" office:value="-15.0514997831991">
            <text:p>-15.0514997832</text:p>
          </table:table-cell>
          <table:table-cell table:formula="of:=VALUE(TRIM(INDIRECT(ADDRESS(4;3;4))))" office:value-type="float" office:value="-15.653559774527">
            <text:p>-15.6535597745</text:p>
          </table:table-cell>
          <table:table-cell table:formula="of:=VALUE(TRIM(INDIRECT(ADDRESS(4;4;4))))" office:value-type="float" office:value="-13.7224410639348">
            <text:p>-13.7224410639</text:p>
          </table:table-cell>
          <table:table-cell table:formula="of:=VALUE(TRIM(INDIRECT(ADDRESS(4;5;4))))" office:value-type="float" office:value="-15.653559774527">
            <text:p>-15.6535597745</text:p>
          </table:table-cell>
          <table:table-cell table:formula="of:=VALUE(TRIM(INDIRECT(ADDRESS(4;6;4))))" office:value-type="float" office:value="-15.0514997831991">
            <text:p>-15.0514997832</text:p>
          </table:table-cell>
          <table:table-cell table:formula="of:=VALUE(TRIM(INDIRECT(ADDRESS(4;7;4))))" office:value-type="float" office:value="-3.13653341929636">
            <text:p>-3.1365334193</text:p>
          </table:table-cell>
          <table:table-cell table:formula="of:=VALUE(TRIM(INDIRECT(ADDRESS(4;8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5;2;4))))" office:value-type="float" office:value="-14.8754085241434">
            <text:p>-14.8754085241</text:p>
          </table:table-cell>
          <table:table-cell table:formula="of:=VALUE(TRIM(INDIRECT(ADDRESS(5;3;4))))" office:value-type="float" office:value="-15.653559774527">
            <text:p>-15.6535597745</text:p>
          </table:table-cell>
          <table:table-cell table:formula="of:=VALUE(TRIM(INDIRECT(ADDRESS(5;4;4))))" office:value-type="float" office:value="-13.7224410639348">
            <text:p>-13.7224410639</text:p>
          </table:table-cell>
          <table:table-cell table:formula="of:=VALUE(TRIM(INDIRECT(ADDRESS(5;5;4))))" office:value-type="float" office:value="-15.653559774527">
            <text:p>-15.6535597745</text:p>
          </table:table-cell>
          <table:table-cell table:formula="of:=VALUE(TRIM(INDIRECT(ADDRESS(5;6;4))))" office:value-type="float" office:value="-14.8754085241434">
            <text:p>-14.8754085241</text:p>
          </table:table-cell>
          <table:table-cell table:formula="of:=VALUE(TRIM(INDIRECT(ADDRESS(5;7;4))))" office:value-type="float" office:value="-3.42337509953223">
            <text:p>-3.4233750995</text:p>
          </table:table-cell>
          <table:table-cell table:formula="of:=VALUE(TRIM(INDIRECT(ADDRESS(5;8;4))))" office:value-type="float" office:value="-13.0969705013106">
            <text:p>-13.0969705013</text:p>
          </table:table-cell>
        </table:table-row>
        <table:table-row table:style-name="ro2">
          <table:table-cell/>
          <table:table-cell table:formula="of:=VALUE(TRIM(INDIRECT(ADDRESS(6;2;4))))" office:value-type="float" office:value="-14.8084617345128">
            <text:p>-14.8084617345</text:p>
          </table:table-cell>
          <table:table-cell table:formula="of:=VALUE(TRIM(INDIRECT(ADDRESS(6;3;4))))" office:value-type="float" office:value="-15.653559774527">
            <text:p>-15.6535597745</text:p>
          </table:table-cell>
          <table:table-cell table:formula="of:=VALUE(TRIM(INDIRECT(ADDRESS(6;4;4))))" office:value-type="float" office:value="-13.7224410639348">
            <text:p>-13.7224410639</text:p>
          </table:table-cell>
          <table:table-cell table:formula="of:=VALUE(TRIM(INDIRECT(ADDRESS(6;5;4))))" office:value-type="float" office:value="-15.653559774527">
            <text:p>-15.6535597745</text:p>
          </table:table-cell>
          <table:table-cell table:formula="of:=VALUE(TRIM(INDIRECT(ADDRESS(6;6;4))))" office:value-type="float" office:value="-14.8084617345128">
            <text:p>-14.8084617345</text:p>
          </table:table-cell>
          <table:table-cell table:formula="of:=VALUE(TRIM(INDIRECT(ADDRESS(6;7;4))))" office:value-type="float" office:value="-3.32051564884222">
            <text:p>-3.3205156488</text:p>
          </table:table-cell>
          <table:table-cell table:formula="of:=VALUE(TRIM(INDIRECT(ADDRESS(6;8;4))))" office:value-type="float" office:value="-15.522144013244">
            <text:p>-15.5221440132</text:p>
          </table:table-cell>
        </table:table-row>
        <table:table-row table:style-name="ro2">
          <table:table-cell/>
          <table:table-cell table:formula="of:=VALUE(TRIM(INDIRECT(ADDRESS(7;2;4))))" office:value-type="float" office:value="-14.6993172650877">
            <text:p>-14.6993172651</text:p>
          </table:table-cell>
          <table:table-cell table:formula="of:=VALUE(TRIM(INDIRECT(ADDRESS(7;3;4))))" office:value-type="float" office:value="-15.653559774527">
            <text:p>-15.6535597745</text:p>
          </table:table-cell>
          <table:table-cell table:formula="of:=VALUE(TRIM(INDIRECT(ADDRESS(7;4;4))))" office:value-type="float" office:value="-13.6578243574775">
            <text:p>-13.6578243575</text:p>
          </table:table-cell>
          <table:table-cell table:formula="of:=VALUE(TRIM(INDIRECT(ADDRESS(7;5;4))))" office:value-type="float" office:value="-15.653559774527">
            <text:p>-15.6535597745</text:p>
          </table:table-cell>
          <table:table-cell table:formula="of:=VALUE(TRIM(INDIRECT(ADDRESS(7;6;4))))" office:value-type="float" office:value="-14.6993172650877">
            <text:p>-14.6993172651</text:p>
          </table:table-cell>
          <table:table-cell table:formula="of:=VALUE(TRIM(INDIRECT(ADDRESS(7;7;4))))" office:value-type="float" office:value="-3.47195936596137">
            <text:p>-3.471959366</text:p>
          </table:table-cell>
          <table:table-cell table:formula="of:=VALUE(TRIM(INDIRECT(ADDRESS(7;8;4))))" office:value-type="float" office:value="-12.7955298146835">
            <text:p>-12.7955298147</text:p>
          </table:table-cell>
        </table:table-row>
        <table:table-row table:style-name="ro2">
          <table:table-cell/>
          <table:table-cell table:formula="of:=VALUE(TRIM(INDIRECT(ADDRESS(8;2;4))))" office:value-type="float" office:value="-14.7663394758234">
            <text:p>-14.7663394758</text:p>
          </table:table-cell>
          <table:table-cell table:formula="of:=VALUE(TRIM(INDIRECT(ADDRESS(8;3;4))))" office:value-type="float" office:value="-15.653559774527">
            <text:p>-15.6535597745</text:p>
          </table:table-cell>
          <table:table-cell table:formula="of:=VALUE(TRIM(INDIRECT(ADDRESS(8;4;4))))" office:value-type="float" office:value="-13.7593251601798">
            <text:p>-13.7593251602</text:p>
          </table:table-cell>
          <table:table-cell table:formula="of:=VALUE(TRIM(INDIRECT(ADDRESS(8;5;4))))" office:value-type="float" office:value="-15.653559774527">
            <text:p>-15.6535597745</text:p>
          </table:table-cell>
          <table:table-cell table:formula="of:=VALUE(TRIM(INDIRECT(ADDRESS(8;6;4))))" office:value-type="float" office:value="-14.7663394758234">
            <text:p>-14.7663394758</text:p>
          </table:table-cell>
          <table:table-cell table:formula="of:=VALUE(TRIM(INDIRECT(ADDRESS(8;7;4))))" office:value-type="float" office:value="-3.45103909087725">
            <text:p>-3.4510390909</text:p>
          </table:table-cell>
          <table:table-cell table:formula="of:=VALUE(TRIM(INDIRECT(ADDRESS(8;8;4))))" office:value-type="float" office:value="-13.6999434234548">
            <text:p>-13.6999434235</text:p>
          </table:table-cell>
        </table:table-row>
        <table:table-row table:style-name="ro2">
          <table:table-cell/>
          <table:table-cell table:formula="of:=VALUE(TRIM(INDIRECT(ADDRESS(9;2;4))))" office:value-type="float" office:value="-5.11294051902512">
            <text:p>-5.112940519</text:p>
          </table:table-cell>
          <table:table-cell table:formula="of:=VALUE(TRIM(INDIRECT(ADDRESS(9;3;4))))" office:value-type="float" office:value="-4.91682061221939">
            <text:p>-4.9168206122</text:p>
          </table:table-cell>
          <table:table-cell table:formula="of:=VALUE(TRIM(INDIRECT(ADDRESS(9;4;4))))" office:value-type="float" office:value="-13.6532203985733">
            <text:p>-13.6532203986</text:p>
          </table:table-cell>
          <table:table-cell table:formula="of:=VALUE(TRIM(INDIRECT(ADDRESS(9;5;4))))" office:value-type="float" office:value="-13.6798813589006">
            <text:p>-13.6798813589</text:p>
          </table:table-cell>
          <table:table-cell table:formula="of:=VALUE(TRIM(INDIRECT(ADDRESS(9;6;4))))" office:value-type="float" office:value="-13.6798813589006">
            <text:p>-13.6798813589</text:p>
          </table:table-cell>
          <table:table-cell table:formula="of:=VALUE(TRIM(INDIRECT(ADDRESS(9;7;4))))" office:value-type="float" office:value="-3.65053218006953">
            <text:p>-3.6505321801</text:p>
          </table:table-cell>
          <table:table-cell table:formula="of:=VALUE(TRIM(INDIRECT(ADDRESS(9;8;4))))" office:value-type="float" office:value="-11.2556964866799">
            <text:p>-11.2556964867</text:p>
          </table:table-cell>
        </table:table-row>
        <table:table-row table:style-name="ro2">
          <table:table-cell/>
          <table:table-cell table:formula="of:=VALUE(TRIM(INDIRECT(ADDRESS(10;2;4))))" office:value-type="float" office:value="-13.6226396621942">
            <text:p>-13.6226396622</text:p>
          </table:table-cell>
          <table:table-cell table:formula="of:=VALUE(TRIM(INDIRECT(ADDRESS(10;3;4))))" office:value-type="float" office:value="-15.0003472607517">
            <text:p>-15.0003472608</text:p>
          </table:table-cell>
          <table:table-cell table:formula="of:=VALUE(TRIM(INDIRECT(ADDRESS(10;4;4))))" office:value-type="float" office:value="-13.6548364763388">
            <text:p>-13.6548364763</text:p>
          </table:table-cell>
          <table:table-cell table:formula="of:=VALUE(TRIM(INDIRECT(ADDRESS(10;5;4))))" office:value-type="float" office:value="-13.688327159711">
            <text:p>-13.6883271597</text:p>
          </table:table-cell>
          <table:table-cell table:formula="of:=VALUE(TRIM(INDIRECT(ADDRESS(10;6;4))))" office:value-type="float" office:value="-13.688327159711">
            <text:p>-13.6883271597</text:p>
          </table:table-cell>
          <table:table-cell table:formula="of:=VALUE(TRIM(INDIRECT(ADDRESS(10;7;4))))" office:value-type="float" office:value="-2.97826505373854">
            <text:p>-2.9782650537</text:p>
          </table:table-cell>
          <table:table-cell table:formula="of:=VALUE(TRIM(INDIRECT(ADDRESS(10;8;4))))" office:value-type="float" office:value="-13.2959245160478">
            <text:p>-13.295924516</text:p>
          </table:table-cell>
        </table:table-row>
        <table:table-row table:style-name="ro2">
          <table:table-cell/>
          <table:table-cell table:formula="of:=VALUE(TRIM(INDIRECT(ADDRESS(11;2;4))))" office:value-type="float" office:value="-14.8158284425402">
            <text:p>-14.8158284425</text:p>
          </table:table-cell>
          <table:table-cell table:formula="of:=VALUE(TRIM(INDIRECT(ADDRESS(11;3;4))))" office:value-type="float" office:value="-15.653559774527">
            <text:p>-15.6535597745</text:p>
          </table:table-cell>
          <table:table-cell table:formula="of:=VALUE(TRIM(INDIRECT(ADDRESS(11;4;4))))" office:value-type="float" office:value="-13.6726578145378">
            <text:p>-13.6726578145</text:p>
          </table:table-cell>
          <table:table-cell table:formula="of:=VALUE(TRIM(INDIRECT(ADDRESS(11;5;4))))" office:value-type="float" office:value="-15.653559774527">
            <text:p>-15.6535597745</text:p>
          </table:table-cell>
          <table:table-cell table:formula="of:=VALUE(TRIM(INDIRECT(ADDRESS(11;6;4))))" office:value-type="float" office:value="-14.8158284425402">
            <text:p>-14.8158284425</text:p>
          </table:table-cell>
          <table:table-cell table:formula="of:=VALUE(TRIM(INDIRECT(ADDRESS(11;7;4))))" office:value-type="float" office:value="-3.90284360090901">
            <text:p>-3.9028436009</text:p>
          </table:table-cell>
          <table:table-cell table:formula="of:=VALUE(TRIM(INDIRECT(ADDRESS(11;8;4))))" office:value-type="float" office:value="-14.5977668589265">
            <text:p>-14.5977668589</text:p>
          </table:table-cell>
        </table:table-row>
        <table:table-row table:style-name="ro2">
          <table:table-cell/>
          <table:table-cell table:formula="of:=VALUE(TRIM(INDIRECT(ADDRESS(12;2;4))))" office:value-type="float" office:value="-5.56740070136343">
            <text:p>-5.5674007014</text:p>
          </table:table-cell>
          <table:table-cell table:formula="of:=VALUE(TRIM(INDIRECT(ADDRESS(12;3;4))))" office:value-type="float" office:value="-5.37131258185149">
            <text:p>-5.3713125819</text:p>
          </table:table-cell>
          <table:table-cell table:formula="of:=VALUE(TRIM(INDIRECT(ADDRESS(12;4;4))))" office:value-type="float" office:value="-11.3217219131362">
            <text:p>-11.3217219131</text:p>
          </table:table-cell>
          <table:table-cell table:formula="of:=VALUE(TRIM(INDIRECT(ADDRESS(12;5;4))))" office:value-type="float" office:value="-11.0286237869414">
            <text:p>-11.0286237869</text:p>
          </table:table-cell>
          <table:table-cell table:formula="of:=VALUE(TRIM(INDIRECT(ADDRESS(12;6;4))))" office:value-type="float" office:value="-11.028150596523">
            <text:p>-11.0281505965</text:p>
          </table:table-cell>
          <table:table-cell table:formula="of:=VALUE(TRIM(INDIRECT(ADDRESS(12;7;4))))" office:value-type="float" office:value="-3.34324226943702">
            <text:p>-3.3432422694</text:p>
          </table:table-cell>
          <table:table-cell table:formula="of:=VALUE(TRIM(INDIRECT(ADDRESS(12;8;4))))" office:value-type="float" office:value="-8.32351786255193">
            <text:p>-8.3235178626</text:p>
          </table:table-cell>
        </table:table-row>
        <table:table-row table:style-name="ro2">
          <table:table-cell/>
          <table:table-cell table:formula="of:=VALUE(TRIM(INDIRECT(ADDRESS(13;2;4))))" office:value-type="float" office:value="-14.4762885675067">
            <text:p>-14.4762885675</text:p>
          </table:table-cell>
          <table:table-cell table:formula="of:=VALUE(TRIM(INDIRECT(ADDRESS(13;3;4))))" office:value-type="float" office:value="-15.653559774527">
            <text:p>-15.6535597745</text:p>
          </table:table-cell>
          <table:table-cell table:formula="of:=VALUE(TRIM(INDIRECT(ADDRESS(13;4;4))))" office:value-type="float" office:value="-13.7453679960919">
            <text:p>-13.7453679961</text:p>
          </table:table-cell>
          <table:table-cell table:formula="of:=VALUE(TRIM(INDIRECT(ADDRESS(13;5;4))))" office:value-type="float" office:value="-15.653559774527">
            <text:p>-15.6535597745</text:p>
          </table:table-cell>
          <table:table-cell table:formula="of:=VALUE(TRIM(INDIRECT(ADDRESS(13;6;4))))" office:value-type="float" office:value="-14.4762885675067">
            <text:p>-14.4762885675</text:p>
          </table:table-cell>
          <table:table-cell table:formula="of:=VALUE(TRIM(INDIRECT(ADDRESS(13;7;4))))" office:value-type="float" office:value="-3.18012877908344">
            <text:p>-3.1801287791</text:p>
          </table:table-cell>
          <table:table-cell table:formula="of:=VALUE(TRIM(INDIRECT(ADDRESS(13;8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4;2;4))))" office:value-type="float" office:value="-13.3817181679905">
            <text:p>-13.381718168</text:p>
          </table:table-cell>
          <table:table-cell table:formula="of:=VALUE(TRIM(INDIRECT(ADDRESS(14;3;4))))" office:value-type="float" office:value="-15.653559774527">
            <text:p>-15.6535597745</text:p>
          </table:table-cell>
          <table:table-cell table:formula="of:=VALUE(TRIM(INDIRECT(ADDRESS(14;4;4))))" office:value-type="float" office:value="-13.7224410639348">
            <text:p>-13.7224410639</text:p>
          </table:table-cell>
          <table:table-cell table:formula="of:=VALUE(TRIM(INDIRECT(ADDRESS(14;5;4))))" office:value-type="float" office:value="-15.653559774527">
            <text:p>-15.6535597745</text:p>
          </table:table-cell>
          <table:table-cell table:formula="of:=VALUE(TRIM(INDIRECT(ADDRESS(14;6;4))))" office:value-type="float" office:value="-15.653559774527">
            <text:p>-15.6535597745</text:p>
          </table:table-cell>
          <table:table-cell table:formula="of:=VALUE(TRIM(INDIRECT(ADDRESS(14;7;4))))" office:value-type="float" office:value="-3.54852139373762">
            <text:p>-3.5485213937</text:p>
          </table:table-cell>
          <table:table-cell table:formula="of:=VALUE(TRIM(INDIRECT(ADDRESS(14;8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5;2;4))))" office:value-type="float" office:value="-14.3954793189146">
            <text:p>-14.3954793189</text:p>
          </table:table-cell>
          <table:table-cell table:formula="of:=VALUE(TRIM(INDIRECT(ADDRESS(15;3;4))))" office:value-type="float" office:value="-15.653559774527">
            <text:p>-15.6535597745</text:p>
          </table:table-cell>
          <table:table-cell table:formula="of:=VALUE(TRIM(INDIRECT(ADDRESS(15;4;4))))" office:value-type="float" office:value="-13.653851314994">
            <text:p>-13.653851315</text:p>
          </table:table-cell>
          <table:table-cell table:formula="of:=VALUE(TRIM(INDIRECT(ADDRESS(15;5;4))))" office:value-type="float" office:value="-14.4498746196187">
            <text:p>-14.4498746196</text:p>
          </table:table-cell>
          <table:table-cell table:formula="of:=VALUE(TRIM(INDIRECT(ADDRESS(15;6;4))))" office:value-type="float" office:value="-14.3954793189146">
            <text:p>-14.3954793189</text:p>
          </table:table-cell>
          <table:table-cell table:formula="of:=VALUE(TRIM(INDIRECT(ADDRESS(15;7;4))))" office:value-type="float" office:value="-3.20923283929238">
            <text:p>-3.2092328393</text:p>
          </table:table-cell>
          <table:table-cell table:formula="of:=VALUE(TRIM(INDIRECT(ADDRESS(15;8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6;2;4))))" office:value-type="float" office:value="-13.4810232374451">
            <text:p>-13.4810232374</text:p>
          </table:table-cell>
          <table:table-cell table:formula="of:=VALUE(TRIM(INDIRECT(ADDRESS(16;3;4))))" office:value-type="float" office:value="-15.653559774527">
            <text:p>-15.6535597745</text:p>
          </table:table-cell>
          <table:table-cell table:formula="of:=VALUE(TRIM(INDIRECT(ADDRESS(16;4;4))))" office:value-type="float" office:value="-13.6516427951742">
            <text:p>-13.6516427952</text:p>
          </table:table-cell>
          <table:table-cell table:formula="of:=VALUE(TRIM(INDIRECT(ADDRESS(16;5;4))))" office:value-type="float" office:value="-13.6658865103968">
            <text:p>-13.6658865104</text:p>
          </table:table-cell>
          <table:table-cell table:formula="of:=VALUE(TRIM(INDIRECT(ADDRESS(16;6;4))))" office:value-type="float" office:value="-13.6658865103968">
            <text:p>-13.6658865104</text:p>
          </table:table-cell>
          <table:table-cell table:formula="of:=VALUE(TRIM(INDIRECT(ADDRESS(16;7;4))))" office:value-type="float" office:value="-2.86560500020428">
            <text:p>-2.8656050002</text:p>
          </table:table-cell>
          <table:table-cell table:formula="of:=VALUE(TRIM(INDIRECT(ADDRESS(16;8;4))))" office:value-type="float" office:value="-14.6758361692382">
            <text:p>-14.6758361692</text:p>
          </table:table-cell>
        </table:table-row>
        <table:table-row table:style-name="ro2">
          <table:table-cell/>
          <table:table-cell table:formula="of:=VALUE(TRIM(INDIRECT(ADDRESS(17;2;4))))" office:value-type="float" office:value="-3.93094481801343">
            <text:p>-3.930944818</text:p>
          </table:table-cell>
          <table:table-cell table:formula="of:=VALUE(TRIM(INDIRECT(ADDRESS(17;3;4))))" office:value-type="float" office:value="-3.7350174504641">
            <text:p>-3.7350174505</text:p>
          </table:table-cell>
          <table:table-cell table:formula="of:=VALUE(TRIM(INDIRECT(ADDRESS(17;4;4))))" office:value-type="float" office:value="-13.7158116836363">
            <text:p>-13.7158116836</text:p>
          </table:table-cell>
          <table:table-cell table:formula="of:=VALUE(TRIM(INDIRECT(ADDRESS(17;5;4))))" office:value-type="float" office:value="-15.653559774527">
            <text:p>-15.6535597745</text:p>
          </table:table-cell>
          <table:table-cell table:formula="of:=VALUE(TRIM(INDIRECT(ADDRESS(17;6;4))))" office:value-type="float" office:value="-15.653559774527">
            <text:p>-15.6535597745</text:p>
          </table:table-cell>
          <table:table-cell table:formula="of:=VALUE(TRIM(INDIRECT(ADDRESS(17;7;4))))" office:value-type="float" office:value="-2.4945405566043">
            <text:p>-2.4945405566</text:p>
          </table:table-cell>
          <table:table-cell table:formula="of:=VALUE(TRIM(INDIRECT(ADDRESS(17;8;4))))" office:value-type="float" office:value="-11.047678565958">
            <text:p>-11.047678566</text:p>
          </table:table-cell>
        </table:table-row>
        <table:table-row table:style-name="ro2">
          <table:table-cell/>
          <table:table-cell table:formula="of:=VALUE(TRIM(INDIRECT(ADDRESS(18;2;4))))" office:value-type="float" office:value="1.30150352765361">
            <text:p>1.3015035277</text:p>
          </table:table-cell>
          <table:table-cell table:formula="of:=VALUE(TRIM(INDIRECT(ADDRESS(18;3;4))))" office:value-type="float" office:value="-1.71844005861626">
            <text:p>-1.7184400586</text:p>
          </table:table-cell>
          <table:table-cell table:formula="of:=VALUE(TRIM(INDIRECT(ADDRESS(18;4;4))))" office:value-type="float" office:value="-13.6542518075966">
            <text:p>-13.6542518076</text:p>
          </table:table-cell>
          <table:table-cell table:formula="of:=VALUE(TRIM(INDIRECT(ADDRESS(18;5;4))))" office:value-type="float" office:value="-13.6555523749366">
            <text:p>-13.6555523749</text:p>
          </table:table-cell>
          <table:table-cell table:formula="of:=VALUE(TRIM(INDIRECT(ADDRESS(18;6;4))))" office:value-type="float" office:value="-13.6555523749366">
            <text:p>-13.6555523749</text:p>
          </table:table-cell>
          <table:table-cell table:formula="of:=VALUE(TRIM(INDIRECT(ADDRESS(18;7;4))))" office:value-type="float" office:value="-0.913888506691971">
            <text:p>-0.9138885067</text:p>
          </table:table-cell>
          <table:table-cell table:formula="of:=VALUE(TRIM(INDIRECT(ADDRESS(18;8;4))))" office:value-type="float" office:value="-1.41067766998421">
            <text:p>-1.4106776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formula="of:=RANK(INDIRECT(ADDRESS(20;2;4));INDIRECT(ADDRESS(20;2;4)):INDIRECT(ADDRESS(20;8;4));1)" office:value-type="float" office:value="5">
            <text:p>5</text:p>
          </table:table-cell>
          <table:table-cell table:formula="of:=RANK(INDIRECT(ADDRESS(20;3;4));INDIRECT(ADDRESS(20;2;4)):INDIRECT(ADDRESS(20;8;4));1)" office:value-type="float" office:value="6">
            <text:p>6</text:p>
          </table:table-cell>
          <table:table-cell table:formula="of:=RANK(INDIRECT(ADDRESS(20;4;4));INDIRECT(ADDRESS(20;2;4)):INDIRECT(ADDRESS(20;8;4));1)" office:value-type="float" office:value="3">
            <text:p>3</text:p>
          </table:table-cell>
          <table:table-cell table:formula="of:=RANK(INDIRECT(ADDRESS(20;5;4));INDIRECT(ADDRESS(20;2;4)):INDIRECT(ADDRESS(20;8;4));1)" office:value-type="float" office:value="1">
            <text:p>1</text:p>
          </table:table-cell>
          <table:table-cell table:formula="of:=RANK(INDIRECT(ADDRESS(20;6;4));INDIRECT(ADDRESS(20;2;4)):INDIRECT(ADDRESS(20;8;4));1)" office:value-type="float" office:value="1">
            <text:p>1</text:p>
          </table:table-cell>
          <table:table-cell table:formula="of:=RANK(INDIRECT(ADDRESS(20;7;4));INDIRECT(ADDRESS(20;2;4)):INDIRECT(ADDRESS(20;8;4));1)" office:value-type="float" office:value="7">
            <text:p>7</text:p>
          </table:table-cell>
          <table:table-cell table:formula="of:=RANK(INDIRECT(ADDRESS(20;8;4));INDIRECT(ADDRESS(20;2;4)):INDIRECT(ADDRESS(20;8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1;2;4));INDIRECT(ADDRESS(21;2;4)):INDIRECT(ADDRESS(21;8;4));1)" office:value-type="float" office:value="5">
            <text:p>5</text:p>
          </table:table-cell>
          <table:table-cell table:formula="of:=RANK(INDIRECT(ADDRESS(21;3;4));INDIRECT(ADDRESS(21;2;4)):INDIRECT(ADDRESS(21;8;4));1)" office:value-type="float" office:value="6">
            <text:p>6</text:p>
          </table:table-cell>
          <table:table-cell table:formula="of:=RANK(INDIRECT(ADDRESS(21;4;4));INDIRECT(ADDRESS(21;2;4)):INDIRECT(ADDRESS(21;8;4));1)" office:value-type="float" office:value="4">
            <text:p>4</text:p>
          </table:table-cell>
          <table:table-cell table:formula="of:=RANK(INDIRECT(ADDRESS(21;5;4));INDIRECT(ADDRESS(21;2;4)):INDIRECT(ADDRESS(21;8;4));1)" office:value-type="float" office:value="1">
            <text:p>1</text:p>
          </table:table-cell>
          <table:table-cell table:formula="of:=RANK(INDIRECT(ADDRESS(21;6;4));INDIRECT(ADDRESS(21;2;4)):INDIRECT(ADDRESS(21;8;4));1)" office:value-type="float" office:value="1">
            <text:p>1</text:p>
          </table:table-cell>
          <table:table-cell table:formula="of:=RANK(INDIRECT(ADDRESS(21;7;4));INDIRECT(ADDRESS(21;2;4)):INDIRECT(ADDRESS(21;8;4));1)" office:value-type="float" office:value="7">
            <text:p>7</text:p>
          </table:table-cell>
          <table:table-cell table:formula="of:=RANK(INDIRECT(ADDRESS(21;8;4));INDIRECT(ADDRESS(21;2;4)):INDIRECT(ADDRESS(21;8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2;2;4));INDIRECT(ADDRESS(22;2;4)):INDIRECT(ADDRESS(22;8;4));1)" office:value-type="float" office:value="4">
            <text:p>4</text:p>
          </table:table-cell>
          <table:table-cell table:formula="of:=RANK(INDIRECT(ADDRESS(22;3;4));INDIRECT(ADDRESS(22;2;4)):INDIRECT(ADDRESS(22;8;4));1)" office:value-type="float" office:value="1">
            <text:p>1</text:p>
          </table:table-cell>
          <table:table-cell table:formula="of:=RANK(INDIRECT(ADDRESS(22;4;4));INDIRECT(ADDRESS(22;2;4)):INDIRECT(ADDRESS(22;8;4));1)" office:value-type="float" office:value="6">
            <text:p>6</text:p>
          </table:table-cell>
          <table:table-cell table:formula="of:=RANK(INDIRECT(ADDRESS(22;5;4));INDIRECT(ADDRESS(22;2;4)):INDIRECT(ADDRESS(22;8;4));1)" office:value-type="float" office:value="1">
            <text:p>1</text:p>
          </table:table-cell>
          <table:table-cell table:formula="of:=RANK(INDIRECT(ADDRESS(22;6;4));INDIRECT(ADDRESS(22;2;4)):INDIRECT(ADDRESS(22;8;4));1)" office:value-type="float" office:value="4">
            <text:p>4</text:p>
          </table:table-cell>
          <table:table-cell table:formula="of:=RANK(INDIRECT(ADDRESS(22;7;4));INDIRECT(ADDRESS(22;2;4)):INDIRECT(ADDRESS(22;8;4));1)" office:value-type="float" office:value="7">
            <text:p>7</text:p>
          </table:table-cell>
          <table:table-cell table:formula="of:=RANK(INDIRECT(ADDRESS(22;8;4));INDIRECT(ADDRESS(22;2;4)):INDIRECT(ADDRESS(22;8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23;2;4));INDIRECT(ADDRESS(23;2;4)):INDIRECT(ADDRESS(23;8;4));1)" office:value-type="float" office:value="3">
            <text:p>3</text:p>
          </table:table-cell>
          <table:table-cell table:formula="of:=RANK(INDIRECT(ADDRESS(23;3;4));INDIRECT(ADDRESS(23;2;4)):INDIRECT(ADDRESS(23;8;4));1)" office:value-type="float" office:value="1">
            <text:p>1</text:p>
          </table:table-cell>
          <table:table-cell table:formula="of:=RANK(INDIRECT(ADDRESS(23;4;4));INDIRECT(ADDRESS(23;2;4)):INDIRECT(ADDRESS(23;8;4));1)" office:value-type="float" office:value="5">
            <text:p>5</text:p>
          </table:table-cell>
          <table:table-cell table:formula="of:=RANK(INDIRECT(ADDRESS(23;5;4));INDIRECT(ADDRESS(23;2;4)):INDIRECT(ADDRESS(23;8;4));1)" office:value-type="float" office:value="1">
            <text:p>1</text:p>
          </table:table-cell>
          <table:table-cell table:formula="of:=RANK(INDIRECT(ADDRESS(23;6;4));INDIRECT(ADDRESS(23;2;4)):INDIRECT(ADDRESS(23;8;4));1)" office:value-type="float" office:value="3">
            <text:p>3</text:p>
          </table:table-cell>
          <table:table-cell table:formula="of:=RANK(INDIRECT(ADDRESS(23;7;4));INDIRECT(ADDRESS(23;2;4)):INDIRECT(ADDRESS(23;8;4));1)" office:value-type="float" office:value="7">
            <text:p>7</text:p>
          </table:table-cell>
          <table:table-cell table:formula="of:=RANK(INDIRECT(ADDRESS(23;8;4));INDIRECT(ADDRESS(23;2;4)):INDIRECT(ADDRESS(23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4;2;4));INDIRECT(ADDRESS(24;2;4)):INDIRECT(ADDRESS(24;8;4));1)" office:value-type="float" office:value="4">
            <text:p>4</text:p>
          </table:table-cell>
          <table:table-cell table:formula="of:=RANK(INDIRECT(ADDRESS(24;3;4));INDIRECT(ADDRESS(24;2;4)):INDIRECT(ADDRESS(24;8;4));1)" office:value-type="float" office:value="1">
            <text:p>1</text:p>
          </table:table-cell>
          <table:table-cell table:formula="of:=RANK(INDIRECT(ADDRESS(24;4;4));INDIRECT(ADDRESS(24;2;4)):INDIRECT(ADDRESS(24;8;4));1)" office:value-type="float" office:value="6">
            <text:p>6</text:p>
          </table:table-cell>
          <table:table-cell table:formula="of:=RANK(INDIRECT(ADDRESS(24;5;4));INDIRECT(ADDRESS(24;2;4)):INDIRECT(ADDRESS(24;8;4));1)" office:value-type="float" office:value="1">
            <text:p>1</text:p>
          </table:table-cell>
          <table:table-cell table:formula="of:=RANK(INDIRECT(ADDRESS(24;6;4));INDIRECT(ADDRESS(24;2;4)):INDIRECT(ADDRESS(24;8;4));1)" office:value-type="float" office:value="4">
            <text:p>4</text:p>
          </table:table-cell>
          <table:table-cell table:formula="of:=RANK(INDIRECT(ADDRESS(24;7;4));INDIRECT(ADDRESS(24;2;4)):INDIRECT(ADDRESS(24;8;4));1)" office:value-type="float" office:value="7">
            <text:p>7</text:p>
          </table:table-cell>
          <table:table-cell table:formula="of:=RANK(INDIRECT(ADDRESS(24;8;4));INDIRECT(ADDRESS(24;2;4)):INDIRECT(ADDRESS(24;8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25;2;4));INDIRECT(ADDRESS(25;2;4)):INDIRECT(ADDRESS(25;8;4));1)" office:value-type="float" office:value="3">
            <text:p>3</text:p>
          </table:table-cell>
          <table:table-cell table:formula="of:=RANK(INDIRECT(ADDRESS(25;3;4));INDIRECT(ADDRESS(25;2;4)):INDIRECT(ADDRESS(25;8;4));1)" office:value-type="float" office:value="1">
            <text:p>1</text:p>
          </table:table-cell>
          <table:table-cell table:formula="of:=RANK(INDIRECT(ADDRESS(25;4;4));INDIRECT(ADDRESS(25;2;4)):INDIRECT(ADDRESS(25;8;4));1)" office:value-type="float" office:value="5">
            <text:p>5</text:p>
          </table:table-cell>
          <table:table-cell table:formula="of:=RANK(INDIRECT(ADDRESS(25;5;4));INDIRECT(ADDRESS(25;2;4)):INDIRECT(ADDRESS(25;8;4));1)" office:value-type="float" office:value="1">
            <text:p>1</text:p>
          </table:table-cell>
          <table:table-cell table:formula="of:=RANK(INDIRECT(ADDRESS(25;6;4));INDIRECT(ADDRESS(25;2;4)):INDIRECT(ADDRESS(25;8;4));1)" office:value-type="float" office:value="3">
            <text:p>3</text:p>
          </table:table-cell>
          <table:table-cell table:formula="of:=RANK(INDIRECT(ADDRESS(25;7;4));INDIRECT(ADDRESS(25;2;4)):INDIRECT(ADDRESS(25;8;4));1)" office:value-type="float" office:value="7">
            <text:p>7</text:p>
          </table:table-cell>
          <table:table-cell table:formula="of:=RANK(INDIRECT(ADDRESS(25;8;4));INDIRECT(ADDRESS(25;2;4)):INDIRECT(ADDRESS(25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6;2;4));INDIRECT(ADDRESS(26;2;4)):INDIRECT(ADDRESS(26;8;4));1)" office:value-type="float" office:value="3">
            <text:p>3</text:p>
          </table:table-cell>
          <table:table-cell table:formula="of:=RANK(INDIRECT(ADDRESS(26;3;4));INDIRECT(ADDRESS(26;2;4)):INDIRECT(ADDRESS(26;8;4));1)" office:value-type="float" office:value="1">
            <text:p>1</text:p>
          </table:table-cell>
          <table:table-cell table:formula="of:=RANK(INDIRECT(ADDRESS(26;4;4));INDIRECT(ADDRESS(26;2;4)):INDIRECT(ADDRESS(26;8;4));1)" office:value-type="float" office:value="5">
            <text:p>5</text:p>
          </table:table-cell>
          <table:table-cell table:formula="of:=RANK(INDIRECT(ADDRESS(26;5;4));INDIRECT(ADDRESS(26;2;4)):INDIRECT(ADDRESS(26;8;4));1)" office:value-type="float" office:value="1">
            <text:p>1</text:p>
          </table:table-cell>
          <table:table-cell table:formula="of:=RANK(INDIRECT(ADDRESS(26;6;4));INDIRECT(ADDRESS(26;2;4)):INDIRECT(ADDRESS(26;8;4));1)" office:value-type="float" office:value="3">
            <text:p>3</text:p>
          </table:table-cell>
          <table:table-cell table:formula="of:=RANK(INDIRECT(ADDRESS(26;7;4));INDIRECT(ADDRESS(26;2;4)):INDIRECT(ADDRESS(26;8;4));1)" office:value-type="float" office:value="7">
            <text:p>7</text:p>
          </table:table-cell>
          <table:table-cell table:formula="of:=RANK(INDIRECT(ADDRESS(26;8;4));INDIRECT(ADDRESS(26;2;4)):INDIRECT(ADDRESS(26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7;2;4));INDIRECT(ADDRESS(27;2;4)):INDIRECT(ADDRESS(27;8;4));1)" office:value-type="float" office:value="5">
            <text:p>5</text:p>
          </table:table-cell>
          <table:table-cell table:formula="of:=RANK(INDIRECT(ADDRESS(27;3;4));INDIRECT(ADDRESS(27;2;4)):INDIRECT(ADDRESS(27;8;4));1)" office:value-type="float" office:value="6">
            <text:p>6</text:p>
          </table:table-cell>
          <table:table-cell table:formula="of:=RANK(INDIRECT(ADDRESS(27;4;4));INDIRECT(ADDRESS(27;2;4)):INDIRECT(ADDRESS(27;8;4));1)" office:value-type="float" office:value="3">
            <text:p>3</text:p>
          </table:table-cell>
          <table:table-cell table:formula="of:=RANK(INDIRECT(ADDRESS(27;5;4));INDIRECT(ADDRESS(27;2;4)):INDIRECT(ADDRESS(27;8;4));1)" office:value-type="float" office:value="1">
            <text:p>1</text:p>
          </table:table-cell>
          <table:table-cell table:formula="of:=RANK(INDIRECT(ADDRESS(27;6;4));INDIRECT(ADDRESS(27;2;4)):INDIRECT(ADDRESS(27;8;4));1)" office:value-type="float" office:value="1">
            <text:p>1</text:p>
          </table:table-cell>
          <table:table-cell table:formula="of:=RANK(INDIRECT(ADDRESS(27;7;4));INDIRECT(ADDRESS(27;2;4)):INDIRECT(ADDRESS(27;8;4));1)" office:value-type="float" office:value="7">
            <text:p>7</text:p>
          </table:table-cell>
          <table:table-cell table:formula="of:=RANK(INDIRECT(ADDRESS(27;8;4));INDIRECT(ADDRESS(27;2;4)):INDIRECT(ADDRESS(27;8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28;2;4));INDIRECT(ADDRESS(28;2;4)):INDIRECT(ADDRESS(28;8;4));1)" office:value-type="float" office:value="5">
            <text:p>5</text:p>
          </table:table-cell>
          <table:table-cell table:formula="of:=RANK(INDIRECT(ADDRESS(28;3;4));INDIRECT(ADDRESS(28;2;4)):INDIRECT(ADDRESS(28;8;4));1)" office:value-type="float" office:value="1">
            <text:p>1</text:p>
          </table:table-cell>
          <table:table-cell table:formula="of:=RANK(INDIRECT(ADDRESS(28;4;4));INDIRECT(ADDRESS(28;2;4)):INDIRECT(ADDRESS(28;8;4));1)" office:value-type="float" office:value="4">
            <text:p>4</text:p>
          </table:table-cell>
          <table:table-cell table:formula="of:=RANK(INDIRECT(ADDRESS(28;5;4));INDIRECT(ADDRESS(28;2;4)):INDIRECT(ADDRESS(28;8;4));1)" office:value-type="float" office:value="2">
            <text:p>2</text:p>
          </table:table-cell>
          <table:table-cell table:formula="of:=RANK(INDIRECT(ADDRESS(28;6;4));INDIRECT(ADDRESS(28;2;4)):INDIRECT(ADDRESS(28;8;4));1)" office:value-type="float" office:value="2">
            <text:p>2</text:p>
          </table:table-cell>
          <table:table-cell table:formula="of:=RANK(INDIRECT(ADDRESS(28;7;4));INDIRECT(ADDRESS(28;2;4)):INDIRECT(ADDRESS(28;8;4));1)" office:value-type="float" office:value="7">
            <text:p>7</text:p>
          </table:table-cell>
          <table:table-cell table:formula="of:=RANK(INDIRECT(ADDRESS(28;8;4));INDIRECT(ADDRESS(28;2;4)):INDIRECT(ADDRESS(28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9;2;4));INDIRECT(ADDRESS(29;2;4)):INDIRECT(ADDRESS(29;8;4));1)" office:value-type="float" office:value="3">
            <text:p>3</text:p>
          </table:table-cell>
          <table:table-cell table:formula="of:=RANK(INDIRECT(ADDRESS(29;3;4));INDIRECT(ADDRESS(29;2;4)):INDIRECT(ADDRESS(29;8;4));1)" office:value-type="float" office:value="1">
            <text:p>1</text:p>
          </table:table-cell>
          <table:table-cell table:formula="of:=RANK(INDIRECT(ADDRESS(29;4;4));INDIRECT(ADDRESS(29;2;4)):INDIRECT(ADDRESS(29;8;4));1)" office:value-type="float" office:value="6">
            <text:p>6</text:p>
          </table:table-cell>
          <table:table-cell table:formula="of:=RANK(INDIRECT(ADDRESS(29;5;4));INDIRECT(ADDRESS(29;2;4)):INDIRECT(ADDRESS(29;8;4));1)" office:value-type="float" office:value="1">
            <text:p>1</text:p>
          </table:table-cell>
          <table:table-cell table:formula="of:=RANK(INDIRECT(ADDRESS(29;6;4));INDIRECT(ADDRESS(29;2;4)):INDIRECT(ADDRESS(29;8;4));1)" office:value-type="float" office:value="3">
            <text:p>3</text:p>
          </table:table-cell>
          <table:table-cell table:formula="of:=RANK(INDIRECT(ADDRESS(29;7;4));INDIRECT(ADDRESS(29;2;4)):INDIRECT(ADDRESS(29;8;4));1)" office:value-type="float" office:value="7">
            <text:p>7</text:p>
          </table:table-cell>
          <table:table-cell table:formula="of:=RANK(INDIRECT(ADDRESS(29;8;4));INDIRECT(ADDRESS(29;2;4)):INDIRECT(ADDRESS(29;8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30;2;4));INDIRECT(ADDRESS(30;2;4)):INDIRECT(ADDRESS(30;8;4));1)" office:value-type="float" office:value="5">
            <text:p>5</text:p>
          </table:table-cell>
          <table:table-cell table:formula="of:=RANK(INDIRECT(ADDRESS(30;3;4));INDIRECT(ADDRESS(30;2;4)):INDIRECT(ADDRESS(30;8;4));1)" office:value-type="float" office:value="6">
            <text:p>6</text:p>
          </table:table-cell>
          <table:table-cell table:formula="of:=RANK(INDIRECT(ADDRESS(30;4;4));INDIRECT(ADDRESS(30;2;4)):INDIRECT(ADDRESS(30;8;4));1)" office:value-type="float" office:value="1">
            <text:p>1</text:p>
          </table:table-cell>
          <table:table-cell table:formula="of:=RANK(INDIRECT(ADDRESS(30;5;4));INDIRECT(ADDRESS(30;2;4)):INDIRECT(ADDRESS(30;8;4));1)" office:value-type="float" office:value="2">
            <text:p>2</text:p>
          </table:table-cell>
          <table:table-cell table:formula="of:=RANK(INDIRECT(ADDRESS(30;6;4));INDIRECT(ADDRESS(30;2;4)):INDIRECT(ADDRESS(30;8;4));1)" office:value-type="float" office:value="3">
            <text:p>3</text:p>
          </table:table-cell>
          <table:table-cell table:formula="of:=RANK(INDIRECT(ADDRESS(30;7;4));INDIRECT(ADDRESS(30;2;4)):INDIRECT(ADDRESS(30;8;4));1)" office:value-type="float" office:value="7">
            <text:p>7</text:p>
          </table:table-cell>
          <table:table-cell table:formula="of:=RANK(INDIRECT(ADDRESS(30;8;4));INDIRECT(ADDRESS(30;2;4)):INDIRECT(ADDRESS(30;8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1;2;4));INDIRECT(ADDRESS(31;2;4)):INDIRECT(ADDRESS(31;8;4));1)" office:value-type="float" office:value="4">
            <text:p>4</text:p>
          </table:table-cell>
          <table:table-cell table:formula="of:=RANK(INDIRECT(ADDRESS(31;3;4));INDIRECT(ADDRESS(31;2;4)):INDIRECT(ADDRESS(31;8;4));1)" office:value-type="float" office:value="1">
            <text:p>1</text:p>
          </table:table-cell>
          <table:table-cell table:formula="of:=RANK(INDIRECT(ADDRESS(31;4;4));INDIRECT(ADDRESS(31;2;4)):INDIRECT(ADDRESS(31;8;4));1)" office:value-type="float" office:value="6">
            <text:p>6</text:p>
          </table:table-cell>
          <table:table-cell table:formula="of:=RANK(INDIRECT(ADDRESS(31;5;4));INDIRECT(ADDRESS(31;2;4)):INDIRECT(ADDRESS(31;8;4));1)" office:value-type="float" office:value="1">
            <text:p>1</text:p>
          </table:table-cell>
          <table:table-cell table:formula="of:=RANK(INDIRECT(ADDRESS(31;6;4));INDIRECT(ADDRESS(31;2;4)):INDIRECT(ADDRESS(31;8;4));1)" office:value-type="float" office:value="4">
            <text:p>4</text:p>
          </table:table-cell>
          <table:table-cell table:formula="of:=RANK(INDIRECT(ADDRESS(31;7;4));INDIRECT(ADDRESS(31;2;4)):INDIRECT(ADDRESS(31;8;4));1)" office:value-type="float" office:value="7">
            <text:p>7</text:p>
          </table:table-cell>
          <table:table-cell table:formula="of:=RANK(INDIRECT(ADDRESS(31;8;4));INDIRECT(ADDRESS(31;2;4)):INDIRECT(ADDRESS(31;8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2;2;4));INDIRECT(ADDRESS(32;2;4)):INDIRECT(ADDRESS(32;8;4));1)" office:value-type="float" office:value="6">
            <text:p>6</text:p>
          </table:table-cell>
          <table:table-cell table:formula="of:=RANK(INDIRECT(ADDRESS(32;3;4));INDIRECT(ADDRESS(32;2;4)):INDIRECT(ADDRESS(32;8;4));1)" office:value-type="float" office:value="1">
            <text:p>1</text:p>
          </table:table-cell>
          <table:table-cell table:formula="of:=RANK(INDIRECT(ADDRESS(32;4;4));INDIRECT(ADDRESS(32;2;4)):INDIRECT(ADDRESS(32;8;4));1)" office:value-type="float" office:value="5">
            <text:p>5</text:p>
          </table:table-cell>
          <table:table-cell table:formula="of:=RANK(INDIRECT(ADDRESS(32;5;4));INDIRECT(ADDRESS(32;2;4)):INDIRECT(ADDRESS(32;8;4));1)" office:value-type="float" office:value="1">
            <text:p>1</text:p>
          </table:table-cell>
          <table:table-cell table:formula="of:=RANK(INDIRECT(ADDRESS(32;6;4));INDIRECT(ADDRESS(32;2;4)):INDIRECT(ADDRESS(32;8;4));1)" office:value-type="float" office:value="1">
            <text:p>1</text:p>
          </table:table-cell>
          <table:table-cell table:formula="of:=RANK(INDIRECT(ADDRESS(32;7;4));INDIRECT(ADDRESS(32;2;4)):INDIRECT(ADDRESS(32;8;4));1)" office:value-type="float" office:value="7">
            <text:p>7</text:p>
          </table:table-cell>
          <table:table-cell table:formula="of:=RANK(INDIRECT(ADDRESS(32;8;4));INDIRECT(ADDRESS(32;2;4)):INDIRECT(ADDRESS(32;8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3;2;4));INDIRECT(ADDRESS(33;2;4)):INDIRECT(ADDRESS(33;8;4));1)" office:value-type="float" office:value="4">
            <text:p>4</text:p>
          </table:table-cell>
          <table:table-cell table:formula="of:=RANK(INDIRECT(ADDRESS(33;3;4));INDIRECT(ADDRESS(33;2;4)):INDIRECT(ADDRESS(33;8;4));1)" office:value-type="float" office:value="1">
            <text:p>1</text:p>
          </table:table-cell>
          <table:table-cell table:formula="of:=RANK(INDIRECT(ADDRESS(33;4;4));INDIRECT(ADDRESS(33;2;4)):INDIRECT(ADDRESS(33;8;4));1)" office:value-type="float" office:value="6">
            <text:p>6</text:p>
          </table:table-cell>
          <table:table-cell table:formula="of:=RANK(INDIRECT(ADDRESS(33;5;4));INDIRECT(ADDRESS(33;2;4)):INDIRECT(ADDRESS(33;8;4));1)" office:value-type="float" office:value="3">
            <text:p>3</text:p>
          </table:table-cell>
          <table:table-cell table:formula="of:=RANK(INDIRECT(ADDRESS(33;6;4));INDIRECT(ADDRESS(33;2;4)):INDIRECT(ADDRESS(33;8;4));1)" office:value-type="float" office:value="4">
            <text:p>4</text:p>
          </table:table-cell>
          <table:table-cell table:formula="of:=RANK(INDIRECT(ADDRESS(33;7;4));INDIRECT(ADDRESS(33;2;4)):INDIRECT(ADDRESS(33;8;4));1)" office:value-type="float" office:value="7">
            <text:p>7</text:p>
          </table:table-cell>
          <table:table-cell table:formula="of:=RANK(INDIRECT(ADDRESS(33;8;4));INDIRECT(ADDRESS(33;2;4)):INDIRECT(ADDRESS(33;8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34;2;4));INDIRECT(ADDRESS(34;2;4)):INDIRECT(ADDRESS(34;8;4));1)" office:value-type="float" office:value="6">
            <text:p>6</text:p>
          </table:table-cell>
          <table:table-cell table:formula="of:=RANK(INDIRECT(ADDRESS(34;3;4));INDIRECT(ADDRESS(34;2;4)):INDIRECT(ADDRESS(34;8;4));1)" office:value-type="float" office:value="1">
            <text:p>1</text:p>
          </table:table-cell>
          <table:table-cell table:formula="of:=RANK(INDIRECT(ADDRESS(34;4;4));INDIRECT(ADDRESS(34;2;4)):INDIRECT(ADDRESS(34;8;4));1)" office:value-type="float" office:value="5">
            <text:p>5</text:p>
          </table:table-cell>
          <table:table-cell table:formula="of:=RANK(INDIRECT(ADDRESS(34;5;4));INDIRECT(ADDRESS(34;2;4)):INDIRECT(ADDRESS(34;8;4));1)" office:value-type="float" office:value="3">
            <text:p>3</text:p>
          </table:table-cell>
          <table:table-cell table:formula="of:=RANK(INDIRECT(ADDRESS(34;6;4));INDIRECT(ADDRESS(34;2;4)):INDIRECT(ADDRESS(34;8;4));1)" office:value-type="float" office:value="3">
            <text:p>3</text:p>
          </table:table-cell>
          <table:table-cell table:formula="of:=RANK(INDIRECT(ADDRESS(34;7;4));INDIRECT(ADDRESS(34;2;4)):INDIRECT(ADDRESS(34;8;4));1)" office:value-type="float" office:value="7">
            <text:p>7</text:p>
          </table:table-cell>
          <table:table-cell table:formula="of:=RANK(INDIRECT(ADDRESS(34;8;4));INDIRECT(ADDRESS(34;2;4)):INDIRECT(ADDRESS(34;8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35;2;4));INDIRECT(ADDRESS(35;2;4)):INDIRECT(ADDRESS(35;8;4));1)" office:value-type="float" office:value="5">
            <text:p>5</text:p>
          </table:table-cell>
          <table:table-cell table:formula="of:=RANK(INDIRECT(ADDRESS(35;3;4));INDIRECT(ADDRESS(35;2;4)):INDIRECT(ADDRESS(35;8;4));1)" office:value-type="float" office:value="6">
            <text:p>6</text:p>
          </table:table-cell>
          <table:table-cell table:formula="of:=RANK(INDIRECT(ADDRESS(35;4;4));INDIRECT(ADDRESS(35;2;4)):INDIRECT(ADDRESS(35;8;4));1)" office:value-type="float" office:value="3">
            <text:p>3</text:p>
          </table:table-cell>
          <table:table-cell table:formula="of:=RANK(INDIRECT(ADDRESS(35;5;4));INDIRECT(ADDRESS(35;2;4)):INDIRECT(ADDRESS(35;8;4));1)" office:value-type="float" office:value="1">
            <text:p>1</text:p>
          </table:table-cell>
          <table:table-cell table:formula="of:=RANK(INDIRECT(ADDRESS(35;6;4));INDIRECT(ADDRESS(35;2;4)):INDIRECT(ADDRESS(35;8;4));1)" office:value-type="float" office:value="1">
            <text:p>1</text:p>
          </table:table-cell>
          <table:table-cell table:formula="of:=RANK(INDIRECT(ADDRESS(35;7;4));INDIRECT(ADDRESS(35;2;4)):INDIRECT(ADDRESS(35;8;4));1)" office:value-type="float" office:value="7">
            <text:p>7</text:p>
          </table:table-cell>
          <table:table-cell table:formula="of:=RANK(INDIRECT(ADDRESS(35;8;4));INDIRECT(ADDRESS(35;2;4)):INDIRECT(ADDRESS(35;8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36;2;4));INDIRECT(ADDRESS(36;2;4)):INDIRECT(ADDRESS(36;8;4));1)" office:value-type="float" office:value="7">
            <text:p>7</text:p>
          </table:table-cell>
          <table:table-cell table:formula="of:=RANK(INDIRECT(ADDRESS(36;3;4));INDIRECT(ADDRESS(36;2;4)):INDIRECT(ADDRESS(36;8;4));1)" office:value-type="float" office:value="4">
            <text:p>4</text:p>
          </table:table-cell>
          <table:table-cell table:formula="of:=RANK(INDIRECT(ADDRESS(36;4;4));INDIRECT(ADDRESS(36;2;4)):INDIRECT(ADDRESS(36;8;4));1)" office:value-type="float" office:value="3">
            <text:p>3</text:p>
          </table:table-cell>
          <table:table-cell table:formula="of:=RANK(INDIRECT(ADDRESS(36;5;4));INDIRECT(ADDRESS(36;2;4)):INDIRECT(ADDRESS(36;8;4));1)" office:value-type="float" office:value="1">
            <text:p>1</text:p>
          </table:table-cell>
          <table:table-cell table:formula="of:=RANK(INDIRECT(ADDRESS(36;6;4));INDIRECT(ADDRESS(36;2;4)):INDIRECT(ADDRESS(36;8;4));1)" office:value-type="float" office:value="1">
            <text:p>1</text:p>
          </table:table-cell>
          <table:table-cell table:formula="of:=RANK(INDIRECT(ADDRESS(36;7;4));INDIRECT(ADDRESS(36;2;4)):INDIRECT(ADDRESS(36;8;4));1)" office:value-type="float" office:value="6">
            <text:p>6</text:p>
          </table:table-cell>
          <table:table-cell table:formula="of:=RANK(INDIRECT(ADDRESS(36;8;4));INDIRECT(ADDRESS(36;2;4)):INDIRECT(ADDRESS(36;8;4));1)" office:value-type="float" office:value="5">
            <text:p>5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38;2;4)):INDIRECT(ADDRESS(54;2;4)))" office:value-type="float" office:value="4.52941176470588">
            <text:p>4.5294117647</text:p>
          </table:table-cell>
          <table:table-cell table:formula="of:=AVERAGE(INDIRECT(ADDRESS(38;3;4)):INDIRECT(ADDRESS(54;3;4)))" office:value-type="float" office:value="2.64705882352941">
            <text:p>2.6470588235</text:p>
          </table:table-cell>
          <table:table-cell table:formula="of:=AVERAGE(INDIRECT(ADDRESS(38;4;4)):INDIRECT(ADDRESS(54;4;4)))" office:value-type="float" office:value="4.47058823529412">
            <text:p>4.4705882353</text:p>
          </table:table-cell>
          <table:table-cell table:formula="of:=AVERAGE(INDIRECT(ADDRESS(38;5;4)):INDIRECT(ADDRESS(54;5;4)))" office:value-type="float" office:value="1.35294117647059">
            <text:p>1.3529411765</text:p>
          </table:table-cell>
          <table:table-cell table:formula="of:=AVERAGE(INDIRECT(ADDRESS(38;6;4)):INDIRECT(ADDRESS(54;6;4)))" office:value-type="float" office:value="2.47058823529412">
            <text:p>2.4705882353</text:p>
          </table:table-cell>
          <table:table-cell table:formula="of:=AVERAGE(INDIRECT(ADDRESS(38;7;4)):INDIRECT(ADDRESS(54;7;4)))" office:value-type="float" office:value="6.94117647058824">
            <text:p>6.9411764706</text:p>
          </table:table-cell>
          <table:table-cell table:formula="of:=AVERAGE(INDIRECT(ADDRESS(38;8;4)):INDIRECT(ADDRESS(54;8;4)))" office:value-type="float" office:value="3.64705882352941">
            <text:p>3.6470588235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55;2;4));INDIRECT(ADDRESS(55;2;4)):INDIRECT(ADDRESS(55;8;4));1)" office:value-type="float" office:value="6">
            <text:p>6</text:p>
          </table:table-cell>
          <table:table-cell table:formula="of:=RANK(INDIRECT(ADDRESS(55;3;4));INDIRECT(ADDRESS(55;2;4)):INDIRECT(ADDRESS(55;8;4));1)" office:value-type="float" office:value="3">
            <text:p>3</text:p>
          </table:table-cell>
          <table:table-cell table:formula="of:=RANK(INDIRECT(ADDRESS(55;4;4));INDIRECT(ADDRESS(55;2;4)):INDIRECT(ADDRESS(55;8;4));1)" office:value-type="float" office:value="5">
            <text:p>5</text:p>
          </table:table-cell>
          <table:table-cell table:formula="of:=RANK(INDIRECT(ADDRESS(55;5;4));INDIRECT(ADDRESS(55;2;4)):INDIRECT(ADDRESS(55;8;4));1)" office:value-type="float" office:value="1">
            <text:p>1</text:p>
          </table:table-cell>
          <table:table-cell table:formula="of:=RANK(INDIRECT(ADDRESS(55;6;4));INDIRECT(ADDRESS(55;2;4)):INDIRECT(ADDRESS(55;8;4));1)" office:value-type="float" office:value="2">
            <text:p>2</text:p>
          </table:table-cell>
          <table:table-cell table:formula="of:=RANK(INDIRECT(ADDRESS(55;7;4));INDIRECT(ADDRESS(55;2;4)):INDIRECT(ADDRESS(55;8;4));1)" office:value-type="float" office:value="7">
            <text:p>7</text:p>
          </table:table-cell>
          <table:table-cell table:formula="of:=RANK(INDIRECT(ADDRESS(55;8;4));INDIRECT(ADDRESS(55;2;4)):INDIRECT(ADDRESS(55;8;4));1)" office:value-type="float" office:value="4">
            <text:p>4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7" office:value-type="float" office:value="0.136147094301073">
            <text:p>0.136147094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55;2;4)):INDIRECT(ADDRESS(55;8;4)))+INDIRECT(ADDRESS(57;2;4))" office:value-type="float" office:value="1.48908827077166">
            <text:p>1.4890882708</text:p>
          </table:table-cell>
          <table:table-cell table:formula="of:=MIN(INDIRECT(ADDRESS(55;2;4)):INDIRECT(ADDRESS(55;8;4)))+INDIRECT(ADDRESS(57;3;4))" office:value-type="float" office:value="1.48908827077166">
            <text:p>1.4890882708</text:p>
          </table:table-cell>
          <table:table-cell table:formula="of:=MIN(INDIRECT(ADDRESS(55;2;4)):INDIRECT(ADDRESS(55;8;4)))+INDIRECT(ADDRESS(57;4;4))" office:value-type="float" office:value="1.48908827077166">
            <text:p>1.4890882708</text:p>
          </table:table-cell>
          <table:table-cell table:formula="of:=MIN(INDIRECT(ADDRESS(55;2;4)):INDIRECT(ADDRESS(55;8;4)))+INDIRECT(ADDRESS(57;5;4))" office:value-type="float" office:value="1.48908827077166">
            <text:p>1.4890882708</text:p>
          </table:table-cell>
          <table:table-cell table:formula="of:=MIN(INDIRECT(ADDRESS(55;2;4)):INDIRECT(ADDRESS(55;8;4)))+INDIRECT(ADDRESS(57;6;4))" office:value-type="float" office:value="1.48908827077166">
            <text:p>1.4890882708</text:p>
          </table:table-cell>
          <table:table-cell table:formula="of:=MIN(INDIRECT(ADDRESS(55;2;4)):INDIRECT(ADDRESS(55;8;4)))+INDIRECT(ADDRESS(57;7;4))" office:value-type="float" office:value="1.48908827077166">
            <text:p>1.4890882708</text:p>
          </table:table-cell>
          <table:table-cell table:formula="of:=MIN(INDIRECT(ADDRESS(55;2;4)):INDIRECT(ADDRESS(55;8;4)))+INDIRECT(ADDRESS(57;8;4))" office:value-type="float" office:value="1.48908827077166">
            <text:p>1.4890882708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58;2;4))&gt;INDIRECT(ADDRESS(55;2;4));1;0)" office:value-type="float" office:value="0">
            <text:p>0</text:p>
          </table:table-cell>
          <table:table-cell table:formula="of:=IF(INDIRECT(ADDRESS(58;3;4))&gt;INDIRECT(ADDRESS(55;3;4));1;0)" office:value-type="float" office:value="0">
            <text:p>0</text:p>
          </table:table-cell>
          <table:table-cell table:formula="of:=IF(INDIRECT(ADDRESS(58;4;4))&gt;INDIRECT(ADDRESS(55;4;4));1;0)" office:value-type="float" office:value="0">
            <text:p>0</text:p>
          </table:table-cell>
          <table:table-cell table:formula="of:=IF(INDIRECT(ADDRESS(58;5;4))&gt;INDIRECT(ADDRESS(55;5;4));1;0)" office:value-type="float" office:value="1">
            <text:p>1</text:p>
          </table:table-cell>
          <table:table-cell table:formula="of:=IF(INDIRECT(ADDRESS(58;6;4))&gt;INDIRECT(ADDRESS(55;6;4));1;0)" office:value-type="float" office:value="0">
            <text:p>0</text:p>
          </table:table-cell>
          <table:table-cell table:formula="of:=IF(INDIRECT(ADDRESS(58;7;4))&gt;INDIRECT(ADDRESS(55;7;4));1;0)" office:value-type="float" office:value="0">
            <text:p>0</text:p>
          </table:table-cell>
          <table:table-cell table:formula="of:=IF(INDIRECT(ADDRESS(58;8;4))&gt;INDIRECT(ADDRESS(55;8;4));1;0)" office:value-type="float" office:value="0">
            <text:p>0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5" table:number-columns-repeated="7" table:default-cell-style-name="Default"/>
        <table:table-row table:style-name="ro1">
          <table:table-cell/>
          <table:table-cell office:value-type="string">
            <text:p>CC</text:p>
          </table:table-cell>
          <table:table-cell office:value-type="string">
            <text:p>CCDoubling</text:p>
          </table:table-cell>
          <table:table-cell office:value-type="string">
            <text:p>AS</text:p>
          </table:table-cell>
          <table:table-cell office:value-type="string">
            <text:p>AGLK</text:p>
          </table:table-cell>
          <table:table-cell office:value-type="string">
            <text:p>Hybr</text:p>
          </table:table-cell>
          <table:table-cell office:value-type="string">
            <text:p>MC</text:p>
          </table:table-cell>
          <table:table-cell office:value-type="string">
            <text:p>TrapData</text:p>
          </table:table-cell>
        </table:table-row>
        <table:table-row table:style-name="ro2">
          <table:table-cell office:value-type="string">
            <text:p>Step</text:p>
          </table:table-cell>
          <table:table-cell table:number-columns-repeated="2" office:value-type="float" office:value="4097">
            <text:p>4097</text:p>
          </table:table-cell>
          <table:table-cell office:value-type="float" office:value="4229">
            <text:p>4229</text:p>
          </table:table-cell>
          <table:table-cell office:value-type="float" office:value="17407">
            <text:p>17407</text:p>
          </table:table-cell>
          <table:table-cell office:value-type="float" office:value="17920">
            <text:p>17920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Abs</text:p>
          </table:table-cell>
          <table:table-cell table:number-columns-repeated="2" office:value-type="float" office:value="4097">
            <text:p>4097</text:p>
          </table:table-cell>
          <table:table-cell office:value-type="float" office:value="4361">
            <text:p>4361</text:p>
          </table:table-cell>
          <table:table-cell office:value-type="float" office:value="1027">
            <text:p>1027</text:p>
          </table:table-cell>
          <table:table-cell office:value-type="float" office:value="1540">
            <text:p>1540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Lin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361">
            <text:p>4361</text:p>
          </table:table-cell>
          <table:table-cell office:value-type="float" office:value="1027">
            <text:p>1027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Square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353">
            <text:p>4353</text:p>
          </table:table-cell>
          <table:table-cell office:value-type="float" office:value="1027">
            <text:p>1027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Cube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345">
            <text:p>4345</text:p>
          </table:table-cell>
          <table:table-cell office:value-type="float" office:value="1027">
            <text:p>1027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Quad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8329">
            <text:p>8329</text:p>
          </table:table-cell>
          <table:table-cell office:value-type="float" office:value="1027">
            <text:p>1027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Exp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353">
            <text:p>4353</text:p>
          </table:table-cell>
          <table:table-cell office:value-type="float" office:value="1027">
            <text:p>1027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1">
          <table:table-cell office:value-type="string">
            <text:p>SqrtAbs</text:p>
          </table:table-cell>
          <table:table-cell table:number-columns-repeated="2" office:value-type="float" office:value="4097">
            <text:p>4097</text:p>
          </table:table-cell>
          <table:table-cell office:value-type="float" office:value="15189">
            <text:p>15189</text:p>
          </table:table-cell>
          <table:table-cell office:value-type="float" office:value="18487">
            <text:p>18487</text:p>
          </table:table-cell>
          <table:table-cell office:value-type="float" office:value="19000">
            <text:p>19000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1">
          <table:table-cell office:value-type="string">
            <text:p>Runge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25345">
            <text:p>25345</text:p>
          </table:table-cell>
          <table:table-cell office:value-type="float" office:value="17467">
            <text:p>17467</text:p>
          </table:table-cell>
          <table:table-cell office:value-type="float" office:value="17980">
            <text:p>17980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Log</text:p>
          </table:table-cell>
          <table:table-cell table:number-columns-repeated="2" office:value-type="float" office:value="33">
            <text:p>33</text:p>
          </table:table-cell>
          <table:table-cell office:value-type="float" office:value="4341">
            <text:p>4341</text:p>
          </table:table-cell>
          <table:table-cell office:value-type="float" office:value="1027">
            <text:p>1027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XSinXM1</text:p>
          </table:table-cell>
          <table:table-cell table:number-columns-repeated="2" office:value-type="float" office:value="4097">
            <text:p>4097</text:p>
          </table:table-cell>
          <table:table-cell table:number-columns-repeated="2" office:value-type="float" office:value="999997">
            <text:p>999997</text:p>
          </table:table-cell>
          <table:table-cell office:value-type="float" office:value="999490">
            <text:p>999490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Sin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4365">
            <text:p>4365</text:p>
          </table:table-cell>
          <table:table-cell office:value-type="float" office:value="1027">
            <text:p>1027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1">
          <table:table-cell office:value-type="string">
            <text:p>AbsIntegral</text:p>
          </table:table-cell>
          <table:table-cell office:value-type="float" office:value="4097">
            <text:p>4097</text:p>
          </table:table-cell>
          <table:table-cell office:value-type="float" office:value="33">
            <text:p>33</text:p>
          </table:table-cell>
          <table:table-cell office:value-type="float" office:value="4345">
            <text:p>4345</text:p>
          </table:table-cell>
          <table:table-cell office:value-type="float" office:value="1027">
            <text:p>1027</text:p>
          </table:table-cell>
          <table:table-cell office:value-type="float" office:value="1540">
            <text:p>1540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1">
          <table:table-cell office:value-type="string">
            <text:p>Tanh</text:p>
          </table:table-cell>
          <table:table-cell table:number-columns-repeated="2" office:value-type="float" office:value="33">
            <text:p>33</text:p>
          </table:table-cell>
          <table:table-cell office:value-type="float" office:value="4733">
            <text:p>4733</text:p>
          </table:table-cell>
          <table:table-cell office:value-type="float" office:value="1027">
            <text:p>1027</text:p>
          </table:table-cell>
          <table:table-cell office:value-type="float" office:value="33">
            <text:p>33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1">
          <table:table-cell office:value-type="string">
            <text:p>NormalPDF</text:p>
          </table:table-cell>
          <table:table-cell office:value-type="float" office:value="129">
            <text:p>129</text:p>
          </table:table-cell>
          <table:table-cell office:value-type="float" office:value="257">
            <text:p>257</text:p>
          </table:table-cell>
          <table:table-cell office:value-type="float" office:value="19677">
            <text:p>19677</text:p>
          </table:table-cell>
          <table:table-cell office:value-type="float" office:value="4657">
            <text:p>4657</text:p>
          </table:table-cell>
          <table:table-cell office:value-type="float" office:value="4786">
            <text:p>4786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1">
          <table:table-cell office:value-type="string">
            <text:p>DeltaPDF</text:p>
          </table:table-cell>
          <table:table-cell table:number-columns-repeated="2" office:value-type="float" office:value="4097">
            <text:p>4097</text:p>
          </table:table-cell>
          <table:table-cell office:value-type="float" office:value="4541">
            <text:p>4541</text:p>
          </table:table-cell>
          <table:table-cell office:value-type="float" office:value="17437">
            <text:p>17437</text:p>
          </table:table-cell>
          <table:table-cell office:value-type="float" office:value="17950">
            <text:p>17950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office:value-type="string">
            <text:p>F575</text:p>
          </table:table-cell>
          <table:table-cell table:number-columns-repeated="2" office:value-type="float" office:value="4097">
            <text:p>4097</text:p>
          </table:table-cell>
          <table:table-cell office:value-type="float" office:value="130457">
            <text:p>130457</text:p>
          </table:table-cell>
          <table:table-cell office:value-type="float" office:value="38767">
            <text:p>38767</text:p>
          </table:table-cell>
          <table:table-cell office:value-type="float" office:value="39280">
            <text:p>39280</text:p>
          </table:table-cell>
          <table:table-cell table:number-columns-repeated="2" office:value-type="float" office:value="10000000">
            <text:p>100000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formula="of:=VALUE(TRIM(INDIRECT(ADDRESS(2;2;4))))" office:value-type="float" office:value="4097">
            <text:p>4097</text:p>
          </table:table-cell>
          <table:table-cell table:formula="of:=VALUE(TRIM(INDIRECT(ADDRESS(2;3;4))))" office:value-type="float" office:value="4097">
            <text:p>4097</text:p>
          </table:table-cell>
          <table:table-cell table:formula="of:=VALUE(TRIM(INDIRECT(ADDRESS(2;4;4))))" office:value-type="float" office:value="4229">
            <text:p>4229</text:p>
          </table:table-cell>
          <table:table-cell table:formula="of:=VALUE(TRIM(INDIRECT(ADDRESS(2;5;4))))" office:value-type="float" office:value="17407">
            <text:p>17407</text:p>
          </table:table-cell>
          <table:table-cell table:formula="of:=VALUE(TRIM(INDIRECT(ADDRESS(2;6;4))))" office:value-type="float" office:value="17920">
            <text:p>17920</text:p>
          </table:table-cell>
          <table:table-cell table:formula="of:=VALUE(TRIM(INDIRECT(ADDRESS(2;7;4))))" office:value-type="float" office:value="10000000">
            <text:p>10000000</text:p>
          </table:table-cell>
          <table:table-cell table:formula="of:=VALUE(TRIM(INDIRECT(ADDRESS(2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3;2;4))))" office:value-type="float" office:value="4097">
            <text:p>4097</text:p>
          </table:table-cell>
          <table:table-cell table:formula="of:=VALUE(TRIM(INDIRECT(ADDRESS(3;3;4))))" office:value-type="float" office:value="4097">
            <text:p>4097</text:p>
          </table:table-cell>
          <table:table-cell table:formula="of:=VALUE(TRIM(INDIRECT(ADDRESS(3;4;4))))" office:value-type="float" office:value="4361">
            <text:p>4361</text:p>
          </table:table-cell>
          <table:table-cell table:formula="of:=VALUE(TRIM(INDIRECT(ADDRESS(3;5;4))))" office:value-type="float" office:value="1027">
            <text:p>1027</text:p>
          </table:table-cell>
          <table:table-cell table:formula="of:=VALUE(TRIM(INDIRECT(ADDRESS(3;6;4))))" office:value-type="float" office:value="1540">
            <text:p>1540</text:p>
          </table:table-cell>
          <table:table-cell table:formula="of:=VALUE(TRIM(INDIRECT(ADDRESS(3;7;4))))" office:value-type="float" office:value="10000000">
            <text:p>10000000</text:p>
          </table:table-cell>
          <table:table-cell table:formula="of:=VALUE(TRIM(INDIRECT(ADDRESS(3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4;2;4))))" office:value-type="float" office:value="17">
            <text:p>17</text:p>
          </table:table-cell>
          <table:table-cell table:formula="of:=VALUE(TRIM(INDIRECT(ADDRESS(4;3;4))))" office:value-type="float" office:value="33">
            <text:p>33</text:p>
          </table:table-cell>
          <table:table-cell table:formula="of:=VALUE(TRIM(INDIRECT(ADDRESS(4;4;4))))" office:value-type="float" office:value="4361">
            <text:p>4361</text:p>
          </table:table-cell>
          <table:table-cell table:formula="of:=VALUE(TRIM(INDIRECT(ADDRESS(4;5;4))))" office:value-type="float" office:value="1027">
            <text:p>1027</text:p>
          </table:table-cell>
          <table:table-cell table:formula="of:=VALUE(TRIM(INDIRECT(ADDRESS(4;6;4))))" office:value-type="float" office:value="17">
            <text:p>17</text:p>
          </table:table-cell>
          <table:table-cell table:formula="of:=VALUE(TRIM(INDIRECT(ADDRESS(4;7;4))))" office:value-type="float" office:value="10000000">
            <text:p>10000000</text:p>
          </table:table-cell>
          <table:table-cell table:formula="of:=VALUE(TRIM(INDIRECT(ADDRESS(4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5;2;4))))" office:value-type="float" office:value="17">
            <text:p>17</text:p>
          </table:table-cell>
          <table:table-cell table:formula="of:=VALUE(TRIM(INDIRECT(ADDRESS(5;3;4))))" office:value-type="float" office:value="33">
            <text:p>33</text:p>
          </table:table-cell>
          <table:table-cell table:formula="of:=VALUE(TRIM(INDIRECT(ADDRESS(5;4;4))))" office:value-type="float" office:value="4353">
            <text:p>4353</text:p>
          </table:table-cell>
          <table:table-cell table:formula="of:=VALUE(TRIM(INDIRECT(ADDRESS(5;5;4))))" office:value-type="float" office:value="1027">
            <text:p>1027</text:p>
          </table:table-cell>
          <table:table-cell table:formula="of:=VALUE(TRIM(INDIRECT(ADDRESS(5;6;4))))" office:value-type="float" office:value="17">
            <text:p>17</text:p>
          </table:table-cell>
          <table:table-cell table:formula="of:=VALUE(TRIM(INDIRECT(ADDRESS(5;7;4))))" office:value-type="float" office:value="10000000">
            <text:p>10000000</text:p>
          </table:table-cell>
          <table:table-cell table:formula="of:=VALUE(TRIM(INDIRECT(ADDRESS(5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6;2;4))))" office:value-type="float" office:value="17">
            <text:p>17</text:p>
          </table:table-cell>
          <table:table-cell table:formula="of:=VALUE(TRIM(INDIRECT(ADDRESS(6;3;4))))" office:value-type="float" office:value="33">
            <text:p>33</text:p>
          </table:table-cell>
          <table:table-cell table:formula="of:=VALUE(TRIM(INDIRECT(ADDRESS(6;4;4))))" office:value-type="float" office:value="4345">
            <text:p>4345</text:p>
          </table:table-cell>
          <table:table-cell table:formula="of:=VALUE(TRIM(INDIRECT(ADDRESS(6;5;4))))" office:value-type="float" office:value="1027">
            <text:p>1027</text:p>
          </table:table-cell>
          <table:table-cell table:formula="of:=VALUE(TRIM(INDIRECT(ADDRESS(6;6;4))))" office:value-type="float" office:value="17">
            <text:p>17</text:p>
          </table:table-cell>
          <table:table-cell table:formula="of:=VALUE(TRIM(INDIRECT(ADDRESS(6;7;4))))" office:value-type="float" office:value="10000000">
            <text:p>10000000</text:p>
          </table:table-cell>
          <table:table-cell table:formula="of:=VALUE(TRIM(INDIRECT(ADDRESS(6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7;2;4))))" office:value-type="float" office:value="17">
            <text:p>17</text:p>
          </table:table-cell>
          <table:table-cell table:formula="of:=VALUE(TRIM(INDIRECT(ADDRESS(7;3;4))))" office:value-type="float" office:value="33">
            <text:p>33</text:p>
          </table:table-cell>
          <table:table-cell table:formula="of:=VALUE(TRIM(INDIRECT(ADDRESS(7;4;4))))" office:value-type="float" office:value="8329">
            <text:p>8329</text:p>
          </table:table-cell>
          <table:table-cell table:formula="of:=VALUE(TRIM(INDIRECT(ADDRESS(7;5;4))))" office:value-type="float" office:value="1027">
            <text:p>1027</text:p>
          </table:table-cell>
          <table:table-cell table:formula="of:=VALUE(TRIM(INDIRECT(ADDRESS(7;6;4))))" office:value-type="float" office:value="17">
            <text:p>17</text:p>
          </table:table-cell>
          <table:table-cell table:formula="of:=VALUE(TRIM(INDIRECT(ADDRESS(7;7;4))))" office:value-type="float" office:value="10000000">
            <text:p>10000000</text:p>
          </table:table-cell>
          <table:table-cell table:formula="of:=VALUE(TRIM(INDIRECT(ADDRESS(7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8;2;4))))" office:value-type="float" office:value="17">
            <text:p>17</text:p>
          </table:table-cell>
          <table:table-cell table:formula="of:=VALUE(TRIM(INDIRECT(ADDRESS(8;3;4))))" office:value-type="float" office:value="33">
            <text:p>33</text:p>
          </table:table-cell>
          <table:table-cell table:formula="of:=VALUE(TRIM(INDIRECT(ADDRESS(8;4;4))))" office:value-type="float" office:value="4353">
            <text:p>4353</text:p>
          </table:table-cell>
          <table:table-cell table:formula="of:=VALUE(TRIM(INDIRECT(ADDRESS(8;5;4))))" office:value-type="float" office:value="1027">
            <text:p>1027</text:p>
          </table:table-cell>
          <table:table-cell table:formula="of:=VALUE(TRIM(INDIRECT(ADDRESS(8;6;4))))" office:value-type="float" office:value="17">
            <text:p>17</text:p>
          </table:table-cell>
          <table:table-cell table:formula="of:=VALUE(TRIM(INDIRECT(ADDRESS(8;7;4))))" office:value-type="float" office:value="10000000">
            <text:p>10000000</text:p>
          </table:table-cell>
          <table:table-cell table:formula="of:=VALUE(TRIM(INDIRECT(ADDRESS(8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9;2;4))))" office:value-type="float" office:value="4097">
            <text:p>4097</text:p>
          </table:table-cell>
          <table:table-cell table:formula="of:=VALUE(TRIM(INDIRECT(ADDRESS(9;3;4))))" office:value-type="float" office:value="4097">
            <text:p>4097</text:p>
          </table:table-cell>
          <table:table-cell table:formula="of:=VALUE(TRIM(INDIRECT(ADDRESS(9;4;4))))" office:value-type="float" office:value="15189">
            <text:p>15189</text:p>
          </table:table-cell>
          <table:table-cell table:formula="of:=VALUE(TRIM(INDIRECT(ADDRESS(9;5;4))))" office:value-type="float" office:value="18487">
            <text:p>18487</text:p>
          </table:table-cell>
          <table:table-cell table:formula="of:=VALUE(TRIM(INDIRECT(ADDRESS(9;6;4))))" office:value-type="float" office:value="19000">
            <text:p>19000</text:p>
          </table:table-cell>
          <table:table-cell table:formula="of:=VALUE(TRIM(INDIRECT(ADDRESS(9;7;4))))" office:value-type="float" office:value="10000000">
            <text:p>10000000</text:p>
          </table:table-cell>
          <table:table-cell table:formula="of:=VALUE(TRIM(INDIRECT(ADDRESS(9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10;2;4))))" office:value-type="float" office:value="1025">
            <text:p>1025</text:p>
          </table:table-cell>
          <table:table-cell table:formula="of:=VALUE(TRIM(INDIRECT(ADDRESS(10;3;4))))" office:value-type="float" office:value="1025">
            <text:p>1025</text:p>
          </table:table-cell>
          <table:table-cell table:formula="of:=VALUE(TRIM(INDIRECT(ADDRESS(10;4;4))))" office:value-type="float" office:value="25345">
            <text:p>25345</text:p>
          </table:table-cell>
          <table:table-cell table:formula="of:=VALUE(TRIM(INDIRECT(ADDRESS(10;5;4))))" office:value-type="float" office:value="17467">
            <text:p>17467</text:p>
          </table:table-cell>
          <table:table-cell table:formula="of:=VALUE(TRIM(INDIRECT(ADDRESS(10;6;4))))" office:value-type="float" office:value="17980">
            <text:p>17980</text:p>
          </table:table-cell>
          <table:table-cell table:formula="of:=VALUE(TRIM(INDIRECT(ADDRESS(10;7;4))))" office:value-type="float" office:value="10000000">
            <text:p>10000000</text:p>
          </table:table-cell>
          <table:table-cell table:formula="of:=VALUE(TRIM(INDIRECT(ADDRESS(10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11;2;4))))" office:value-type="float" office:value="33">
            <text:p>33</text:p>
          </table:table-cell>
          <table:table-cell table:formula="of:=VALUE(TRIM(INDIRECT(ADDRESS(11;3;4))))" office:value-type="float" office:value="33">
            <text:p>33</text:p>
          </table:table-cell>
          <table:table-cell table:formula="of:=VALUE(TRIM(INDIRECT(ADDRESS(11;4;4))))" office:value-type="float" office:value="4341">
            <text:p>4341</text:p>
          </table:table-cell>
          <table:table-cell table:formula="of:=VALUE(TRIM(INDIRECT(ADDRESS(11;5;4))))" office:value-type="float" office:value="1027">
            <text:p>1027</text:p>
          </table:table-cell>
          <table:table-cell table:formula="of:=VALUE(TRIM(INDIRECT(ADDRESS(11;6;4))))" office:value-type="float" office:value="33">
            <text:p>33</text:p>
          </table:table-cell>
          <table:table-cell table:formula="of:=VALUE(TRIM(INDIRECT(ADDRESS(11;7;4))))" office:value-type="float" office:value="10000000">
            <text:p>10000000</text:p>
          </table:table-cell>
          <table:table-cell table:formula="of:=VALUE(TRIM(INDIRECT(ADDRESS(11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12;2;4))))" office:value-type="float" office:value="4097">
            <text:p>4097</text:p>
          </table:table-cell>
          <table:table-cell table:formula="of:=VALUE(TRIM(INDIRECT(ADDRESS(12;3;4))))" office:value-type="float" office:value="4097">
            <text:p>4097</text:p>
          </table:table-cell>
          <table:table-cell table:formula="of:=VALUE(TRIM(INDIRECT(ADDRESS(12;4;4))))" office:value-type="float" office:value="999997">
            <text:p>999997</text:p>
          </table:table-cell>
          <table:table-cell table:formula="of:=VALUE(TRIM(INDIRECT(ADDRESS(12;5;4))))" office:value-type="float" office:value="999997">
            <text:p>999997</text:p>
          </table:table-cell>
          <table:table-cell table:formula="of:=VALUE(TRIM(INDIRECT(ADDRESS(12;6;4))))" office:value-type="float" office:value="999490">
            <text:p>999490</text:p>
          </table:table-cell>
          <table:table-cell table:formula="of:=VALUE(TRIM(INDIRECT(ADDRESS(12;7;4))))" office:value-type="float" office:value="10000000">
            <text:p>10000000</text:p>
          </table:table-cell>
          <table:table-cell table:formula="of:=VALUE(TRIM(INDIRECT(ADDRESS(12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13;2;4))))" office:value-type="float" office:value="17">
            <text:p>17</text:p>
          </table:table-cell>
          <table:table-cell table:formula="of:=VALUE(TRIM(INDIRECT(ADDRESS(13;3;4))))" office:value-type="float" office:value="33">
            <text:p>33</text:p>
          </table:table-cell>
          <table:table-cell table:formula="of:=VALUE(TRIM(INDIRECT(ADDRESS(13;4;4))))" office:value-type="float" office:value="4365">
            <text:p>4365</text:p>
          </table:table-cell>
          <table:table-cell table:formula="of:=VALUE(TRIM(INDIRECT(ADDRESS(13;5;4))))" office:value-type="float" office:value="1027">
            <text:p>1027</text:p>
          </table:table-cell>
          <table:table-cell table:formula="of:=VALUE(TRIM(INDIRECT(ADDRESS(13;6;4))))" office:value-type="float" office:value="17">
            <text:p>17</text:p>
          </table:table-cell>
          <table:table-cell table:formula="of:=VALUE(TRIM(INDIRECT(ADDRESS(13;7;4))))" office:value-type="float" office:value="10000000">
            <text:p>10000000</text:p>
          </table:table-cell>
          <table:table-cell table:formula="of:=VALUE(TRIM(INDIRECT(ADDRESS(13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14;2;4))))" office:value-type="float" office:value="4097">
            <text:p>4097</text:p>
          </table:table-cell>
          <table:table-cell table:formula="of:=VALUE(TRIM(INDIRECT(ADDRESS(14;3;4))))" office:value-type="float" office:value="33">
            <text:p>33</text:p>
          </table:table-cell>
          <table:table-cell table:formula="of:=VALUE(TRIM(INDIRECT(ADDRESS(14;4;4))))" office:value-type="float" office:value="4345">
            <text:p>4345</text:p>
          </table:table-cell>
          <table:table-cell table:formula="of:=VALUE(TRIM(INDIRECT(ADDRESS(14;5;4))))" office:value-type="float" office:value="1027">
            <text:p>1027</text:p>
          </table:table-cell>
          <table:table-cell table:formula="of:=VALUE(TRIM(INDIRECT(ADDRESS(14;6;4))))" office:value-type="float" office:value="1540">
            <text:p>1540</text:p>
          </table:table-cell>
          <table:table-cell table:formula="of:=VALUE(TRIM(INDIRECT(ADDRESS(14;7;4))))" office:value-type="float" office:value="10000000">
            <text:p>10000000</text:p>
          </table:table-cell>
          <table:table-cell table:formula="of:=VALUE(TRIM(INDIRECT(ADDRESS(14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15;2;4))))" office:value-type="float" office:value="33">
            <text:p>33</text:p>
          </table:table-cell>
          <table:table-cell table:formula="of:=VALUE(TRIM(INDIRECT(ADDRESS(15;3;4))))" office:value-type="float" office:value="33">
            <text:p>33</text:p>
          </table:table-cell>
          <table:table-cell table:formula="of:=VALUE(TRIM(INDIRECT(ADDRESS(15;4;4))))" office:value-type="float" office:value="4733">
            <text:p>4733</text:p>
          </table:table-cell>
          <table:table-cell table:formula="of:=VALUE(TRIM(INDIRECT(ADDRESS(15;5;4))))" office:value-type="float" office:value="1027">
            <text:p>1027</text:p>
          </table:table-cell>
          <table:table-cell table:formula="of:=VALUE(TRIM(INDIRECT(ADDRESS(15;6;4))))" office:value-type="float" office:value="33">
            <text:p>33</text:p>
          </table:table-cell>
          <table:table-cell table:formula="of:=VALUE(TRIM(INDIRECT(ADDRESS(15;7;4))))" office:value-type="float" office:value="10000000">
            <text:p>10000000</text:p>
          </table:table-cell>
          <table:table-cell table:formula="of:=VALUE(TRIM(INDIRECT(ADDRESS(15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16;2;4))))" office:value-type="float" office:value="129">
            <text:p>129</text:p>
          </table:table-cell>
          <table:table-cell table:formula="of:=VALUE(TRIM(INDIRECT(ADDRESS(16;3;4))))" office:value-type="float" office:value="257">
            <text:p>257</text:p>
          </table:table-cell>
          <table:table-cell table:formula="of:=VALUE(TRIM(INDIRECT(ADDRESS(16;4;4))))" office:value-type="float" office:value="19677">
            <text:p>19677</text:p>
          </table:table-cell>
          <table:table-cell table:formula="of:=VALUE(TRIM(INDIRECT(ADDRESS(16;5;4))))" office:value-type="float" office:value="4657">
            <text:p>4657</text:p>
          </table:table-cell>
          <table:table-cell table:formula="of:=VALUE(TRIM(INDIRECT(ADDRESS(16;6;4))))" office:value-type="float" office:value="4786">
            <text:p>4786</text:p>
          </table:table-cell>
          <table:table-cell table:formula="of:=VALUE(TRIM(INDIRECT(ADDRESS(16;7;4))))" office:value-type="float" office:value="10000000">
            <text:p>10000000</text:p>
          </table:table-cell>
          <table:table-cell table:formula="of:=VALUE(TRIM(INDIRECT(ADDRESS(16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17;2;4))))" office:value-type="float" office:value="4097">
            <text:p>4097</text:p>
          </table:table-cell>
          <table:table-cell table:formula="of:=VALUE(TRIM(INDIRECT(ADDRESS(17;3;4))))" office:value-type="float" office:value="4097">
            <text:p>4097</text:p>
          </table:table-cell>
          <table:table-cell table:formula="of:=VALUE(TRIM(INDIRECT(ADDRESS(17;4;4))))" office:value-type="float" office:value="4541">
            <text:p>4541</text:p>
          </table:table-cell>
          <table:table-cell table:formula="of:=VALUE(TRIM(INDIRECT(ADDRESS(17;5;4))))" office:value-type="float" office:value="17437">
            <text:p>17437</text:p>
          </table:table-cell>
          <table:table-cell table:formula="of:=VALUE(TRIM(INDIRECT(ADDRESS(17;6;4))))" office:value-type="float" office:value="17950">
            <text:p>17950</text:p>
          </table:table-cell>
          <table:table-cell table:formula="of:=VALUE(TRIM(INDIRECT(ADDRESS(17;7;4))))" office:value-type="float" office:value="10000000">
            <text:p>10000000</text:p>
          </table:table-cell>
          <table:table-cell table:formula="of:=VALUE(TRIM(INDIRECT(ADDRESS(17;8;4))))" office:value-type="float" office:value="10000000">
            <text:p>10000000</text:p>
          </table:table-cell>
        </table:table-row>
        <table:table-row table:style-name="ro2">
          <table:table-cell/>
          <table:table-cell table:formula="of:=VALUE(TRIM(INDIRECT(ADDRESS(18;2;4))))" office:value-type="float" office:value="4097">
            <text:p>4097</text:p>
          </table:table-cell>
          <table:table-cell table:formula="of:=VALUE(TRIM(INDIRECT(ADDRESS(18;3;4))))" office:value-type="float" office:value="4097">
            <text:p>4097</text:p>
          </table:table-cell>
          <table:table-cell table:formula="of:=VALUE(TRIM(INDIRECT(ADDRESS(18;4;4))))" office:value-type="float" office:value="130457">
            <text:p>130457</text:p>
          </table:table-cell>
          <table:table-cell table:formula="of:=VALUE(TRIM(INDIRECT(ADDRESS(18;5;4))))" office:value-type="float" office:value="38767">
            <text:p>38767</text:p>
          </table:table-cell>
          <table:table-cell table:formula="of:=VALUE(TRIM(INDIRECT(ADDRESS(18;6;4))))" office:value-type="float" office:value="39280">
            <text:p>39280</text:p>
          </table:table-cell>
          <table:table-cell table:formula="of:=VALUE(TRIM(INDIRECT(ADDRESS(18;7;4))))" office:value-type="float" office:value="10000000">
            <text:p>10000000</text:p>
          </table:table-cell>
          <table:table-cell table:formula="of:=VALUE(TRIM(INDIRECT(ADDRESS(18;8;4))))" office:value-type="float" office:value="10000000">
            <text:p>100000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formula="of:=RANK(INDIRECT(ADDRESS(20;2;4));INDIRECT(ADDRESS(20;2;4)):INDIRECT(ADDRESS(20;8;4));1)" office:value-type="float" office:value="1">
            <text:p>1</text:p>
          </table:table-cell>
          <table:table-cell table:formula="of:=RANK(INDIRECT(ADDRESS(20;3;4));INDIRECT(ADDRESS(20;2;4)):INDIRECT(ADDRESS(20;8;4));1)" office:value-type="float" office:value="1">
            <text:p>1</text:p>
          </table:table-cell>
          <table:table-cell table:formula="of:=RANK(INDIRECT(ADDRESS(20;4;4));INDIRECT(ADDRESS(20;2;4)):INDIRECT(ADDRESS(20;8;4));1)" office:value-type="float" office:value="3">
            <text:p>3</text:p>
          </table:table-cell>
          <table:table-cell table:formula="of:=RANK(INDIRECT(ADDRESS(20;5;4));INDIRECT(ADDRESS(20;2;4)):INDIRECT(ADDRESS(20;8;4));1)" office:value-type="float" office:value="4">
            <text:p>4</text:p>
          </table:table-cell>
          <table:table-cell table:formula="of:=RANK(INDIRECT(ADDRESS(20;6;4));INDIRECT(ADDRESS(20;2;4)):INDIRECT(ADDRESS(20;8;4));1)" office:value-type="float" office:value="5">
            <text:p>5</text:p>
          </table:table-cell>
          <table:table-cell table:formula="of:=RANK(INDIRECT(ADDRESS(20;7;4));INDIRECT(ADDRESS(20;2;4)):INDIRECT(ADDRESS(20;8;4));1)" office:value-type="float" office:value="6">
            <text:p>6</text:p>
          </table:table-cell>
          <table:table-cell table:formula="of:=RANK(INDIRECT(ADDRESS(20;8;4));INDIRECT(ADDRESS(20;2;4)):INDIRECT(ADDRESS(20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1;2;4));INDIRECT(ADDRESS(21;2;4)):INDIRECT(ADDRESS(21;8;4));1)" office:value-type="float" office:value="3">
            <text:p>3</text:p>
          </table:table-cell>
          <table:table-cell table:formula="of:=RANK(INDIRECT(ADDRESS(21;3;4));INDIRECT(ADDRESS(21;2;4)):INDIRECT(ADDRESS(21;8;4));1)" office:value-type="float" office:value="3">
            <text:p>3</text:p>
          </table:table-cell>
          <table:table-cell table:formula="of:=RANK(INDIRECT(ADDRESS(21;4;4));INDIRECT(ADDRESS(21;2;4)):INDIRECT(ADDRESS(21;8;4));1)" office:value-type="float" office:value="5">
            <text:p>5</text:p>
          </table:table-cell>
          <table:table-cell table:formula="of:=RANK(INDIRECT(ADDRESS(21;5;4));INDIRECT(ADDRESS(21;2;4)):INDIRECT(ADDRESS(21;8;4));1)" office:value-type="float" office:value="1">
            <text:p>1</text:p>
          </table:table-cell>
          <table:table-cell table:formula="of:=RANK(INDIRECT(ADDRESS(21;6;4));INDIRECT(ADDRESS(21;2;4)):INDIRECT(ADDRESS(21;8;4));1)" office:value-type="float" office:value="2">
            <text:p>2</text:p>
          </table:table-cell>
          <table:table-cell table:formula="of:=RANK(INDIRECT(ADDRESS(21;7;4));INDIRECT(ADDRESS(21;2;4)):INDIRECT(ADDRESS(21;8;4));1)" office:value-type="float" office:value="6">
            <text:p>6</text:p>
          </table:table-cell>
          <table:table-cell table:formula="of:=RANK(INDIRECT(ADDRESS(21;8;4));INDIRECT(ADDRESS(21;2;4)):INDIRECT(ADDRESS(21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2;2;4));INDIRECT(ADDRESS(22;2;4)):INDIRECT(ADDRESS(22;8;4));1)" office:value-type="float" office:value="1">
            <text:p>1</text:p>
          </table:table-cell>
          <table:table-cell table:formula="of:=RANK(INDIRECT(ADDRESS(22;3;4));INDIRECT(ADDRESS(22;2;4)):INDIRECT(ADDRESS(22;8;4));1)" office:value-type="float" office:value="3">
            <text:p>3</text:p>
          </table:table-cell>
          <table:table-cell table:formula="of:=RANK(INDIRECT(ADDRESS(22;4;4));INDIRECT(ADDRESS(22;2;4)):INDIRECT(ADDRESS(22;8;4));1)" office:value-type="float" office:value="5">
            <text:p>5</text:p>
          </table:table-cell>
          <table:table-cell table:formula="of:=RANK(INDIRECT(ADDRESS(22;5;4));INDIRECT(ADDRESS(22;2;4)):INDIRECT(ADDRESS(22;8;4));1)" office:value-type="float" office:value="4">
            <text:p>4</text:p>
          </table:table-cell>
          <table:table-cell table:formula="of:=RANK(INDIRECT(ADDRESS(22;6;4));INDIRECT(ADDRESS(22;2;4)):INDIRECT(ADDRESS(22;8;4));1)" office:value-type="float" office:value="1">
            <text:p>1</text:p>
          </table:table-cell>
          <table:table-cell table:formula="of:=RANK(INDIRECT(ADDRESS(22;7;4));INDIRECT(ADDRESS(22;2;4)):INDIRECT(ADDRESS(22;8;4));1)" office:value-type="float" office:value="6">
            <text:p>6</text:p>
          </table:table-cell>
          <table:table-cell table:formula="of:=RANK(INDIRECT(ADDRESS(22;8;4));INDIRECT(ADDRESS(22;2;4)):INDIRECT(ADDRESS(22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3;2;4));INDIRECT(ADDRESS(23;2;4)):INDIRECT(ADDRESS(23;8;4));1)" office:value-type="float" office:value="1">
            <text:p>1</text:p>
          </table:table-cell>
          <table:table-cell table:formula="of:=RANK(INDIRECT(ADDRESS(23;3;4));INDIRECT(ADDRESS(23;2;4)):INDIRECT(ADDRESS(23;8;4));1)" office:value-type="float" office:value="3">
            <text:p>3</text:p>
          </table:table-cell>
          <table:table-cell table:formula="of:=RANK(INDIRECT(ADDRESS(23;4;4));INDIRECT(ADDRESS(23;2;4)):INDIRECT(ADDRESS(23;8;4));1)" office:value-type="float" office:value="5">
            <text:p>5</text:p>
          </table:table-cell>
          <table:table-cell table:formula="of:=RANK(INDIRECT(ADDRESS(23;5;4));INDIRECT(ADDRESS(23;2;4)):INDIRECT(ADDRESS(23;8;4));1)" office:value-type="float" office:value="4">
            <text:p>4</text:p>
          </table:table-cell>
          <table:table-cell table:formula="of:=RANK(INDIRECT(ADDRESS(23;6;4));INDIRECT(ADDRESS(23;2;4)):INDIRECT(ADDRESS(23;8;4));1)" office:value-type="float" office:value="1">
            <text:p>1</text:p>
          </table:table-cell>
          <table:table-cell table:formula="of:=RANK(INDIRECT(ADDRESS(23;7;4));INDIRECT(ADDRESS(23;2;4)):INDIRECT(ADDRESS(23;8;4));1)" office:value-type="float" office:value="6">
            <text:p>6</text:p>
          </table:table-cell>
          <table:table-cell table:formula="of:=RANK(INDIRECT(ADDRESS(23;8;4));INDIRECT(ADDRESS(23;2;4)):INDIRECT(ADDRESS(23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4;2;4));INDIRECT(ADDRESS(24;2;4)):INDIRECT(ADDRESS(24;8;4));1)" office:value-type="float" office:value="1">
            <text:p>1</text:p>
          </table:table-cell>
          <table:table-cell table:formula="of:=RANK(INDIRECT(ADDRESS(24;3;4));INDIRECT(ADDRESS(24;2;4)):INDIRECT(ADDRESS(24;8;4));1)" office:value-type="float" office:value="3">
            <text:p>3</text:p>
          </table:table-cell>
          <table:table-cell table:formula="of:=RANK(INDIRECT(ADDRESS(24;4;4));INDIRECT(ADDRESS(24;2;4)):INDIRECT(ADDRESS(24;8;4));1)" office:value-type="float" office:value="5">
            <text:p>5</text:p>
          </table:table-cell>
          <table:table-cell table:formula="of:=RANK(INDIRECT(ADDRESS(24;5;4));INDIRECT(ADDRESS(24;2;4)):INDIRECT(ADDRESS(24;8;4));1)" office:value-type="float" office:value="4">
            <text:p>4</text:p>
          </table:table-cell>
          <table:table-cell table:formula="of:=RANK(INDIRECT(ADDRESS(24;6;4));INDIRECT(ADDRESS(24;2;4)):INDIRECT(ADDRESS(24;8;4));1)" office:value-type="float" office:value="1">
            <text:p>1</text:p>
          </table:table-cell>
          <table:table-cell table:formula="of:=RANK(INDIRECT(ADDRESS(24;7;4));INDIRECT(ADDRESS(24;2;4)):INDIRECT(ADDRESS(24;8;4));1)" office:value-type="float" office:value="6">
            <text:p>6</text:p>
          </table:table-cell>
          <table:table-cell table:formula="of:=RANK(INDIRECT(ADDRESS(24;8;4));INDIRECT(ADDRESS(24;2;4)):INDIRECT(ADDRESS(24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5;2;4));INDIRECT(ADDRESS(25;2;4)):INDIRECT(ADDRESS(25;8;4));1)" office:value-type="float" office:value="1">
            <text:p>1</text:p>
          </table:table-cell>
          <table:table-cell table:formula="of:=RANK(INDIRECT(ADDRESS(25;3;4));INDIRECT(ADDRESS(25;2;4)):INDIRECT(ADDRESS(25;8;4));1)" office:value-type="float" office:value="3">
            <text:p>3</text:p>
          </table:table-cell>
          <table:table-cell table:formula="of:=RANK(INDIRECT(ADDRESS(25;4;4));INDIRECT(ADDRESS(25;2;4)):INDIRECT(ADDRESS(25;8;4));1)" office:value-type="float" office:value="5">
            <text:p>5</text:p>
          </table:table-cell>
          <table:table-cell table:formula="of:=RANK(INDIRECT(ADDRESS(25;5;4));INDIRECT(ADDRESS(25;2;4)):INDIRECT(ADDRESS(25;8;4));1)" office:value-type="float" office:value="4">
            <text:p>4</text:p>
          </table:table-cell>
          <table:table-cell table:formula="of:=RANK(INDIRECT(ADDRESS(25;6;4));INDIRECT(ADDRESS(25;2;4)):INDIRECT(ADDRESS(25;8;4));1)" office:value-type="float" office:value="1">
            <text:p>1</text:p>
          </table:table-cell>
          <table:table-cell table:formula="of:=RANK(INDIRECT(ADDRESS(25;7;4));INDIRECT(ADDRESS(25;2;4)):INDIRECT(ADDRESS(25;8;4));1)" office:value-type="float" office:value="6">
            <text:p>6</text:p>
          </table:table-cell>
          <table:table-cell table:formula="of:=RANK(INDIRECT(ADDRESS(25;8;4));INDIRECT(ADDRESS(25;2;4)):INDIRECT(ADDRESS(25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6;2;4));INDIRECT(ADDRESS(26;2;4)):INDIRECT(ADDRESS(26;8;4));1)" office:value-type="float" office:value="1">
            <text:p>1</text:p>
          </table:table-cell>
          <table:table-cell table:formula="of:=RANK(INDIRECT(ADDRESS(26;3;4));INDIRECT(ADDRESS(26;2;4)):INDIRECT(ADDRESS(26;8;4));1)" office:value-type="float" office:value="3">
            <text:p>3</text:p>
          </table:table-cell>
          <table:table-cell table:formula="of:=RANK(INDIRECT(ADDRESS(26;4;4));INDIRECT(ADDRESS(26;2;4)):INDIRECT(ADDRESS(26;8;4));1)" office:value-type="float" office:value="5">
            <text:p>5</text:p>
          </table:table-cell>
          <table:table-cell table:formula="of:=RANK(INDIRECT(ADDRESS(26;5;4));INDIRECT(ADDRESS(26;2;4)):INDIRECT(ADDRESS(26;8;4));1)" office:value-type="float" office:value="4">
            <text:p>4</text:p>
          </table:table-cell>
          <table:table-cell table:formula="of:=RANK(INDIRECT(ADDRESS(26;6;4));INDIRECT(ADDRESS(26;2;4)):INDIRECT(ADDRESS(26;8;4));1)" office:value-type="float" office:value="1">
            <text:p>1</text:p>
          </table:table-cell>
          <table:table-cell table:formula="of:=RANK(INDIRECT(ADDRESS(26;7;4));INDIRECT(ADDRESS(26;2;4)):INDIRECT(ADDRESS(26;8;4));1)" office:value-type="float" office:value="6">
            <text:p>6</text:p>
          </table:table-cell>
          <table:table-cell table:formula="of:=RANK(INDIRECT(ADDRESS(26;8;4));INDIRECT(ADDRESS(26;2;4)):INDIRECT(ADDRESS(26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7;2;4));INDIRECT(ADDRESS(27;2;4)):INDIRECT(ADDRESS(27;8;4));1)" office:value-type="float" office:value="1">
            <text:p>1</text:p>
          </table:table-cell>
          <table:table-cell table:formula="of:=RANK(INDIRECT(ADDRESS(27;3;4));INDIRECT(ADDRESS(27;2;4)):INDIRECT(ADDRESS(27;8;4));1)" office:value-type="float" office:value="1">
            <text:p>1</text:p>
          </table:table-cell>
          <table:table-cell table:formula="of:=RANK(INDIRECT(ADDRESS(27;4;4));INDIRECT(ADDRESS(27;2;4)):INDIRECT(ADDRESS(27;8;4));1)" office:value-type="float" office:value="3">
            <text:p>3</text:p>
          </table:table-cell>
          <table:table-cell table:formula="of:=RANK(INDIRECT(ADDRESS(27;5;4));INDIRECT(ADDRESS(27;2;4)):INDIRECT(ADDRESS(27;8;4));1)" office:value-type="float" office:value="4">
            <text:p>4</text:p>
          </table:table-cell>
          <table:table-cell table:formula="of:=RANK(INDIRECT(ADDRESS(27;6;4));INDIRECT(ADDRESS(27;2;4)):INDIRECT(ADDRESS(27;8;4));1)" office:value-type="float" office:value="5">
            <text:p>5</text:p>
          </table:table-cell>
          <table:table-cell table:formula="of:=RANK(INDIRECT(ADDRESS(27;7;4));INDIRECT(ADDRESS(27;2;4)):INDIRECT(ADDRESS(27;8;4));1)" office:value-type="float" office:value="6">
            <text:p>6</text:p>
          </table:table-cell>
          <table:table-cell table:formula="of:=RANK(INDIRECT(ADDRESS(27;8;4));INDIRECT(ADDRESS(27;2;4)):INDIRECT(ADDRESS(27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8;2;4));INDIRECT(ADDRESS(28;2;4)):INDIRECT(ADDRESS(28;8;4));1)" office:value-type="float" office:value="1">
            <text:p>1</text:p>
          </table:table-cell>
          <table:table-cell table:formula="of:=RANK(INDIRECT(ADDRESS(28;3;4));INDIRECT(ADDRESS(28;2;4)):INDIRECT(ADDRESS(28;8;4));1)" office:value-type="float" office:value="1">
            <text:p>1</text:p>
          </table:table-cell>
          <table:table-cell table:formula="of:=RANK(INDIRECT(ADDRESS(28;4;4));INDIRECT(ADDRESS(28;2;4)):INDIRECT(ADDRESS(28;8;4));1)" office:value-type="float" office:value="5">
            <text:p>5</text:p>
          </table:table-cell>
          <table:table-cell table:formula="of:=RANK(INDIRECT(ADDRESS(28;5;4));INDIRECT(ADDRESS(28;2;4)):INDIRECT(ADDRESS(28;8;4));1)" office:value-type="float" office:value="3">
            <text:p>3</text:p>
          </table:table-cell>
          <table:table-cell table:formula="of:=RANK(INDIRECT(ADDRESS(28;6;4));INDIRECT(ADDRESS(28;2;4)):INDIRECT(ADDRESS(28;8;4));1)" office:value-type="float" office:value="4">
            <text:p>4</text:p>
          </table:table-cell>
          <table:table-cell table:formula="of:=RANK(INDIRECT(ADDRESS(28;7;4));INDIRECT(ADDRESS(28;2;4)):INDIRECT(ADDRESS(28;8;4));1)" office:value-type="float" office:value="6">
            <text:p>6</text:p>
          </table:table-cell>
          <table:table-cell table:formula="of:=RANK(INDIRECT(ADDRESS(28;8;4));INDIRECT(ADDRESS(28;2;4)):INDIRECT(ADDRESS(28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29;2;4));INDIRECT(ADDRESS(29;2;4)):INDIRECT(ADDRESS(29;8;4));1)" office:value-type="float" office:value="1">
            <text:p>1</text:p>
          </table:table-cell>
          <table:table-cell table:formula="of:=RANK(INDIRECT(ADDRESS(29;3;4));INDIRECT(ADDRESS(29;2;4)):INDIRECT(ADDRESS(29;8;4));1)" office:value-type="float" office:value="1">
            <text:p>1</text:p>
          </table:table-cell>
          <table:table-cell table:formula="of:=RANK(INDIRECT(ADDRESS(29;4;4));INDIRECT(ADDRESS(29;2;4)):INDIRECT(ADDRESS(29;8;4));1)" office:value-type="float" office:value="5">
            <text:p>5</text:p>
          </table:table-cell>
          <table:table-cell table:formula="of:=RANK(INDIRECT(ADDRESS(29;5;4));INDIRECT(ADDRESS(29;2;4)):INDIRECT(ADDRESS(29;8;4));1)" office:value-type="float" office:value="4">
            <text:p>4</text:p>
          </table:table-cell>
          <table:table-cell table:formula="of:=RANK(INDIRECT(ADDRESS(29;6;4));INDIRECT(ADDRESS(29;2;4)):INDIRECT(ADDRESS(29;8;4));1)" office:value-type="float" office:value="1">
            <text:p>1</text:p>
          </table:table-cell>
          <table:table-cell table:formula="of:=RANK(INDIRECT(ADDRESS(29;7;4));INDIRECT(ADDRESS(29;2;4)):INDIRECT(ADDRESS(29;8;4));1)" office:value-type="float" office:value="6">
            <text:p>6</text:p>
          </table:table-cell>
          <table:table-cell table:formula="of:=RANK(INDIRECT(ADDRESS(29;8;4));INDIRECT(ADDRESS(29;2;4)):INDIRECT(ADDRESS(29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30;2;4));INDIRECT(ADDRESS(30;2;4)):INDIRECT(ADDRESS(30;8;4));1)" office:value-type="float" office:value="1">
            <text:p>1</text:p>
          </table:table-cell>
          <table:table-cell table:formula="of:=RANK(INDIRECT(ADDRESS(30;3;4));INDIRECT(ADDRESS(30;2;4)):INDIRECT(ADDRESS(30;8;4));1)" office:value-type="float" office:value="1">
            <text:p>1</text:p>
          </table:table-cell>
          <table:table-cell table:formula="of:=RANK(INDIRECT(ADDRESS(30;4;4));INDIRECT(ADDRESS(30;2;4)):INDIRECT(ADDRESS(30;8;4));1)" office:value-type="float" office:value="4">
            <text:p>4</text:p>
          </table:table-cell>
          <table:table-cell table:formula="of:=RANK(INDIRECT(ADDRESS(30;5;4));INDIRECT(ADDRESS(30;2;4)):INDIRECT(ADDRESS(30;8;4));1)" office:value-type="float" office:value="4">
            <text:p>4</text:p>
          </table:table-cell>
          <table:table-cell table:formula="of:=RANK(INDIRECT(ADDRESS(30;6;4));INDIRECT(ADDRESS(30;2;4)):INDIRECT(ADDRESS(30;8;4));1)" office:value-type="float" office:value="3">
            <text:p>3</text:p>
          </table:table-cell>
          <table:table-cell table:formula="of:=RANK(INDIRECT(ADDRESS(30;7;4));INDIRECT(ADDRESS(30;2;4)):INDIRECT(ADDRESS(30;8;4));1)" office:value-type="float" office:value="6">
            <text:p>6</text:p>
          </table:table-cell>
          <table:table-cell table:formula="of:=RANK(INDIRECT(ADDRESS(30;8;4));INDIRECT(ADDRESS(30;2;4)):INDIRECT(ADDRESS(30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31;2;4));INDIRECT(ADDRESS(31;2;4)):INDIRECT(ADDRESS(31;8;4));1)" office:value-type="float" office:value="1">
            <text:p>1</text:p>
          </table:table-cell>
          <table:table-cell table:formula="of:=RANK(INDIRECT(ADDRESS(31;3;4));INDIRECT(ADDRESS(31;2;4)):INDIRECT(ADDRESS(31;8;4));1)" office:value-type="float" office:value="3">
            <text:p>3</text:p>
          </table:table-cell>
          <table:table-cell table:formula="of:=RANK(INDIRECT(ADDRESS(31;4;4));INDIRECT(ADDRESS(31;2;4)):INDIRECT(ADDRESS(31;8;4));1)" office:value-type="float" office:value="5">
            <text:p>5</text:p>
          </table:table-cell>
          <table:table-cell table:formula="of:=RANK(INDIRECT(ADDRESS(31;5;4));INDIRECT(ADDRESS(31;2;4)):INDIRECT(ADDRESS(31;8;4));1)" office:value-type="float" office:value="4">
            <text:p>4</text:p>
          </table:table-cell>
          <table:table-cell table:formula="of:=RANK(INDIRECT(ADDRESS(31;6;4));INDIRECT(ADDRESS(31;2;4)):INDIRECT(ADDRESS(31;8;4));1)" office:value-type="float" office:value="1">
            <text:p>1</text:p>
          </table:table-cell>
          <table:table-cell table:formula="of:=RANK(INDIRECT(ADDRESS(31;7;4));INDIRECT(ADDRESS(31;2;4)):INDIRECT(ADDRESS(31;8;4));1)" office:value-type="float" office:value="6">
            <text:p>6</text:p>
          </table:table-cell>
          <table:table-cell table:formula="of:=RANK(INDIRECT(ADDRESS(31;8;4));INDIRECT(ADDRESS(31;2;4)):INDIRECT(ADDRESS(31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32;2;4));INDIRECT(ADDRESS(32;2;4)):INDIRECT(ADDRESS(32;8;4));1)" office:value-type="float" office:value="4">
            <text:p>4</text:p>
          </table:table-cell>
          <table:table-cell table:formula="of:=RANK(INDIRECT(ADDRESS(32;3;4));INDIRECT(ADDRESS(32;2;4)):INDIRECT(ADDRESS(32;8;4));1)" office:value-type="float" office:value="1">
            <text:p>1</text:p>
          </table:table-cell>
          <table:table-cell table:formula="of:=RANK(INDIRECT(ADDRESS(32;4;4));INDIRECT(ADDRESS(32;2;4)):INDIRECT(ADDRESS(32;8;4));1)" office:value-type="float" office:value="5">
            <text:p>5</text:p>
          </table:table-cell>
          <table:table-cell table:formula="of:=RANK(INDIRECT(ADDRESS(32;5;4));INDIRECT(ADDRESS(32;2;4)):INDIRECT(ADDRESS(32;8;4));1)" office:value-type="float" office:value="2">
            <text:p>2</text:p>
          </table:table-cell>
          <table:table-cell table:formula="of:=RANK(INDIRECT(ADDRESS(32;6;4));INDIRECT(ADDRESS(32;2;4)):INDIRECT(ADDRESS(32;8;4));1)" office:value-type="float" office:value="3">
            <text:p>3</text:p>
          </table:table-cell>
          <table:table-cell table:formula="of:=RANK(INDIRECT(ADDRESS(32;7;4));INDIRECT(ADDRESS(32;2;4)):INDIRECT(ADDRESS(32;8;4));1)" office:value-type="float" office:value="6">
            <text:p>6</text:p>
          </table:table-cell>
          <table:table-cell table:formula="of:=RANK(INDIRECT(ADDRESS(32;8;4));INDIRECT(ADDRESS(32;2;4)):INDIRECT(ADDRESS(32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33;2;4));INDIRECT(ADDRESS(33;2;4)):INDIRECT(ADDRESS(33;8;4));1)" office:value-type="float" office:value="1">
            <text:p>1</text:p>
          </table:table-cell>
          <table:table-cell table:formula="of:=RANK(INDIRECT(ADDRESS(33;3;4));INDIRECT(ADDRESS(33;2;4)):INDIRECT(ADDRESS(33;8;4));1)" office:value-type="float" office:value="1">
            <text:p>1</text:p>
          </table:table-cell>
          <table:table-cell table:formula="of:=RANK(INDIRECT(ADDRESS(33;4;4));INDIRECT(ADDRESS(33;2;4)):INDIRECT(ADDRESS(33;8;4));1)" office:value-type="float" office:value="5">
            <text:p>5</text:p>
          </table:table-cell>
          <table:table-cell table:formula="of:=RANK(INDIRECT(ADDRESS(33;5;4));INDIRECT(ADDRESS(33;2;4)):INDIRECT(ADDRESS(33;8;4));1)" office:value-type="float" office:value="4">
            <text:p>4</text:p>
          </table:table-cell>
          <table:table-cell table:formula="of:=RANK(INDIRECT(ADDRESS(33;6;4));INDIRECT(ADDRESS(33;2;4)):INDIRECT(ADDRESS(33;8;4));1)" office:value-type="float" office:value="1">
            <text:p>1</text:p>
          </table:table-cell>
          <table:table-cell table:formula="of:=RANK(INDIRECT(ADDRESS(33;7;4));INDIRECT(ADDRESS(33;2;4)):INDIRECT(ADDRESS(33;8;4));1)" office:value-type="float" office:value="6">
            <text:p>6</text:p>
          </table:table-cell>
          <table:table-cell table:formula="of:=RANK(INDIRECT(ADDRESS(33;8;4));INDIRECT(ADDRESS(33;2;4)):INDIRECT(ADDRESS(33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34;2;4));INDIRECT(ADDRESS(34;2;4)):INDIRECT(ADDRESS(34;8;4));1)" office:value-type="float" office:value="1">
            <text:p>1</text:p>
          </table:table-cell>
          <table:table-cell table:formula="of:=RANK(INDIRECT(ADDRESS(34;3;4));INDIRECT(ADDRESS(34;2;4)):INDIRECT(ADDRESS(34;8;4));1)" office:value-type="float" office:value="2">
            <text:p>2</text:p>
          </table:table-cell>
          <table:table-cell table:formula="of:=RANK(INDIRECT(ADDRESS(34;4;4));INDIRECT(ADDRESS(34;2;4)):INDIRECT(ADDRESS(34;8;4));1)" office:value-type="float" office:value="5">
            <text:p>5</text:p>
          </table:table-cell>
          <table:table-cell table:formula="of:=RANK(INDIRECT(ADDRESS(34;5;4));INDIRECT(ADDRESS(34;2;4)):INDIRECT(ADDRESS(34;8;4));1)" office:value-type="float" office:value="3">
            <text:p>3</text:p>
          </table:table-cell>
          <table:table-cell table:formula="of:=RANK(INDIRECT(ADDRESS(34;6;4));INDIRECT(ADDRESS(34;2;4)):INDIRECT(ADDRESS(34;8;4));1)" office:value-type="float" office:value="4">
            <text:p>4</text:p>
          </table:table-cell>
          <table:table-cell table:formula="of:=RANK(INDIRECT(ADDRESS(34;7;4));INDIRECT(ADDRESS(34;2;4)):INDIRECT(ADDRESS(34;8;4));1)" office:value-type="float" office:value="6">
            <text:p>6</text:p>
          </table:table-cell>
          <table:table-cell table:formula="of:=RANK(INDIRECT(ADDRESS(34;8;4));INDIRECT(ADDRESS(34;2;4)):INDIRECT(ADDRESS(34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35;2;4));INDIRECT(ADDRESS(35;2;4)):INDIRECT(ADDRESS(35;8;4));1)" office:value-type="float" office:value="1">
            <text:p>1</text:p>
          </table:table-cell>
          <table:table-cell table:formula="of:=RANK(INDIRECT(ADDRESS(35;3;4));INDIRECT(ADDRESS(35;2;4)):INDIRECT(ADDRESS(35;8;4));1)" office:value-type="float" office:value="1">
            <text:p>1</text:p>
          </table:table-cell>
          <table:table-cell table:formula="of:=RANK(INDIRECT(ADDRESS(35;4;4));INDIRECT(ADDRESS(35;2;4)):INDIRECT(ADDRESS(35;8;4));1)" office:value-type="float" office:value="3">
            <text:p>3</text:p>
          </table:table-cell>
          <table:table-cell table:formula="of:=RANK(INDIRECT(ADDRESS(35;5;4));INDIRECT(ADDRESS(35;2;4)):INDIRECT(ADDRESS(35;8;4));1)" office:value-type="float" office:value="4">
            <text:p>4</text:p>
          </table:table-cell>
          <table:table-cell table:formula="of:=RANK(INDIRECT(ADDRESS(35;6;4));INDIRECT(ADDRESS(35;2;4)):INDIRECT(ADDRESS(35;8;4));1)" office:value-type="float" office:value="5">
            <text:p>5</text:p>
          </table:table-cell>
          <table:table-cell table:formula="of:=RANK(INDIRECT(ADDRESS(35;7;4));INDIRECT(ADDRESS(35;2;4)):INDIRECT(ADDRESS(35;8;4));1)" office:value-type="float" office:value="6">
            <text:p>6</text:p>
          </table:table-cell>
          <table:table-cell table:formula="of:=RANK(INDIRECT(ADDRESS(35;8;4));INDIRECT(ADDRESS(35;2;4)):INDIRECT(ADDRESS(35;8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36;2;4));INDIRECT(ADDRESS(36;2;4)):INDIRECT(ADDRESS(36;8;4));1)" office:value-type="float" office:value="1">
            <text:p>1</text:p>
          </table:table-cell>
          <table:table-cell table:formula="of:=RANK(INDIRECT(ADDRESS(36;3;4));INDIRECT(ADDRESS(36;2;4)):INDIRECT(ADDRESS(36;8;4));1)" office:value-type="float" office:value="1">
            <text:p>1</text:p>
          </table:table-cell>
          <table:table-cell table:formula="of:=RANK(INDIRECT(ADDRESS(36;4;4));INDIRECT(ADDRESS(36;2;4)):INDIRECT(ADDRESS(36;8;4));1)" office:value-type="float" office:value="5">
            <text:p>5</text:p>
          </table:table-cell>
          <table:table-cell table:formula="of:=RANK(INDIRECT(ADDRESS(36;5;4));INDIRECT(ADDRESS(36;2;4)):INDIRECT(ADDRESS(36;8;4));1)" office:value-type="float" office:value="3">
            <text:p>3</text:p>
          </table:table-cell>
          <table:table-cell table:formula="of:=RANK(INDIRECT(ADDRESS(36;6;4));INDIRECT(ADDRESS(36;2;4)):INDIRECT(ADDRESS(36;8;4));1)" office:value-type="float" office:value="4">
            <text:p>4</text:p>
          </table:table-cell>
          <table:table-cell table:formula="of:=RANK(INDIRECT(ADDRESS(36;7;4));INDIRECT(ADDRESS(36;2;4)):INDIRECT(ADDRESS(36;8;4));1)" office:value-type="float" office:value="6">
            <text:p>6</text:p>
          </table:table-cell>
          <table:table-cell table:formula="of:=RANK(INDIRECT(ADDRESS(36;8;4));INDIRECT(ADDRESS(36;2;4)):INDIRECT(ADDRESS(36;8;4));1)" office:value-type="float" office:value="6">
            <text:p>6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38;2;4)):INDIRECT(ADDRESS(54;2;4)))" office:value-type="float" office:value="1.29411764705882">
            <text:p>1.2941176471</text:p>
          </table:table-cell>
          <table:table-cell table:formula="of:=AVERAGE(INDIRECT(ADDRESS(38;3;4)):INDIRECT(ADDRESS(54;3;4)))" office:value-type="float" office:value="1.88235294117647">
            <text:p>1.8823529412</text:p>
          </table:table-cell>
          <table:table-cell table:formula="of:=AVERAGE(INDIRECT(ADDRESS(38;4;4)):INDIRECT(ADDRESS(54;4;4)))" office:value-type="float" office:value="4.58823529411765">
            <text:p>4.5882352941</text:p>
          </table:table-cell>
          <table:table-cell table:formula="of:=AVERAGE(INDIRECT(ADDRESS(38;5;4)):INDIRECT(ADDRESS(54;5;4)))" office:value-type="float" office:value="3.52941176470588">
            <text:p>3.5294117647</text:p>
          </table:table-cell>
          <table:table-cell table:formula="of:=AVERAGE(INDIRECT(ADDRESS(38;6;4)):INDIRECT(ADDRESS(54;6;4)))" office:value-type="float" office:value="2.52941176470588">
            <text:p>2.5294117647</text:p>
          </table:table-cell>
          <table:table-cell table:formula="of:=AVERAGE(INDIRECT(ADDRESS(38;7;4)):INDIRECT(ADDRESS(54;7;4)))" office:value-type="float" office:value="6">
            <text:p>6</text:p>
          </table:table-cell>
          <table:table-cell table:formula="of:=AVERAGE(INDIRECT(ADDRESS(38;8;4)):INDIRECT(ADDRESS(54;8;4)))" office:value-type="float" office:value="6">
            <text:p>6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55;2;4));INDIRECT(ADDRESS(55;2;4)):INDIRECT(ADDRESS(55;8;4));1)" office:value-type="float" office:value="1">
            <text:p>1</text:p>
          </table:table-cell>
          <table:table-cell table:formula="of:=RANK(INDIRECT(ADDRESS(55;3;4));INDIRECT(ADDRESS(55;2;4)):INDIRECT(ADDRESS(55;8;4));1)" office:value-type="float" office:value="2">
            <text:p>2</text:p>
          </table:table-cell>
          <table:table-cell table:formula="of:=RANK(INDIRECT(ADDRESS(55;4;4));INDIRECT(ADDRESS(55;2;4)):INDIRECT(ADDRESS(55;8;4));1)" office:value-type="float" office:value="5">
            <text:p>5</text:p>
          </table:table-cell>
          <table:table-cell table:formula="of:=RANK(INDIRECT(ADDRESS(55;5;4));INDIRECT(ADDRESS(55;2;4)):INDIRECT(ADDRESS(55;8;4));1)" office:value-type="float" office:value="4">
            <text:p>4</text:p>
          </table:table-cell>
          <table:table-cell table:formula="of:=RANK(INDIRECT(ADDRESS(55;6;4));INDIRECT(ADDRESS(55;2;4)):INDIRECT(ADDRESS(55;8;4));1)" office:value-type="float" office:value="3">
            <text:p>3</text:p>
          </table:table-cell>
          <table:table-cell table:formula="of:=RANK(INDIRECT(ADDRESS(55;7;4));INDIRECT(ADDRESS(55;2;4)):INDIRECT(ADDRESS(55;8;4));1)" office:value-type="float" office:value="6">
            <text:p>6</text:p>
          </table:table-cell>
          <table:table-cell table:formula="of:=RANK(INDIRECT(ADDRESS(55;8;4));INDIRECT(ADDRESS(55;2;4)):INDIRECT(ADDRESS(55;8;4));1)" office:value-type="float" office:value="6">
            <text:p>6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7" office:value-type="float" office:value="0.136147094301073">
            <text:p>0.136147094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55;2;4)):INDIRECT(ADDRESS(55;8;4)))+INDIRECT(ADDRESS(57;2;4))" office:value-type="float" office:value="1.4302647413599">
            <text:p>1.4302647414</text:p>
          </table:table-cell>
          <table:table-cell table:formula="of:=MIN(INDIRECT(ADDRESS(55;2;4)):INDIRECT(ADDRESS(55;8;4)))+INDIRECT(ADDRESS(57;3;4))" office:value-type="float" office:value="1.4302647413599">
            <text:p>1.4302647414</text:p>
          </table:table-cell>
          <table:table-cell table:formula="of:=MIN(INDIRECT(ADDRESS(55;2;4)):INDIRECT(ADDRESS(55;8;4)))+INDIRECT(ADDRESS(57;4;4))" office:value-type="float" office:value="1.4302647413599">
            <text:p>1.4302647414</text:p>
          </table:table-cell>
          <table:table-cell table:formula="of:=MIN(INDIRECT(ADDRESS(55;2;4)):INDIRECT(ADDRESS(55;8;4)))+INDIRECT(ADDRESS(57;5;4))" office:value-type="float" office:value="1.4302647413599">
            <text:p>1.4302647414</text:p>
          </table:table-cell>
          <table:table-cell table:formula="of:=MIN(INDIRECT(ADDRESS(55;2;4)):INDIRECT(ADDRESS(55;8;4)))+INDIRECT(ADDRESS(57;6;4))" office:value-type="float" office:value="1.4302647413599">
            <text:p>1.4302647414</text:p>
          </table:table-cell>
          <table:table-cell table:formula="of:=MIN(INDIRECT(ADDRESS(55;2;4)):INDIRECT(ADDRESS(55;8;4)))+INDIRECT(ADDRESS(57;7;4))" office:value-type="float" office:value="1.4302647413599">
            <text:p>1.4302647414</text:p>
          </table:table-cell>
          <table:table-cell table:formula="of:=MIN(INDIRECT(ADDRESS(55;2;4)):INDIRECT(ADDRESS(55;8;4)))+INDIRECT(ADDRESS(57;8;4))" office:value-type="float" office:value="1.4302647413599">
            <text:p>1.4302647414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58;2;4))&gt;INDIRECT(ADDRESS(55;2;4));1;0)" office:value-type="float" office:value="1">
            <text:p>1</text:p>
          </table:table-cell>
          <table:table-cell table:formula="of:=IF(INDIRECT(ADDRESS(58;3;4))&gt;INDIRECT(ADDRESS(55;3;4));1;0)" office:value-type="float" office:value="0">
            <text:p>0</text:p>
          </table:table-cell>
          <table:table-cell table:formula="of:=IF(INDIRECT(ADDRESS(58;4;4))&gt;INDIRECT(ADDRESS(55;4;4));1;0)" office:value-type="float" office:value="0">
            <text:p>0</text:p>
          </table:table-cell>
          <table:table-cell table:formula="of:=IF(INDIRECT(ADDRESS(58;5;4))&gt;INDIRECT(ADDRESS(55;5;4));1;0)" office:value-type="float" office:value="0">
            <text:p>0</text:p>
          </table:table-cell>
          <table:table-cell table:formula="of:=IF(INDIRECT(ADDRESS(58;6;4))&gt;INDIRECT(ADDRESS(55;6;4));1;0)" office:value-type="float" office:value="0">
            <text:p>0</text:p>
          </table:table-cell>
          <table:table-cell table:formula="of:=IF(INDIRECT(ADDRESS(58;7;4))&gt;INDIRECT(ADDRESS(55;7;4));1;0)" office:value-type="float" office:value="0">
            <text:p>0</text:p>
          </table:table-cell>
          <table:table-cell table:formula="of:=IF(INDIRECT(ADDRESS(58;8;4))&gt;INDIRECT(ADDRESS(55;8;4));1;0)" office:value-type="float" office:value="0">
            <text:p>0</text:p>
          </table:table-cell>
        </table:table-row>
      </table:table>
      <table:table table:name="Global" table:style-name="ta1" table:print="false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3"/>
        <table:table-column table:style-name="co12" table:default-cell-style-name="ce6"/>
        <table:table-column table:style-name="co11" table:default-cell-style-name="ce3"/>
        <table:table-column table:style-name="co13" table:default-cell-style-name="ce4"/>
        <table:table-column table:style-name="co14" table:default-cell-style-name="ce7"/>
        <table:table-column table:style-name="co15" table:number-columns-repeated="2" table:default-cell-style-name="ce3"/>
        <table:table-column table:style-name="co16" table:default-cell-style-name="ce7"/>
        <table:table-column table:style-name="co17" table:number-columns-repeated="2" table:default-cell-style-name="Default"/>
        <table:table-column table:style-name="co18" table:default-cell-style-name="ce7"/>
        <table:table-column table:style-name="co19" table:default-cell-style-name="ce4"/>
        <table:table-column table:style-name="co11" table:default-cell-style-name="ce3"/>
        <table:table-column table:style-name="co20" table:default-cell-style-name="Default"/>
        <table:table-column table:style-name="co9" table:default-cell-style-name="ce3"/>
        <table:table-column table:style-name="co21" table:default-cell-style-name="ce3"/>
        <table:table-column table:style-name="co22" table:default-cell-style-name="ce7"/>
        <table:table-column table:style-name="co17" table:default-cell-style-name="Default"/>
        <table:table-column table:style-name="co13" table:default-cell-style-name="Default"/>
        <table:table-column table:style-name="co22" table:default-cell-style-name="ce7"/>
        <table:table-row table:style-name="ro2">
          <table:table-cell office:value-type="string" table:number-columns-spanned="4" table:number-rows-spanned="1">
            <text:p>Function</text:p>
          </table:table-cell>
          <table:covered-table-cell table:number-columns-repeated="3" table:style-name="ce2"/>
          <table:table-cell table:style-name="ce1" table:formula="of:=[Error.B1]" office:value-type="string" office:string-value="CC" table:number-columns-spanned="3" table:number-rows-spanned="1">
            <text:p>CC</text:p>
          </table:table-cell>
          <table:covered-table-cell table:number-columns-repeated="2" table:style-name="ce1"/>
          <table:table-cell table:style-name="ce1" table:formula="of:=[Error.C1]" office:value-type="string" office:string-value="CCDoubling" table:number-columns-spanned="3" table:number-rows-spanned="1">
            <text:p>CCDoubling</text:p>
          </table:table-cell>
          <table:covered-table-cell table:number-columns-repeated="2" table:style-name="ce1"/>
          <table:table-cell table:style-name="ce1" table:formula="of:=[Error.D1]" office:value-type="string" office:string-value="AS" table:number-columns-spanned="3" table:number-rows-spanned="1">
            <text:p>AS</text:p>
          </table:table-cell>
          <table:covered-table-cell table:number-columns-repeated="2" table:style-name="ce1"/>
          <table:table-cell table:style-name="ce1" table:formula="of:=[Error.E1]" office:value-type="string" office:string-value="AGLK" table:number-columns-spanned="3" table:number-rows-spanned="1">
            <text:p>AGLK</text:p>
          </table:table-cell>
          <table:covered-table-cell table:number-columns-repeated="2" table:style-name="ce1"/>
          <table:table-cell table:style-name="ce1" table:formula="of:=[Error.F1]" office:value-type="string" office:string-value="Hybr" table:number-columns-spanned="3" table:number-rows-spanned="1">
            <text:p>Hybr</text:p>
          </table:table-cell>
          <table:covered-table-cell table:number-columns-repeated="2" table:style-name="ce1"/>
          <table:table-cell table:style-name="ce1" table:formula="of:=[Error.G1]" office:value-type="string" office:string-value="MC" table:number-columns-spanned="3" table:number-rows-spanned="1">
            <text:p>MC</text:p>
          </table:table-cell>
          <table:covered-table-cell table:number-columns-repeated="2" table:style-name="ce1"/>
          <table:table-cell table:style-name="ce1" table:formula="of:=[Error.H1]" office:value-type="string" office:string-value="TrapData" table:number-columns-spanned="3" table:number-rows-spanned="1">
            <text:p>TrapData</text:p>
          </table:table-cell>
          <table:covered-table-cell table:number-columns-repeated="2" table:style-name="ce1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>
            <text:p>Err</text:p>
          </table:table-cell>
          <table:table-cell table:style-name="ce1" office:value-type="string">
            <text:p>Est</text:p>
          </table:table-cell>
          <table:table-cell table:style-name="ce1" office:value-type="string">
            <text:p>Evals</text:p>
          </table:table-cell>
          <table:table-cell table:style-name="ce1" table:formula="of:=[.E2]" office:value-type="string" office:string-value="Err">
            <text:p>Err</text:p>
          </table:table-cell>
          <table:table-cell table:style-name="ce1" table:formula="of:=[.F2]" office:value-type="string" office:string-value="Est">
            <text:p>Est</text:p>
          </table:table-cell>
          <table:table-cell table:style-name="ce1" table:formula="of:=[.G2]" office:value-type="string" office:string-value="Evals">
            <text:p>Evals</text:p>
          </table:table-cell>
          <table:table-cell table:style-name="ce1" table:formula="of:=[.H2]" office:value-type="string" office:string-value="Err">
            <text:p>Err</text:p>
          </table:table-cell>
          <table:table-cell table:style-name="ce1" table:formula="of:=[.I2]" office:value-type="string" office:string-value="Est">
            <text:p>Est</text:p>
          </table:table-cell>
          <table:table-cell table:style-name="ce1" table:formula="of:=[.J2]" office:value-type="string" office:string-value="Evals">
            <text:p>Eval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st</text:p>
          </table:table-cell>
          <table:table-cell table:style-name="ce1" office:value-type="string">
            <text:p>Evals</text:p>
          </table:table-cell>
          <table:table-cell table:style-name="ce1" table:formula="of:=[.N2]" office:value-type="string" office:string-value="Err">
            <text:p>Err</text:p>
          </table:table-cell>
          <table:table-cell table:style-name="ce1" table:formula="of:=[.O2]" office:value-type="string" office:string-value="Est">
            <text:p>Est</text:p>
          </table:table-cell>
          <table:table-cell table:style-name="ce1" table:formula="of:=[.P2]" office:value-type="string" office:string-value="Evals">
            <text:p>Evals</text:p>
          </table:table-cell>
          <table:table-cell table:style-name="ce1" table:formula="of:=[.Q2]" office:value-type="string" office:string-value="Err">
            <text:p>Err</text:p>
          </table:table-cell>
          <table:table-cell table:style-name="ce1" table:formula="of:=[.R2]" office:value-type="string" office:string-value="Est">
            <text:p>Est</text:p>
          </table:table-cell>
          <table:table-cell table:style-name="ce1" table:formula="of:=[.S2]" office:value-type="string" office:string-value="Evals">
            <text:p>Evals</text:p>
          </table:table-cell>
          <table:table-cell table:style-name="ce1" table:formula="of:=[.T2]" office:value-type="string" office:string-value="Err">
            <text:p>Err</text:p>
          </table:table-cell>
          <table:table-cell table:style-name="ce1" table:formula="of:=[.U2]" office:value-type="string" office:string-value="Est">
            <text:p>Est</text:p>
          </table:table-cell>
          <table:table-cell table:style-name="ce1" table:formula="of:=[.V2]" office:value-type="string" office:string-value="Evals">
            <text:p>Evals</text:p>
          </table:table-cell>
        </table:table-row>
        <table:table-row table:style-name="ro2">
          <table:table-cell table:formula="of:=[Error.A2]" office:value-type="string" office:string-value="Step" table:number-columns-spanned="4" table:number-rows-spanned="1">
            <text:p>Step</text:p>
          </table:table-cell>
          <table:covered-table-cell table:number-columns-repeated="3"/>
          <table:table-cell table:style-name="ce3" table:formula="of:=[Error.B20]" office:value-type="float" office:value="-3.41624007092802">
            <text:p>-3.4</text:p>
          </table:table-cell>
          <table:table-cell table:formula="of:=[Estimate.B2]" office:value-type="float" office:value="-3.61235994796777">
            <text:p>-3.6</text:p>
          </table:table-cell>
          <table:table-cell table:formula="of:=[Evals.B2]" office:value-type="float" office:value="4097">
            <text:p>4097</text:p>
          </table:table-cell>
          <table:table-cell table:formula="of:=[Error.C2]" office:value-type="float" office:value="-3.41624007092953">
            <text:p>-3.4</text:p>
          </table:table-cell>
          <table:table-cell table:style-name="ce3" table:formula="of:=[Estimate.C2]" office:value-type="float" office:value="-3.41624007081688">
            <text:p>-3.4</text:p>
          </table:table-cell>
          <table:table-cell table:style-name="ce6" table:formula="of:=[Evals.C2]" office:value-type="float" office:value="4097">
            <text:p>4097</text:p>
          </table:table-cell>
          <table:table-cell table:formula="of:=[Error.D2]" office:value-type="float" office:value="-13.7241408488127">
            <text:p>-13.7</text:p>
          </table:table-cell>
          <table:table-cell table:formula="of:=[Estimate.D2]" office:value-type="float" office:value="-13.7224410639348">
            <text:p>-13.7</text:p>
          </table:table-cell>
          <table:table-cell table:formula="of:=[Evals.D2]" office:value-type="float" office:value="4229">
            <text:p>4229</text:p>
          </table:table-cell>
          <table:table-cell table:style-name="ce3" table:formula="of:=[Error.E2]" office:value-type="float" office:value="-14.386388046124">
            <text:p>-14.4</text:p>
          </table:table-cell>
          <table:table-cell table:style-name="ce4" table:formula="of:=[Estimate.E2]" office:value-type="float" office:value="-14.0398778950801">
            <text:p>-14.0</text:p>
          </table:table-cell>
          <table:table-cell table:formula="of:=[Evals.E2]" office:value-type="float" office:value="17407">
            <text:p>17407</text:p>
          </table:table-cell>
          <table:table-cell table:formula="of:=[Error.F2]" office:value-type="float" office:value="-14.386388046124">
            <text:p>-14.4</text:p>
          </table:table-cell>
          <table:table-cell table:formula="of:=[Estimate.F2]" office:value-type="float" office:value="-14.0398778950801">
            <text:p>-14.0</text:p>
          </table:table-cell>
          <table:table-cell table:style-name="ce7" table:formula="of:=[Evals.F2]" office:value-type="float" office:value="17920">
            <text:p>17920</text:p>
          </table:table-cell>
          <table:table-cell table:formula="of:=[Error.G2]" office:value-type="float" office:value="-3.5774101601486">
            <text:p>-3.6</text:p>
          </table:table-cell>
          <table:table-cell table:formula="of:=[Estimate.G2]" office:value-type="float" office:value="-3.19896999782446">
            <text:p>-3.2</text:p>
          </table:table-cell>
          <table:table-cell table:formula="of:=[Evals.G2]" office:value-type="float" office:value="10000000">
            <text:p>10000000</text:p>
          </table:table-cell>
          <table:table-cell table:style-name="ce3" table:formula="of:=[Error.H2]" office:value-type="float" office:value="-7.80260265536459">
            <text:p>-7.8</text:p>
          </table:table-cell>
          <table:table-cell table:style-name="ce3" table:formula="of:=[Estimate.H2]" office:value-type="float" office:value="-6.67160246027322">
            <text:p>-6.7</text:p>
          </table:table-cell>
          <table:table-cell table:formula="of:=[Evals.H2]" office:value-type="float" office:value="10000000">
            <text:p>10000000</text:p>
          </table:table-cell>
        </table:table-row>
        <table:table-row table:style-name="ro2">
          <table:table-cell table:formula="of:=[Error.A3]" office:value-type="string" office:string-value="Abs" table:number-columns-spanned="4" table:number-rows-spanned="1">
            <text:p>Abs</text:p>
          </table:table-cell>
          <table:covered-table-cell table:number-columns-repeated="3"/>
          <table:table-cell table:style-name="ce3" table:formula="of:=[Error.B21]" office:value-type="float" office:value="-7.00857141108542">
            <text:p>-7.0</text:p>
          </table:table-cell>
          <table:table-cell table:formula="of:=[Estimate.B3]" office:value-type="float" office:value="-6.72757000188634">
            <text:p>-6.7</text:p>
          </table:table-cell>
          <table:table-cell table:style-name="ce7" table:formula="of:=[Evals.B3]" office:value-type="float" office:value="4097">
            <text:p>4097</text:p>
          </table:table-cell>
          <table:table-cell table:formula="of:=[Error.C3]" office:value-type="float" office:value="-7.00857140321703">
            <text:p>-7.0</text:p>
          </table:table-cell>
          <table:table-cell table:style-name="ce3" table:formula="of:=[Estimate.C3]" office:value-type="float" office:value="-6.53145005456846">
            <text:p>-6.5</text:p>
          </table:table-cell>
          <table:table-cell table:formula="of:=[Evals.C3]" office:value-type="float" office:value="4097">
            <text:p>4097</text:p>
          </table:table-cell>
          <table:table-cell table:formula="of:=[Error.D3]" office:value-type="float" office:value="-13.7190613232835">
            <text:p>-13.7</text:p>
          </table:table-cell>
          <table:table-cell table:formula="of:=[Estimate.D3]" office:value-type="float" office:value="-13.7224410639348">
            <text:p>-13.7</text:p>
          </table:table-cell>
          <table:table-cell table:formula="of:=[Evals.D3]" office:value-type="float" office:value="4361">
            <text:p>4361</text:p>
          </table:table-cell>
          <table:table-cell table:style-name="ce3" table:formula="of:=[Error.E3]" office:value-type="float" office:value="-15.255619765855">
            <text:p>-15.3</text:p>
          </table:table-cell>
          <table:table-cell table:style-name="ce4" table:formula="of:=[Estimate.E3]" office:value-type="float" office:value="-15.653559774527">
            <text:p>-15.7</text:p>
          </table:table-cell>
          <table:table-cell table:formula="of:=[Evals.E3]" office:value-type="float" office:value="1027">
            <text:p>1027</text:p>
          </table:table-cell>
          <table:table-cell table:formula="of:=[Error.F3]" office:value-type="float" office:value="-15.255619765855">
            <text:p>-15.3</text:p>
          </table:table-cell>
          <table:table-cell table:style-name="ce4" table:formula="of:=[Estimate.F3]" office:value-type="float" office:value="-15.653559774527">
            <text:p>-15.7</text:p>
          </table:table-cell>
          <table:table-cell table:style-name="ce6" table:formula="of:=[Evals.F3]" office:value-type="float" office:value="1540">
            <text:p>1540</text:p>
          </table:table-cell>
          <table:table-cell table:formula="of:=[Error.G3]" office:value-type="float" office:value="-3.31772010901883">
            <text:p>-3.3</text:p>
          </table:table-cell>
          <table:table-cell table:formula="of:=[Estimate.G3]" office:value-type="float" office:value="-3.43757955995563">
            <text:p>-3.4</text:p>
          </table:table-cell>
          <table:table-cell table:formula="of:=[Evals.G3]" office:value-type="float" office:value="10000000">
            <text:p>10000000</text:p>
          </table:table-cell>
          <table:table-cell table:style-name="ce3" table:formula="of:=[Error.H3]" office:value-type="float" office:value="-14.4494397918711">
            <text:p>-14.4</text:p>
          </table:table-cell>
          <table:table-cell table:style-name="ce3" table:formula="of:=[Estimate.H3]" office:value-type="float" office:value="-14.835715623863">
            <text:p>-14.8</text:p>
          </table:table-cell>
          <table:table-cell table:formula="of:=[Evals.H3]" office:value-type="float" office:value="10000000">
            <text:p>10000000</text:p>
          </table:table-cell>
        </table:table-row>
        <table:table-row table:style-name="ro2">
          <table:table-cell table:formula="of:=[Error.A4]" office:value-type="string" office:string-value="Lin" table:number-columns-spanned="4" table:number-rows-spanned="1">
            <text:p>Lin</text:p>
          </table:table-cell>
          <table:covered-table-cell table:number-columns-repeated="3"/>
          <table:table-cell table:style-name="ce4" table:formula="of:=[Error.B22]" office:value-type="float" office:value="-15.653559774527">
            <text:p>-15.7</text:p>
          </table:table-cell>
          <table:table-cell table:formula="of:=[Estimate.B4]" office:value-type="float" office:value="-15.0514997831991">
            <text:p>-15.1</text:p>
          </table:table-cell>
          <table:table-cell table:formula="of:=[Evals.B4]" office:value-type="float" office:value="17">
            <text:p>17</text:p>
          </table:table-cell>
          <table:table-cell table:style-name="ce4" table:formula="of:=[Error.C4]" office:value-type="float" office:value="-15.653559774527">
            <text:p>-15.7</text:p>
          </table:table-cell>
          <table:table-cell table:formula="of:=[Estimate.C4]" office:value-type="float" office:value="-15.653559774527">
            <text:p>-15.7</text:p>
          </table:table-cell>
          <table:table-cell table:formula="of:=[Evals.C4]" office:value-type="float" office:value="33">
            <text:p>33</text:p>
          </table:table-cell>
          <table:table-cell table:formula="of:=[Error.D4]" office:value-type="float" office:value="-13.7249932425739">
            <text:p>-13.7</text:p>
          </table:table-cell>
          <table:table-cell table:formula="of:=[Estimate.D4]" office:value-type="float" office:value="-13.7224410639348">
            <text:p>-13.7</text:p>
          </table:table-cell>
          <table:table-cell table:formula="of:=[Evals.D4]" office:value-type="float" office:value="4361">
            <text:p>4361</text:p>
          </table:table-cell>
          <table:table-cell table:style-name="ce4" table:formula="of:=[Error.E4]" office:value-type="float" office:value="-15.653559774527">
            <text:p>-15.7</text:p>
          </table:table-cell>
          <table:table-cell table:style-name="ce4" table:formula="of:=[Estimate.E4]" office:value-type="float" office:value="-15.653559774527">
            <text:p>-15.7</text:p>
          </table:table-cell>
          <table:table-cell table:formula="of:=[Evals.E4]" office:value-type="float" office:value="1027">
            <text:p>1027</text:p>
          </table:table-cell>
          <table:table-cell table:formula="of:=[Error.F4]" office:value-type="float" office:value="-15.653559774527">
            <text:p>-15.7</text:p>
          </table:table-cell>
          <table:table-cell table:formula="of:=[Estimate.F4]" office:value-type="float" office:value="-15.0514997831991">
            <text:p>-15.1</text:p>
          </table:table-cell>
          <table:table-cell table:style-name="ce6" table:formula="of:=[Evals.F4]" office:value-type="float" office:value="17">
            <text:p>17</text:p>
          </table:table-cell>
          <table:table-cell table:formula="of:=[Error.G4]" office:value-type="float" office:value="-3.86182413843036">
            <text:p>-3.9</text:p>
          </table:table-cell>
          <table:table-cell table:formula="of:=[Estimate.G4]" office:value-type="float" office:value="-3.13653341929636">
            <text:p>-3.1</text:p>
          </table:table-cell>
          <table:table-cell table:formula="of:=[Evals.G4]" office:value-type="float" office:value="10000000">
            <text:p>10000000</text:p>
          </table:table-cell>
          <table:table-cell table:style-name="ce4" table:formula="of:=[Error.H4]" office:value-type="float" office:value="-15.653559774527">
            <text:p>-15.7</text:p>
          </table:table-cell>
          <table:table-cell table:style-name="ce4" table:formula="of:=[Estimate.H4]" office:value-type="float" office:value="-15.653559774527">
            <text:p>-15.7</text:p>
          </table:table-cell>
          <table:table-cell table:formula="of:=[Evals.H4]" office:value-type="float" office:value="10000000">
            <text:p>10000000</text:p>
          </table:table-cell>
        </table:table-row>
        <table:table-row table:style-name="ro2">
          <table:table-cell table:formula="of:=[Error.A5]" office:value-type="string" office:string-value="Square" table:number-columns-spanned="4" table:number-rows-spanned="1">
            <text:p>Square</text:p>
          </table:table-cell>
          <table:covered-table-cell table:number-columns-repeated="3"/>
          <table:table-cell table:style-name="ce4" table:formula="of:=[Error.B23]" office:value-type="float" office:value="-15.653559774527">
            <text:p>-15.7</text:p>
          </table:table-cell>
          <table:table-cell table:formula="of:=[Estimate.B5]" office:value-type="float" office:value="-14.8754085241434">
            <text:p>-14.9</text:p>
          </table:table-cell>
          <table:table-cell table:formula="of:=[Evals.B5]" office:value-type="float" office:value="17">
            <text:p>17</text:p>
          </table:table-cell>
          <table:table-cell table:style-name="ce4" table:formula="of:=[Error.C5]" office:value-type="float" office:value="-15.653559774527">
            <text:p>-15.7</text:p>
          </table:table-cell>
          <table:table-cell table:formula="of:=[Estimate.C5]" office:value-type="float" office:value="-15.653559774527">
            <text:p>-15.7</text:p>
          </table:table-cell>
          <table:table-cell table:formula="of:=[Evals.C5]" office:value-type="float" office:value="33">
            <text:p>33</text:p>
          </table:table-cell>
          <table:table-cell table:formula="of:=[Error.D5]" office:value-type="float" office:value="-13.7215936597989">
            <text:p>-13.7</text:p>
          </table:table-cell>
          <table:table-cell table:formula="of:=[Estimate.D5]" office:value-type="float" office:value="-13.7224410639348">
            <text:p>-13.7</text:p>
          </table:table-cell>
          <table:table-cell table:formula="of:=[Evals.D5]" office:value-type="float" office:value="4353">
            <text:p>4353</text:p>
          </table:table-cell>
          <table:table-cell table:style-name="ce3" table:formula="of:=[Error.E5]" office:value-type="float" office:value="-15.255619765855">
            <text:p>-15.3</text:p>
          </table:table-cell>
          <table:table-cell table:style-name="ce4" table:formula="of:=[Estimate.E5]" office:value-type="float" office:value="-15.653559774527">
            <text:p>-15.7</text:p>
          </table:table-cell>
          <table:table-cell table:formula="of:=[Evals.E5]" office:value-type="float" office:value="1027">
            <text:p>1027</text:p>
          </table:table-cell>
          <table:table-cell table:formula="of:=[Error.F5]" office:value-type="float" office:value="-15.653559774527">
            <text:p>-15.7</text:p>
          </table:table-cell>
          <table:table-cell table:formula="of:=[Estimate.F5]" office:value-type="float" office:value="-14.8754085241434">
            <text:p>-14.9</text:p>
          </table:table-cell>
          <table:table-cell table:style-name="ce6" table:formula="of:=[Evals.F5]" office:value-type="float" office:value="17">
            <text:p>17</text:p>
          </table:table-cell>
          <table:table-cell table:formula="of:=[Error.G5]" office:value-type="float" office:value="-3.45396401485883">
            <text:p>-3.5</text:p>
          </table:table-cell>
          <table:table-cell table:formula="of:=[Estimate.G5]" office:value-type="float" office:value="-3.42337509953223">
            <text:p>-3.4</text:p>
          </table:table-cell>
          <table:table-cell table:formula="of:=[Evals.G5]" office:value-type="float" office:value="10000000">
            <text:p>10000000</text:p>
          </table:table-cell>
          <table:table-cell table:style-name="ce3" table:formula="of:=[Error.H5]" office:value-type="float" office:value="-13.0966545054716">
            <text:p>-13.1</text:p>
          </table:table-cell>
          <table:table-cell table:style-name="ce3" table:formula="of:=[Estimate.H5]" office:value-type="float" office:value="-13.0969705013106">
            <text:p>-13.1</text:p>
          </table:table-cell>
          <table:table-cell table:formula="of:=[Evals.H5]" office:value-type="float" office:value="10000000">
            <text:p>10000000</text:p>
          </table:table-cell>
        </table:table-row>
        <table:table-row table:style-name="ro2">
          <table:table-cell table:formula="of:=[Error.A6]" office:value-type="string" office:string-value="Cube" table:number-columns-spanned="4" table:number-rows-spanned="1">
            <text:p>Cube</text:p>
          </table:table-cell>
          <table:covered-table-cell table:number-columns-repeated="3"/>
          <table:table-cell table:style-name="ce4" table:formula="of:=[Error.B24]" office:value-type="float" office:value="-15.653559774527">
            <text:p>-15.7</text:p>
          </table:table-cell>
          <table:table-cell table:formula="of:=[Estimate.B6]" office:value-type="float" office:value="-14.8084617345128">
            <text:p>-14.8</text:p>
          </table:table-cell>
          <table:table-cell table:formula="of:=[Evals.B6]" office:value-type="float" office:value="17">
            <text:p>17</text:p>
          </table:table-cell>
          <table:table-cell table:style-name="ce4" table:formula="of:=[Error.C6]" office:value-type="float" office:value="-15.653559774527">
            <text:p>-15.7</text:p>
          </table:table-cell>
          <table:table-cell table:formula="of:=[Estimate.C6]" office:value-type="float" office:value="-15.653559774527">
            <text:p>-15.7</text:p>
          </table:table-cell>
          <table:table-cell table:formula="of:=[Evals.C6]" office:value-type="float" office:value="33">
            <text:p>33</text:p>
          </table:table-cell>
          <table:table-cell table:formula="of:=[Error.D6]" office:value-type="float" office:value="-13.7211705767883">
            <text:p>-13.7</text:p>
          </table:table-cell>
          <table:table-cell table:formula="of:=[Estimate.D6]" office:value-type="float" office:value="-13.7224410639348">
            <text:p>-13.7</text:p>
          </table:table-cell>
          <table:table-cell table:formula="of:=[Evals.D6]" office:value-type="float" office:value="4345">
            <text:p>4345</text:p>
          </table:table-cell>
          <table:table-cell table:style-name="ce4" table:formula="of:=[Error.E6]" office:value-type="float" office:value="-15.653559774527">
            <text:p>-15.7</text:p>
          </table:table-cell>
          <table:table-cell table:style-name="ce4" table:formula="of:=[Estimate.E6]" office:value-type="float" office:value="-15.653559774527">
            <text:p>-15.7</text:p>
          </table:table-cell>
          <table:table-cell table:formula="of:=[Evals.E6]" office:value-type="float" office:value="1027">
            <text:p>1027</text:p>
          </table:table-cell>
          <table:table-cell table:formula="of:=[Error.F6]" office:value-type="float" office:value="-15.653559774527">
            <text:p>-15.7</text:p>
          </table:table-cell>
          <table:table-cell table:formula="of:=[Estimate.F6]" office:value-type="float" office:value="-14.8084617345128">
            <text:p>-14.8</text:p>
          </table:table-cell>
          <table:table-cell table:style-name="ce6" table:formula="of:=[Evals.F6]" office:value-type="float" office:value="17">
            <text:p>17</text:p>
          </table:table-cell>
          <table:table-cell table:formula="of:=[Error.G6]" office:value-type="float" office:value="-3.93455208266931">
            <text:p>-3.9</text:p>
          </table:table-cell>
          <table:table-cell table:formula="of:=[Estimate.G6]" office:value-type="float" office:value="-3.32051564884222">
            <text:p>-3.3</text:p>
          </table:table-cell>
          <table:table-cell table:formula="of:=[Evals.G6]" office:value-type="float" office:value="10000000">
            <text:p>10000000</text:p>
          </table:table-cell>
          <table:table-cell table:style-name="ce3" table:formula="of:=[Error.H6]" office:value-type="float" office:value="-15.567458067821">
            <text:p>-15.6</text:p>
          </table:table-cell>
          <table:table-cell table:style-name="ce3" table:formula="of:=[Estimate.H6]" office:value-type="float" office:value="-15.522144013244">
            <text:p>-15.5</text:p>
          </table:table-cell>
          <table:table-cell table:formula="of:=[Evals.H6]" office:value-type="float" office:value="10000000">
            <text:p>10000000</text:p>
          </table:table-cell>
        </table:table-row>
        <table:table-row table:style-name="ro2">
          <table:table-cell table:formula="of:=[Error.A7]" office:value-type="string" office:string-value="Quad" table:number-columns-spanned="4" table:number-rows-spanned="1">
            <text:p>Quad</text:p>
          </table:table-cell>
          <table:covered-table-cell table:number-columns-repeated="3"/>
          <table:table-cell table:style-name="ce4" table:formula="of:=[Error.B25]" office:value-type="float" office:value="-15.653559774527">
            <text:p>-15.7</text:p>
          </table:table-cell>
          <table:table-cell table:formula="of:=[Estimate.B7]" office:value-type="float" office:value="-14.6993172650877">
            <text:p>-14.7</text:p>
          </table:table-cell>
          <table:table-cell table:formula="of:=[Evals.B7]" office:value-type="float" office:value="17">
            <text:p>17</text:p>
          </table:table-cell>
          <table:table-cell table:style-name="ce4" table:formula="of:=[Error.C7]" office:value-type="float" office:value="-15.653559774527">
            <text:p>-15.7</text:p>
          </table:table-cell>
          <table:table-cell table:formula="of:=[Estimate.C7]" office:value-type="float" office:value="-15.653559774527">
            <text:p>-15.7</text:p>
          </table:table-cell>
          <table:table-cell table:formula="of:=[Evals.C7]" office:value-type="float" office:value="33">
            <text:p>33</text:p>
          </table:table-cell>
          <table:table-cell table:formula="of:=[Error.D7]" office:value-type="float" office:value="-13.6897719471815">
            <text:p>-13.7</text:p>
          </table:table-cell>
          <table:table-cell table:formula="of:=[Estimate.D7]" office:value-type="float" office:value="-13.6578243574775">
            <text:p>-13.7</text:p>
          </table:table-cell>
          <table:table-cell table:formula="of:=[Evals.D7]" office:value-type="float" office:value="8329">
            <text:p>8329</text:p>
          </table:table-cell>
          <table:table-cell table:style-name="ce4" table:formula="of:=[Error.E7]" office:value-type="float" office:value="-15.653559774527">
            <text:p>-15.7</text:p>
          </table:table-cell>
          <table:table-cell table:style-name="ce4" table:formula="of:=[Estimate.E7]" office:value-type="float" office:value="-15.653559774527">
            <text:p>-15.7</text:p>
          </table:table-cell>
          <table:table-cell table:formula="of:=[Evals.E7]" office:value-type="float" office:value="1027">
            <text:p>1027</text:p>
          </table:table-cell>
          <table:table-cell table:formula="of:=[Error.F7]" office:value-type="float" office:value="-15.653559774527">
            <text:p>-15.7</text:p>
          </table:table-cell>
          <table:table-cell table:formula="of:=[Estimate.F7]" office:value-type="float" office:value="-14.6993172650877">
            <text:p>-14.7</text:p>
          </table:table-cell>
          <table:table-cell table:style-name="ce6" table:formula="of:=[Evals.F7]" office:value-type="float" office:value="17">
            <text:p>17</text:p>
          </table:table-cell>
          <table:table-cell table:formula="of:=[Error.G7]" office:value-type="float" office:value="-4.0022469373044">
            <text:p>-4.0</text:p>
          </table:table-cell>
          <table:table-cell table:formula="of:=[Estimate.G7]" office:value-type="float" office:value="-3.47195936596137">
            <text:p>-3.5</text:p>
          </table:table-cell>
          <table:table-cell table:formula="of:=[Evals.G7]" office:value-type="float" office:value="10000000">
            <text:p>10000000</text:p>
          </table:table-cell>
          <table:table-cell table:style-name="ce3" table:formula="of:=[Error.H7]" office:value-type="float" office:value="-12.7966799039647">
            <text:p>-12.8</text:p>
          </table:table-cell>
          <table:table-cell table:style-name="ce3" table:formula="of:=[Estimate.H7]" office:value-type="float" office:value="-12.7955298146835">
            <text:p>-12.8</text:p>
          </table:table-cell>
          <table:table-cell table:formula="of:=[Evals.H7]" office:value-type="float" office:value="10000000">
            <text:p>10000000</text:p>
          </table:table-cell>
        </table:table-row>
        <table:table-row table:style-name="ro2">
          <table:table-cell table:formula="of:=[Error.A8]" office:value-type="string" office:string-value="Exp" table:number-columns-spanned="4" table:number-rows-spanned="1">
            <text:p>Exp</text:p>
          </table:table-cell>
          <table:covered-table-cell table:number-columns-repeated="3"/>
          <table:table-cell table:style-name="ce4" table:formula="of:=[Error.B26]" office:value-type="float" office:value="-15.653559774527">
            <text:p>-15.7</text:p>
          </table:table-cell>
          <table:table-cell table:formula="of:=[Estimate.B8]" office:value-type="float" office:value="-14.7663394758234">
            <text:p>-14.8</text:p>
          </table:table-cell>
          <table:table-cell table:formula="of:=[Evals.B8]" office:value-type="float" office:value="17">
            <text:p>17</text:p>
          </table:table-cell>
          <table:table-cell table:style-name="ce4" table:formula="of:=[Error.C8]" office:value-type="float" office:value="-15.653559774527">
            <text:p>-15.7</text:p>
          </table:table-cell>
          <table:table-cell table:formula="of:=[Estimate.C8]" office:value-type="float" office:value="-15.653559774527">
            <text:p>-15.7</text:p>
          </table:table-cell>
          <table:table-cell table:formula="of:=[Evals.C8]" office:value-type="float" office:value="33">
            <text:p>33</text:p>
          </table:table-cell>
          <table:table-cell table:formula="of:=[Error.D8]" office:value-type="float" office:value="-13.9174920244355">
            <text:p>-13.9</text:p>
          </table:table-cell>
          <table:table-cell table:formula="of:=[Estimate.D8]" office:value-type="float" office:value="-13.7593251601798">
            <text:p>-13.8</text:p>
          </table:table-cell>
          <table:table-cell table:formula="of:=[Evals.D8]" office:value-type="float" office:value="4353">
            <text:p>4353</text:p>
          </table:table-cell>
          <table:table-cell table:style-name="ce3" table:formula="of:=[Error.E8]" office:value-type="float" office:value="-15.4226420027554">
            <text:p>-15.4</text:p>
          </table:table-cell>
          <table:table-cell table:style-name="ce4" table:formula="of:=[Estimate.E8]" office:value-type="float" office:value="-15.653559774527">
            <text:p>-15.7</text:p>
          </table:table-cell>
          <table:table-cell table:formula="of:=[Evals.E8]" office:value-type="float" office:value="1027">
            <text:p>1027</text:p>
          </table:table-cell>
          <table:table-cell table:formula="of:=[Error.F8]" office:value-type="float" office:value="-15.653559774527">
            <text:p>-15.7</text:p>
          </table:table-cell>
          <table:table-cell table:formula="of:=[Estimate.F8]" office:value-type="float" office:value="-14.7663394758234">
            <text:p>-14.8</text:p>
          </table:table-cell>
          <table:table-cell table:style-name="ce6" table:formula="of:=[Evals.F8]" office:value-type="float" office:value="17">
            <text:p>17</text:p>
          </table:table-cell>
          <table:table-cell table:formula="of:=[Error.G8]" office:value-type="float" office:value="-4.20100505727925">
            <text:p>-4.2</text:p>
          </table:table-cell>
          <table:table-cell table:formula="of:=[Estimate.G8]" office:value-type="float" office:value="-3.45103909087725">
            <text:p>-3.5</text:p>
          </table:table-cell>
          <table:table-cell table:formula="of:=[Evals.G8]" office:value-type="float" office:value="10000000">
            <text:p>10000000</text:p>
          </table:table-cell>
          <table:table-cell table:style-name="ce3" table:formula="of:=[Error.H8]" office:value-type="float" office:value="-13.6983661331546">
            <text:p>-13.7</text:p>
          </table:table-cell>
          <table:table-cell table:style-name="ce3" table:formula="of:=[Estimate.H8]" office:value-type="float" office:value="-13.6999434234548">
            <text:p>-13.7</text:p>
          </table:table-cell>
          <table:table-cell table:formula="of:=[Evals.H8]" office:value-type="float" office:value="10000000">
            <text:p>10000000</text:p>
          </table:table-cell>
        </table:table-row>
        <table:table-row table:style-name="ro2">
          <table:table-cell table:formula="of:=[Error.A9]" office:value-type="string" office:string-value="SqrtAbs" table:number-columns-spanned="4" table:number-rows-spanned="1">
            <text:p>SqrtAbs</text:p>
          </table:table-cell>
          <table:covered-table-cell table:number-columns-repeated="3"/>
          <table:table-cell table:style-name="ce3" table:formula="of:=[Error.B27]" office:value-type="float" office:value="-5.17889843032903">
            <text:p>-5.2</text:p>
          </table:table-cell>
          <table:table-cell table:formula="of:=[Estimate.B9]" office:value-type="float" office:value="-5.11294051902512">
            <text:p>-5.1</text:p>
          </table:table-cell>
          <table:table-cell table:formula="of:=[Evals.B9]" office:value-type="float" office:value="4097">
            <text:p>4097</text:p>
          </table:table-cell>
          <table:table-cell table:formula="of:=[Error.C9]" office:value-type="float" office:value="-5.17889843008881">
            <text:p>-5.2</text:p>
          </table:table-cell>
          <table:table-cell table:style-name="ce3" table:formula="of:=[Estimate.C9]" office:value-type="float" office:value="-4.91682061221939">
            <text:p>-4.9</text:p>
          </table:table-cell>
          <table:table-cell table:style-name="ce6" table:formula="of:=[Evals.C9]" office:value-type="float" office:value="4097">
            <text:p>4097</text:p>
          </table:table-cell>
          <table:table-cell table:formula="of:=[Error.D9]" office:value-type="float" office:value="-14.3982872694237">
            <text:p>-14.4</text:p>
          </table:table-cell>
          <table:table-cell table:formula="of:=[Estimate.D9]" office:value-type="float" office:value="-13.6532203985733">
            <text:p>-13.7</text:p>
          </table:table-cell>
          <table:table-cell table:formula="of:=[Evals.D9]" office:value-type="float" office:value="15189">
            <text:p>15189</text:p>
          </table:table-cell>
          <table:table-cell table:style-name="ce3" table:formula="of:=[Error.E9]" office:value-type="float" office:value="-14.824256001696">
            <text:p>-14.8</text:p>
          </table:table-cell>
          <table:table-cell table:style-name="ce4" table:formula="of:=[Estimate.E9]" office:value-type="float" office:value="-13.6798813589006">
            <text:p>-13.7</text:p>
          </table:table-cell>
          <table:table-cell table:formula="of:=[Evals.E9]" office:value-type="float" office:value="18487">
            <text:p>18487</text:p>
          </table:table-cell>
          <table:table-cell table:formula="of:=[Error.F9]" office:value-type="float" office:value="-14.824256001696">
            <text:p>-14.8</text:p>
          </table:table-cell>
          <table:table-cell table:formula="of:=[Estimate.F9]" office:value-type="float" office:value="-13.6798813589006">
            <text:p>-13.7</text:p>
          </table:table-cell>
          <table:table-cell table:style-name="ce7" table:formula="of:=[Evals.F9]" office:value-type="float" office:value="19000">
            <text:p>19000</text:p>
          </table:table-cell>
          <table:table-cell table:formula="of:=[Error.G9]" office:value-type="float" office:value="-5.16443840922942">
            <text:p>-5.2</text:p>
          </table:table-cell>
          <table:table-cell table:formula="of:=[Estimate.G9]" office:value-type="float" office:value="-3.65053218006953">
            <text:p>-3.7</text:p>
          </table:table-cell>
          <table:table-cell table:formula="of:=[Evals.G9]" office:value-type="float" office:value="10000000">
            <text:p>10000000</text:p>
          </table:table-cell>
          <table:table-cell table:style-name="ce3" table:formula="of:=[Error.H9]" office:value-type="float" office:value="-10.3069926400698">
            <text:p>-10.3</text:p>
          </table:table-cell>
          <table:table-cell table:style-name="ce3" table:formula="of:=[Estimate.H9]" office:value-type="float" office:value="-11.2556964866799">
            <text:p>-11.3</text:p>
          </table:table-cell>
          <table:table-cell table:formula="of:=[Evals.H9]" office:value-type="float" office:value="10000000">
            <text:p>10000000</text:p>
          </table:table-cell>
        </table:table-row>
        <table:table-row table:style-name="ro2">
          <table:table-cell table:formula="of:=[Error.A10]" office:value-type="string" office:string-value="Runge" table:number-columns-spanned="4" table:number-rows-spanned="1">
            <text:p>Runge</text:p>
          </table:table-cell>
          <table:covered-table-cell table:number-columns-repeated="3"/>
          <table:table-cell table:style-name="ce4" table:formula="of:=[Error.B28]" office:value-type="float" office:value="-15.0514997831991">
            <text:p>-15.1</text:p>
          </table:table-cell>
          <table:table-cell table:formula="of:=[Estimate.B10]" office:value-type="float" office:value="-13.6226396621942">
            <text:p>-13.6</text:p>
          </table:table-cell>
          <table:table-cell table:formula="of:=[Evals.B10]" office:value-type="float" office:value="1025">
            <text:p>1025</text:p>
          </table:table-cell>
          <table:table-cell table:formula="of:=[Error.C10]" office:value-type="float" office:value="-14.954589770191">
            <text:p>-15.0</text:p>
          </table:table-cell>
          <table:table-cell table:formula="of:=[Estimate.C10]" office:value-type="float" office:value="-15.0003472607517">
            <text:p>-15.0</text:p>
          </table:table-cell>
          <table:table-cell table:style-name="ce6" table:formula="of:=[Evals.C10]" office:value-type="float" office:value="1025">
            <text:p>1025</text:p>
          </table:table-cell>
          <table:table-cell table:formula="of:=[Error.D10]" office:value-type="float" office:value="-15.0003472607517">
            <text:p>-15.0</text:p>
          </table:table-cell>
          <table:table-cell table:formula="of:=[Estimate.D10]" office:value-type="float" office:value="-13.6548364763388">
            <text:p>-13.7</text:p>
          </table:table-cell>
          <table:table-cell table:formula="of:=[Evals.D10]" office:value-type="float" office:value="25345">
            <text:p>25345</text:p>
          </table:table-cell>
          <table:table-cell table:style-name="ce3" table:formula="of:=[Error.E10]" office:value-type="float" office:value="-15.1764385198074">
            <text:p>-15.2</text:p>
          </table:table-cell>
          <table:table-cell table:style-name="ce3" table:formula="of:=[Estimate.E10]" office:value-type="float" office:value="-13.688327159711">
            <text:p>-13.7</text:p>
          </table:table-cell>
          <table:table-cell table:formula="of:=[Evals.E10]" office:value-type="float" office:value="17467">
            <text:p>17467</text:p>
          </table:table-cell>
          <table:table-cell table:formula="of:=[Error.F10]" office:value-type="float" office:value="-15.1764385198074">
            <text:p>-15.2</text:p>
          </table:table-cell>
          <table:table-cell table:formula="of:=[Estimate.F10]" office:value-type="float" office:value="-13.688327159711">
            <text:p>-13.7</text:p>
          </table:table-cell>
          <table:table-cell table:style-name="ce7" table:formula="of:=[Evals.F10]" office:value-type="float" office:value="17980">
            <text:p>17980</text:p>
          </table:table-cell>
          <table:table-cell table:formula="of:=[Error.G10]" office:value-type="float" office:value="-3.23361800379685">
            <text:p>-3.2</text:p>
          </table:table-cell>
          <table:table-cell table:formula="of:=[Estimate.G10]" office:value-type="float" office:value="-2.97826505373854">
            <text:p>-3.0</text:p>
          </table:table-cell>
          <table:table-cell table:formula="of:=[Evals.G10]" office:value-type="float" office:value="10000000">
            <text:p>10000000</text:p>
          </table:table-cell>
          <table:table-cell table:style-name="ce3" table:formula="of:=[Error.H10]" office:value-type="float" office:value="-13.8307381292239">
            <text:p>-13.8</text:p>
          </table:table-cell>
          <table:table-cell table:style-name="ce3" table:formula="of:=[Estimate.H10]" office:value-type="float" office:value="-13.2959245160478">
            <text:p>-13.3</text:p>
          </table:table-cell>
          <table:table-cell table:formula="of:=[Evals.H10]" office:value-type="float" office:value="10000000">
            <text:p>10000000</text:p>
          </table:table-cell>
        </table:table-row>
        <table:table-row table:style-name="ro2">
          <table:table-cell table:formula="of:=[Error.A11]" office:value-type="string" office:string-value="Log" table:number-columns-spanned="4" table:number-rows-spanned="1">
            <text:p>Log</text:p>
          </table:table-cell>
          <table:covered-table-cell table:number-columns-repeated="3"/>
          <table:table-cell table:style-name="ce5" table:formula="of:=[Error.B29]" office:value-type="float" office:value="-15.653559774527">
            <text:p>-15.7</text:p>
          </table:table-cell>
          <table:table-cell table:formula="of:=[Estimate.B11]" office:value-type="float" office:value="-14.8158284425402">
            <text:p>-14.8</text:p>
          </table:table-cell>
          <table:table-cell table:formula="of:=[Evals.B11]" office:value-type="float" office:value="33">
            <text:p>33</text:p>
          </table:table-cell>
          <table:table-cell table:style-name="ce4" table:formula="of:=[Error.C11]" office:value-type="float" office:value="-15.653559774527">
            <text:p>-15.7</text:p>
          </table:table-cell>
          <table:table-cell table:formula="of:=[Estimate.C11]" office:value-type="float" office:value="-15.653559774527">
            <text:p>-15.7</text:p>
          </table:table-cell>
          <table:table-cell table:formula="of:=[Evals.C11]" office:value-type="float" office:value="33">
            <text:p>33</text:p>
          </table:table-cell>
          <table:table-cell table:formula="of:=[Error.D11]" office:value-type="float" office:value="-13.7041697678821">
            <text:p>-13.7</text:p>
          </table:table-cell>
          <table:table-cell table:formula="of:=[Estimate.D11]" office:value-type="float" office:value="-13.6726578145378">
            <text:p>-13.7</text:p>
          </table:table-cell>
          <table:table-cell table:formula="of:=[Evals.D11]" office:value-type="float" office:value="4341">
            <text:p>4341</text:p>
          </table:table-cell>
          <table:table-cell table:style-name="ce3" table:formula="of:=[Error.E11]" office:value-type="float" office:value="-15.4774685154713">
            <text:p>-15.5</text:p>
          </table:table-cell>
          <table:table-cell table:style-name="ce4" table:formula="of:=[Estimate.E11]" office:value-type="float" office:value="-15.653559774527">
            <text:p>-15.7</text:p>
          </table:table-cell>
          <table:table-cell table:formula="of:=[Evals.E11]" office:value-type="float" office:value="1027">
            <text:p>1027</text:p>
          </table:table-cell>
          <table:table-cell table:formula="of:=[Error.F11]" office:value-type="float" office:value="-15.653559774527">
            <text:p>-15.7</text:p>
          </table:table-cell>
          <table:table-cell table:formula="of:=[Estimate.F11]" office:value-type="float" office:value="-14.8158284425402">
            <text:p>-14.8</text:p>
          </table:table-cell>
          <table:table-cell table:style-name="ce6" table:formula="of:=[Evals.F11]" office:value-type="float" office:value="33">
            <text:p>33</text:p>
          </table:table-cell>
          <table:table-cell table:formula="of:=[Error.G11]" office:value-type="float" office:value="-4.0849098368181">
            <text:p>-4.1</text:p>
          </table:table-cell>
          <table:table-cell table:formula="of:=[Estimate.G11]" office:value-type="float" office:value="-3.90284360090901">
            <text:p>-3.9</text:p>
          </table:table-cell>
          <table:table-cell table:formula="of:=[Evals.G11]" office:value-type="float" office:value="10000000">
            <text:p>10000000</text:p>
          </table:table-cell>
          <table:table-cell table:style-name="ce3" table:formula="of:=[Error.H11]" office:value-type="float" office:value="-14.6121670893688">
            <text:p>-14.6</text:p>
          </table:table-cell>
          <table:table-cell table:style-name="ce3" table:formula="of:=[Estimate.H11]" office:value-type="float" office:value="-14.5977668589265">
            <text:p>-14.6</text:p>
          </table:table-cell>
          <table:table-cell table:formula="of:=[Evals.H11]" office:value-type="float" office:value="10000000">
            <text:p>10000000</text:p>
          </table:table-cell>
        </table:table-row>
        <table:table-row table:style-name="ro2">
          <table:table-cell table:formula="of:=[Error.A12]" office:value-type="string" office:string-value="XSinXM1" table:number-columns-spanned="4" table:number-rows-spanned="1">
            <text:p>XSinXM1</text:p>
          </table:table-cell>
          <table:covered-table-cell table:number-columns-repeated="3"/>
          <table:table-cell table:style-name="ce3" table:formula="of:=[Error.B30]" office:value-type="float" office:value="-4.34541640398025">
            <text:p>-4.3</text:p>
          </table:table-cell>
          <table:table-cell table:formula="of:=[Estimate.B12]" office:value-type="float" office:value="-5.56740070136343">
            <text:p>-5.6</text:p>
          </table:table-cell>
          <table:table-cell table:formula="of:=[Evals.B12]" office:value-type="float" office:value="4097">
            <text:p>4097</text:p>
          </table:table-cell>
          <table:table-cell table:formula="of:=[Error.C12]" office:value-type="float" office:value="-4.34541640398238">
            <text:p>-4.3</text:p>
          </table:table-cell>
          <table:table-cell table:style-name="ce3" table:formula="of:=[Estimate.C12]" office:value-type="float" office:value="-5.37131258185149">
            <text:p>-5.4</text:p>
          </table:table-cell>
          <table:table-cell table:style-name="ce6" table:formula="of:=[Evals.C12]" office:value-type="float" office:value="4097">
            <text:p>4097</text:p>
          </table:table-cell>
          <table:table-cell table:formula="of:=[Error.D12]" office:value-type="float" office:value="-10.2544071728997">
            <text:p>-10.3</text:p>
          </table:table-cell>
          <table:table-cell table:formula="of:=[Estimate.D12]" office:value-type="float" office:value="-11.3217219131362">
            <text:p>-11.3</text:p>
          </table:table-cell>
          <table:table-cell table:formula="of:=[Evals.D12]" office:value-type="float" office:value="999997">
            <text:p>999997</text:p>
          </table:table-cell>
          <table:table-cell table:style-name="ce4" table:formula="of:=[Error.E12]" office:value-type="float" office:value="-11.8344108317199">
            <text:p>-11.8</text:p>
          </table:table-cell>
          <table:table-cell table:style-name="ce3" table:formula="of:=[Estimate.E12]" office:value-type="float" office:value="-11.0286237869414">
            <text:p>-11.0</text:p>
          </table:table-cell>
          <table:table-cell table:formula="of:=[Evals.E12]" office:value-type="float" office:value="999997">
            <text:p>999997</text:p>
          </table:table-cell>
          <table:table-cell table:style-name="ce3" table:formula="of:=[Error.F12]" office:value-type="float" office:value="-11.8211147333529">
            <text:p>-11.8</text:p>
          </table:table-cell>
          <table:table-cell table:formula="of:=[Estimate.F12]" office:value-type="float" office:value="-11.028150596523">
            <text:p>-11.0</text:p>
          </table:table-cell>
          <table:table-cell table:style-name="ce7" table:formula="of:=[Evals.F12]" office:value-type="float" office:value="999490">
            <text:p>999490</text:p>
          </table:table-cell>
          <table:table-cell table:formula="of:=[Error.G12]" office:value-type="float" office:value="-3.97322748559368">
            <text:p>-4.0</text:p>
          </table:table-cell>
          <table:table-cell table:formula="of:=[Estimate.G12]" office:value-type="float" office:value="-3.34324226943702">
            <text:p>-3.3</text:p>
          </table:table-cell>
          <table:table-cell table:formula="of:=[Evals.G12]" office:value-type="float" office:value="10000000">
            <text:p>10000000</text:p>
          </table:table-cell>
          <table:table-cell table:style-name="ce3" table:formula="of:=[Error.H12]" office:value-type="float" office:value="-9.18117731577043">
            <text:p>-9.2</text:p>
          </table:table-cell>
          <table:table-cell table:style-name="ce3" table:formula="of:=[Estimate.H12]" office:value-type="float" office:value="-8.32351786255193">
            <text:p>-8.3</text:p>
          </table:table-cell>
          <table:table-cell table:formula="of:=[Evals.H12]" office:value-type="float" office:value="10000000">
            <text:p>10000000</text:p>
          </table:table-cell>
        </table:table-row>
        <table:table-row table:style-name="ro2">
          <table:table-cell table:formula="of:=[Error.A13]" office:value-type="string" office:string-value="Sin" table:number-columns-spanned="4" table:number-rows-spanned="1">
            <text:p>Sin</text:p>
          </table:table-cell>
          <table:covered-table-cell table:number-columns-repeated="3"/>
          <table:table-cell table:style-name="ce4" table:formula="of:=[Error.B31]" office:value-type="float" office:value="-15.653559774527">
            <text:p>-15.7</text:p>
          </table:table-cell>
          <table:table-cell table:formula="of:=[Estimate.B13]" office:value-type="float" office:value="-14.4762885675067">
            <text:p>-14.5</text:p>
          </table:table-cell>
          <table:table-cell table:formula="of:=[Evals.B13]" office:value-type="float" office:value="17">
            <text:p>17</text:p>
          </table:table-cell>
          <table:table-cell table:style-name="ce4" table:formula="of:=[Error.C13]" office:value-type="float" office:value="-15.653559774527">
            <text:p>-15.7</text:p>
          </table:table-cell>
          <table:table-cell table:formula="of:=[Estimate.C13]" office:value-type="float" office:value="-15.653559774527">
            <text:p>-15.7</text:p>
          </table:table-cell>
          <table:table-cell table:formula="of:=[Evals.C13]" office:value-type="float" office:value="33">
            <text:p>33</text:p>
          </table:table-cell>
          <table:table-cell table:formula="of:=[Error.D13]" office:value-type="float" office:value="-13.8653380342733">
            <text:p>-13.9</text:p>
          </table:table-cell>
          <table:table-cell table:formula="of:=[Estimate.D13]" office:value-type="float" office:value="-13.7453679960919">
            <text:p>-13.7</text:p>
          </table:table-cell>
          <table:table-cell table:formula="of:=[Evals.D13]" office:value-type="float" office:value="4365">
            <text:p>4365</text:p>
          </table:table-cell>
          <table:table-cell table:style-name="ce4" table:formula="of:=[Error.E13]" office:value-type="float" office:value="-15.653559774527">
            <text:p>-15.7</text:p>
          </table:table-cell>
          <table:table-cell table:style-name="ce4" table:formula="of:=[Estimate.E13]" office:value-type="float" office:value="-15.653559774527">
            <text:p>-15.7</text:p>
          </table:table-cell>
          <table:table-cell table:formula="of:=[Evals.E13]" office:value-type="float" office:value="1027">
            <text:p>1027</text:p>
          </table:table-cell>
          <table:table-cell table:formula="of:=[Error.F13]" office:value-type="float" office:value="-15.653559774527">
            <text:p>-15.7</text:p>
          </table:table-cell>
          <table:table-cell table:formula="of:=[Estimate.F13]" office:value-type="float" office:value="-14.4762885675067">
            <text:p>-14.5</text:p>
          </table:table-cell>
          <table:table-cell table:style-name="ce6" table:formula="of:=[Evals.F13]" office:value-type="float" office:value="17">
            <text:p>17</text:p>
          </table:table-cell>
          <table:table-cell table:formula="of:=[Error.G13]" office:value-type="float" office:value="-3.34160502917318">
            <text:p>-3.3</text:p>
          </table:table-cell>
          <table:table-cell table:formula="of:=[Estimate.G13]" office:value-type="float" office:value="-3.18012877908344">
            <text:p>-3.2</text:p>
          </table:table-cell>
          <table:table-cell table:formula="of:=[Evals.G13]" office:value-type="float" office:value="10000000">
            <text:p>10000000</text:p>
          </table:table-cell>
          <table:table-cell table:style-name="ce4" table:formula="of:=[Error.H13]" office:value-type="float" office:value="-15.653559774527">
            <text:p>-15.7</text:p>
          </table:table-cell>
          <table:table-cell table:style-name="ce4" table:formula="of:=[Estimate.H13]" office:value-type="float" office:value="-15.653559774527">
            <text:p>-15.7</text:p>
          </table:table-cell>
          <table:table-cell table:formula="of:=[Evals.H13]" office:value-type="float" office:value="10000000">
            <text:p>10000000</text:p>
          </table:table-cell>
        </table:table-row>
        <table:table-row table:style-name="ro2">
          <table:table-cell table:formula="of:=[Error.A14]" office:value-type="string" office:string-value="AbsIntegral" table:number-columns-spanned="4" table:number-rows-spanned="1">
            <text:p>AbsIntegral</text:p>
          </table:table-cell>
          <table:covered-table-cell table:number-columns-repeated="3"/>
          <table:table-cell table:style-name="ce4" table:formula="of:=[Error.B32]" office:value-type="float" office:value="-15.653559774527">
            <text:p>-15.7</text:p>
          </table:table-cell>
          <table:table-cell table:formula="of:=[Estimate.B14]" office:value-type="float" office:value="-13.3817181679905">
            <text:p>-13.4</text:p>
          </table:table-cell>
          <table:table-cell table:style-name="ce7" table:formula="of:=[Evals.B14]" office:value-type="float" office:value="4097">
            <text:p>4097</text:p>
          </table:table-cell>
          <table:table-cell table:style-name="ce4" table:formula="of:=[Error.C14]" office:value-type="float" office:value="-15.653559774527">
            <text:p>-15.7</text:p>
          </table:table-cell>
          <table:table-cell table:formula="of:=[Estimate.C14]" office:value-type="float" office:value="-15.653559774527">
            <text:p>-15.7</text:p>
          </table:table-cell>
          <table:table-cell table:style-name="ce6" table:formula="of:=[Evals.C14]" office:value-type="float" office:value="33">
            <text:p>33</text:p>
          </table:table-cell>
          <table:table-cell table:formula="of:=[Error.D14]" office:value-type="float" office:value="-13.7218956268339">
            <text:p>-13.7</text:p>
          </table:table-cell>
          <table:table-cell table:formula="of:=[Estimate.D14]" office:value-type="float" office:value="-13.7224410639348">
            <text:p>-13.7</text:p>
          </table:table-cell>
          <table:table-cell table:formula="of:=[Evals.D14]" office:value-type="float" office:value="4345">
            <text:p>4345</text:p>
          </table:table-cell>
          <table:table-cell table:style-name="ce4" table:formula="of:=[Error.E14]" office:value-type="float" office:value="-15.653559774527">
            <text:p>-15.7</text:p>
          </table:table-cell>
          <table:table-cell table:style-name="ce4" table:formula="of:=[Estimate.E14]" office:value-type="float" office:value="-15.653559774527">
            <text:p>-15.7</text:p>
          </table:table-cell>
          <table:table-cell table:formula="of:=[Evals.E14]" office:value-type="float" office:value="1027">
            <text:p>1027</text:p>
          </table:table-cell>
          <table:table-cell table:formula="of:=[Error.F14]" office:value-type="float" office:value="-15.653559774527">
            <text:p>-15.7</text:p>
          </table:table-cell>
          <table:table-cell table:formula="of:=[Estimate.F14]" office:value-type="float" office:value="-15.653559774527">
            <text:p>-15.7</text:p>
          </table:table-cell>
          <table:table-cell table:style-name="ce7" table:formula="of:=[Evals.F14]" office:value-type="float" office:value="1540">
            <text:p>1540</text:p>
          </table:table-cell>
          <table:table-cell table:formula="of:=[Error.G14]" office:value-type="float" office:value="-4.46362940429597">
            <text:p>-4.5</text:p>
          </table:table-cell>
          <table:table-cell table:formula="of:=[Estimate.G14]" office:value-type="float" office:value="-3.54852139373762">
            <text:p>-3.5</text:p>
          </table:table-cell>
          <table:table-cell table:formula="of:=[Evals.G14]" office:value-type="float" office:value="10000000">
            <text:p>10000000</text:p>
          </table:table-cell>
          <table:table-cell table:style-name="ce4" table:formula="of:=[Error.H14]" office:value-type="float" office:value="-15.653559774527">
            <text:p>-15.7</text:p>
          </table:table-cell>
          <table:table-cell table:style-name="ce4" table:formula="of:=[Estimate.H14]" office:value-type="float" office:value="-15.653559774527">
            <text:p>-15.7</text:p>
          </table:table-cell>
          <table:table-cell table:formula="of:=[Evals.H14]" office:value-type="float" office:value="10000000">
            <text:p>10000000</text:p>
          </table:table-cell>
        </table:table-row>
        <table:table-row table:style-name="ro2">
          <table:table-cell table:formula="of:=[Error.A15]" office:value-type="string" office:string-value="Tanh" table:number-columns-spanned="4" table:number-rows-spanned="1">
            <text:p>Tanh</text:p>
          </table:table-cell>
          <table:covered-table-cell table:number-columns-repeated="3"/>
          <table:table-cell table:style-name="ce4" table:formula="of:=[Error.B33]" office:value-type="float" office:value="-15.653559774527">
            <text:p>-15.7</text:p>
          </table:table-cell>
          <table:table-cell table:formula="of:=[Estimate.B15]" office:value-type="float" office:value="-14.3954793189146">
            <text:p>-14.4</text:p>
          </table:table-cell>
          <table:table-cell table:formula="of:=[Evals.B15]" office:value-type="float" office:value="33">
            <text:p>33</text:p>
          </table:table-cell>
          <table:table-cell table:style-name="ce4" table:formula="of:=[Error.C15]" office:value-type="float" office:value="-15.653559774527">
            <text:p>-15.7</text:p>
          </table:table-cell>
          <table:table-cell table:formula="of:=[Estimate.C15]" office:value-type="float" office:value="-15.653559774527">
            <text:p>-15.7</text:p>
          </table:table-cell>
          <table:table-cell table:formula="of:=[Evals.C15]" office:value-type="float" office:value="33">
            <text:p>33</text:p>
          </table:table-cell>
          <table:table-cell table:formula="of:=[Error.D15]" office:value-type="float" office:value="-15.653559774527">
            <text:p>-15.7</text:p>
          </table:table-cell>
          <table:table-cell table:formula="of:=[Estimate.D15]" office:value-type="float" office:value="-13.653851314994">
            <text:p>-13.7</text:p>
          </table:table-cell>
          <table:table-cell table:formula="of:=[Evals.D15]" office:value-type="float" office:value="4733">
            <text:p>4733</text:p>
          </table:table-cell>
          <table:table-cell table:style-name="ce4" table:formula="of:=[Error.E15]" office:value-type="float" office:value="-15.653559774527">
            <text:p>-15.7</text:p>
          </table:table-cell>
          <table:table-cell table:style-name="ce3" table:formula="of:=[Estimate.E15]" office:value-type="float" office:value="-14.4498746196187">
            <text:p>-14.4</text:p>
          </table:table-cell>
          <table:table-cell table:formula="of:=[Evals.E15]" office:value-type="float" office:value="1027">
            <text:p>1027</text:p>
          </table:table-cell>
          <table:table-cell table:formula="of:=[Error.F15]" office:value-type="float" office:value="-15.653559774527">
            <text:p>-15.7</text:p>
          </table:table-cell>
          <table:table-cell table:formula="of:=[Estimate.F15]" office:value-type="float" office:value="-14.3954793189146">
            <text:p>-14.4</text:p>
          </table:table-cell>
          <table:table-cell table:style-name="ce6" table:formula="of:=[Evals.F15]" office:value-type="float" office:value="33">
            <text:p>33</text:p>
          </table:table-cell>
          <table:table-cell table:formula="of:=[Error.G15]" office:value-type="float" office:value="-3.37778189766286">
            <text:p>-3.4</text:p>
          </table:table-cell>
          <table:table-cell table:formula="of:=[Estimate.G15]" office:value-type="float" office:value="-3.20923283929238">
            <text:p>-3.2</text:p>
          </table:table-cell>
          <table:table-cell table:formula="of:=[Evals.G15]" office:value-type="float" office:value="10000000">
            <text:p>10000000</text:p>
          </table:table-cell>
          <table:table-cell table:style-name="ce4" table:formula="of:=[Error.H15]" office:value-type="float" office:value="-15.653559774527">
            <text:p>-15.7</text:p>
          </table:table-cell>
          <table:table-cell table:style-name="ce4" table:formula="of:=[Estimate.H15]" office:value-type="float" office:value="-15.653559774527">
            <text:p>-15.7</text:p>
          </table:table-cell>
          <table:table-cell table:formula="of:=[Evals.H15]" office:value-type="float" office:value="10000000">
            <text:p>10000000</text:p>
          </table:table-cell>
        </table:table-row>
        <table:table-row table:style-name="ro2">
          <table:table-cell table:formula="of:=[Error.A16]" office:value-type="string" office:string-value="NormalPDF" table:number-columns-spanned="4" table:number-rows-spanned="1">
            <text:p>NormalPDF</text:p>
          </table:table-cell>
          <table:covered-table-cell table:number-columns-repeated="3"/>
          <table:table-cell table:style-name="ce4" table:formula="of:=[Error.B34]" office:value-type="float" office:value="-15.653559774527">
            <text:p>-15.7</text:p>
          </table:table-cell>
          <table:table-cell table:formula="of:=[Estimate.B16]" office:value-type="float" office:value="-13.4810232374451">
            <text:p>-13.5</text:p>
          </table:table-cell>
          <table:table-cell table:formula="of:=[Evals.B16]" office:value-type="float" office:value="129">
            <text:p>129</text:p>
          </table:table-cell>
          <table:table-cell table:formula="of:=[Error.C16]" office:value-type="float" office:value="-15.352529778863">
            <text:p>-15.4</text:p>
          </table:table-cell>
          <table:table-cell table:formula="of:=[Estimate.C16]" office:value-type="float" office:value="-15.653559774527">
            <text:p>-15.7</text:p>
          </table:table-cell>
          <table:table-cell table:formula="of:=[Evals.C16]" office:value-type="float" office:value="257">
            <text:p>257</text:p>
          </table:table-cell>
          <table:table-cell table:formula="of:=[Error.D16]" office:value-type="float" office:value="-15.0514997831991">
            <text:p>-15.1</text:p>
          </table:table-cell>
          <table:table-cell table:formula="of:=[Estimate.D16]" office:value-type="float" office:value="-13.6516427951742">
            <text:p>-13.7</text:p>
          </table:table-cell>
          <table:table-cell table:formula="of:=[Evals.D16]" office:value-type="float" office:value="19677">
            <text:p>19677</text:p>
          </table:table-cell>
          <table:table-cell table:style-name="ce3" table:formula="of:=[Error.E16]" office:value-type="float" office:value="-15.1764385198074">
            <text:p>-15.2</text:p>
          </table:table-cell>
          <table:table-cell table:style-name="ce3" table:formula="of:=[Estimate.E16]" office:value-type="float" office:value="-13.6658865103968">
            <text:p>-13.7</text:p>
          </table:table-cell>
          <table:table-cell table:formula="of:=[Evals.E16]" office:value-type="float" office:value="4657">
            <text:p>4657</text:p>
          </table:table-cell>
          <table:table-cell table:style-name="ce3" table:formula="of:=[Error.F16]" office:value-type="float" office:value="-15.1764385198074">
            <text:p>-15.2</text:p>
          </table:table-cell>
          <table:table-cell table:formula="of:=[Estimate.F16]" office:value-type="float" office:value="-13.6658865103968">
            <text:p>-13.7</text:p>
          </table:table-cell>
          <table:table-cell table:style-name="ce7" table:formula="of:=[Evals.F16]" office:value-type="float" office:value="4786">
            <text:p>4786</text:p>
          </table:table-cell>
          <table:table-cell table:formula="of:=[Error.G16]" office:value-type="float" office:value="-3.61619677700304">
            <text:p>-3.6</text:p>
          </table:table-cell>
          <table:table-cell table:formula="of:=[Estimate.G16]" office:value-type="float" office:value="-2.86560500020428">
            <text:p>-2.9</text:p>
          </table:table-cell>
          <table:table-cell table:formula="of:=[Evals.G16]" office:value-type="float" office:value="10000000">
            <text:p>10000000</text:p>
          </table:table-cell>
          <table:table-cell table:style-name="ce3" table:formula="of:=[Error.H16]" office:value-type="float" office:value="-15.352529778863">
            <text:p>-15.4</text:p>
          </table:table-cell>
          <table:table-cell table:style-name="ce3" table:formula="of:=[Estimate.H16]" office:value-type="float" office:value="-14.6758361692382">
            <text:p>-14.7</text:p>
          </table:table-cell>
          <table:table-cell table:formula="of:=[Evals.H16]" office:value-type="float" office:value="10000000">
            <text:p>10000000</text:p>
          </table:table-cell>
        </table:table-row>
        <table:table-row table:style-name="ro2">
          <table:table-cell table:formula="of:=[Error.A17]" office:value-type="string" office:string-value="DeltaPDF" table:number-columns-spanned="4" table:number-rows-spanned="1">
            <text:p>DeltaPDF</text:p>
          </table:table-cell>
          <table:covered-table-cell table:number-columns-repeated="3"/>
          <table:table-cell table:style-name="ce3" table:formula="of:=[Error.B35]" office:value-type="float" office:value="-4.39808078003661">
            <text:p>-4.4</text:p>
          </table:table-cell>
          <table:table-cell table:formula="of:=[Estimate.B17]" office:value-type="float" office:value="-3.93094481801343">
            <text:p>-3.9</text:p>
          </table:table-cell>
          <table:table-cell table:formula="of:=[Evals.B17]" office:value-type="float" office:value="4097">
            <text:p>4097</text:p>
          </table:table-cell>
          <table:table-cell table:formula="of:=[Error.C17]" office:value-type="float" office:value="-4.39808078003661">
            <text:p>-4.4</text:p>
          </table:table-cell>
          <table:table-cell table:style-name="ce3" table:formula="of:=[Estimate.C17]" office:value-type="float" office:value="-3.7350174504641">
            <text:p>-3.7</text:p>
          </table:table-cell>
          <table:table-cell table:style-name="ce6" table:formula="of:=[Evals.C17]" office:value-type="float" office:value="4097">
            <text:p>4097</text:p>
          </table:table-cell>
          <table:table-cell table:formula="of:=[Error.D17]" office:value-type="float" office:value="-13.9633636944985">
            <text:p>-14.0</text:p>
          </table:table-cell>
          <table:table-cell table:formula="of:=[Estimate.D17]" office:value-type="float" office:value="-13.7158116836363">
            <text:p>-13.7</text:p>
          </table:table-cell>
          <table:table-cell table:formula="of:=[Evals.D17]" office:value-type="float" office:value="4541">
            <text:p>4541</text:p>
          </table:table-cell>
          <table:table-cell table:style-name="ce4" table:formula="of:=[Error.E17]" office:value-type="float" office:value="-15.653559774527">
            <text:p>-15.7</text:p>
          </table:table-cell>
          <table:table-cell table:style-name="ce4" table:formula="of:=[Estimate.E17]" office:value-type="float" office:value="-15.653559774527">
            <text:p>-15.7</text:p>
          </table:table-cell>
          <table:table-cell table:formula="of:=[Evals.E17]" office:value-type="float" office:value="17437">
            <text:p>17437</text:p>
          </table:table-cell>
          <table:table-cell table:formula="of:=[Error.F17]" office:value-type="float" office:value="-15.653559774527">
            <text:p>-15.7</text:p>
          </table:table-cell>
          <table:table-cell table:style-name="ce4" table:formula="of:=[Estimate.F17]" office:value-type="float" office:value="-15.653559774527">
            <text:p>-15.7</text:p>
          </table:table-cell>
          <table:table-cell table:style-name="ce7" table:formula="of:=[Evals.F17]" office:value-type="float" office:value="17950">
            <text:p>17950</text:p>
          </table:table-cell>
          <table:table-cell table:formula="of:=[Error.G17]" office:value-type="float" office:value="-3.01269029594395">
            <text:p>-3.0</text:p>
          </table:table-cell>
          <table:table-cell table:formula="of:=[Estimate.G17]" office:value-type="float" office:value="-2.4945405566043">
            <text:p>-2.5</text:p>
          </table:table-cell>
          <table:table-cell table:formula="of:=[Evals.G17]" office:value-type="float" office:value="10000000">
            <text:p>10000000</text:p>
          </table:table-cell>
          <table:table-cell table:style-name="ce3" table:formula="of:=[Error.H17]" office:value-type="float" office:value="-11.4972226736562">
            <text:p>-11.5</text:p>
          </table:table-cell>
          <table:table-cell table:style-name="ce3" table:formula="of:=[Estimate.H17]" office:value-type="float" office:value="-11.047678565958">
            <text:p>-11.0</text:p>
          </table:table-cell>
          <table:table-cell table:formula="of:=[Evals.H17]" office:value-type="float" office:value="10000000">
            <text:p>10000000</text:p>
          </table:table-cell>
        </table:table-row>
        <table:table-row table:style-name="ro2">
          <table:table-cell table:formula="of:=[Error.A18]" office:value-type="string" office:string-value="F575" table:number-columns-spanned="4" table:number-rows-spanned="1">
            <text:p>F575</text:p>
          </table:table-cell>
          <table:covered-table-cell table:number-columns-repeated="3"/>
          <table:table-cell table:style-name="ce3" table:formula="of:=[Error.B36]" office:value-type="float" office:value="-1.4308504965739">
            <text:p>-1.4</text:p>
          </table:table-cell>
          <table:table-cell table:formula="of:=[Estimate.B18]" office:value-type="float" office:value="1.30150352765361">
            <text:p>1.3</text:p>
          </table:table-cell>
          <table:table-cell table:formula="of:=[Evals.B18]" office:value-type="float" office:value="4097">
            <text:p>4097</text:p>
          </table:table-cell>
          <table:table-cell table:formula="of:=[Error.C18]" office:value-type="float" office:value="-1.43085049657393">
            <text:p>-1.4</text:p>
          </table:table-cell>
          <table:table-cell table:style-name="ce3" table:formula="of:=[Estimate.C18]" office:value-type="float" office:value="-1.71844005861626">
            <text:p>-1.7</text:p>
          </table:table-cell>
          <table:table-cell table:style-name="ce6" table:formula="of:=[Evals.C18]" office:value-type="float" office:value="4097">
            <text:p>4097</text:p>
          </table:table-cell>
          <table:table-cell table:formula="of:=[Error.D18]" office:value-type="float" office:value="-14.7945189799861">
            <text:p>-14.8</text:p>
          </table:table-cell>
          <table:table-cell table:formula="of:=[Estimate.D18]" office:value-type="float" office:value="-13.6542518075966">
            <text:p>-13.7</text:p>
          </table:table-cell>
          <table:table-cell table:formula="of:=[Evals.D18]" office:value-type="float" office:value="130457">
            <text:p>130457</text:p>
          </table:table-cell>
          <table:table-cell table:style-name="ce3" table:formula="of:=[Error.E18]" office:value-type="float" office:value="-14.8525109269638">
            <text:p>-14.9</text:p>
          </table:table-cell>
          <table:table-cell table:style-name="ce3" table:formula="of:=[Estimate.E18]" office:value-type="float" office:value="-13.6555523749366">
            <text:p>-13.7</text:p>
          </table:table-cell>
          <table:table-cell table:formula="of:=[Evals.E18]" office:value-type="float" office:value="38767">
            <text:p>38767</text:p>
          </table:table-cell>
          <table:table-cell table:formula="of:=[Error.F18]" office:value-type="float" office:value="-14.8525109269638">
            <text:p>-14.9</text:p>
          </table:table-cell>
          <table:table-cell table:formula="of:=[Estimate.F18]" office:value-type="float" office:value="-13.6555523749366">
            <text:p>-13.7</text:p>
          </table:table-cell>
          <table:table-cell table:style-name="ce7" table:formula="of:=[Evals.F18]" office:value-type="float" office:value="39280">
            <text:p>39280</text:p>
          </table:table-cell>
          <table:table-cell table:formula="of:=[Error.G18]" office:value-type="float" office:value="-2.23866318133611">
            <text:p>-2.2</text:p>
          </table:table-cell>
          <table:table-cell table:formula="of:=[Estimate.G18]" office:value-type="float" office:value="-0.913888506691971">
            <text:p>-0.9</text:p>
          </table:table-cell>
          <table:table-cell table:formula="of:=[Evals.G18]" office:value-type="float" office:value="10000000">
            <text:p>10000000</text:p>
          </table:table-cell>
          <table:table-cell table:style-name="ce3" table:formula="of:=[Error.H18]" office:value-type="float" office:value="-1.97499344004725">
            <text:p>-2.0</text:p>
          </table:table-cell>
          <table:table-cell table:style-name="ce3" table:formula="of:=[Estimate.H18]" office:value-type="float" office:value="-1.41067766998421">
            <text:p>-1.4</text:p>
          </table:table-cell>
          <table:table-cell table:formula="of:=[Evals.H18]" office:value-type="float" office:value="10000000">
            <text:p>10000000</text:p>
          </table:table-cell>
        </table:table-row>
        <table:table-row table:style-name="ro2">
          <table:table-cell office:value-type="string" table:number-columns-spanned="4" table:number-rows-spanned="1">
            <text:p>Average Ranks</text:p>
          </table:table-cell>
          <table:covered-table-cell table:number-columns-repeated="3"/>
          <table:table-cell table:style-name="ce3" table:formula="of:=[Error.B55]" office:value-type="float" office:value="2.82352941176471">
            <text:p>2.8</text:p>
          </table:table-cell>
          <table:table-cell table:formula="of:=[Estimate.B55]" office:value-type="float" office:value="4.52941176470588">
            <text:p>4.5</text:p>
          </table:table-cell>
          <table:table-cell table:style-name="ce4" table:formula="of:=[Evals.B55]" office:value-type="float" office:value="1.29411764705882">
            <text:p>1.3</text:p>
          </table:table-cell>
          <table:table-cell table:formula="of:=[Error.C55]" office:value-type="float" office:value="2.94117647058824">
            <text:p>2.9</text:p>
          </table:table-cell>
          <table:table-cell table:style-name="ce3" table:formula="of:=[Estimate.C55]" office:value-type="float" office:value="2.64705882352941">
            <text:p>2.6</text:p>
          </table:table-cell>
          <table:table-cell table:style-name="ce3" table:formula="of:=[Evals.C55]" office:value-type="float" office:value="1.88235294117647">
            <text:p>1.9</text:p>
          </table:table-cell>
          <table:table-cell table:formula="of:=[Error.D55]" office:value-type="float" office:value="4.41176470588235">
            <text:p>4.4</text:p>
          </table:table-cell>
          <table:table-cell table:formula="of:=[Estimate.D55]" office:value-type="float" office:value="4.47058823529412">
            <text:p>4.5</text:p>
          </table:table-cell>
          <table:table-cell table:style-name="ce3" table:formula="of:=[Evals.D55]" office:value-type="float" office:value="4.58823529411765">
            <text:p>4.6</text:p>
          </table:table-cell>
          <table:table-cell table:style-name="ce3" table:formula="of:=[Error.E55]" office:value-type="float" office:value="1.70588235294118">
            <text:p>1.7</text:p>
          </table:table-cell>
          <table:table-cell table:style-name="ce3" table:formula="of:=[Estimate.E55]" office:value-type="float" office:value="1.35294117647059">
            <text:p>1.4</text:p>
          </table:table-cell>
          <table:table-cell table:style-name="ce3" table:formula="of:=[Evals.E55]" office:value-type="float" office:value="3.52941176470588">
            <text:p>3.5</text:p>
          </table:table-cell>
          <table:table-cell table:formula="of:=[Error.F55]" office:value-type="float" office:value="1.23529411764706">
            <text:p>1.2</text:p>
          </table:table-cell>
          <table:table-cell table:formula="of:=[Estimate.F55]" office:value-type="float" office:value="2.47058823529412">
            <text:p>2.5</text:p>
          </table:table-cell>
          <table:table-cell table:style-name="ce3" table:formula="of:=[Evals.F55]" office:value-type="float" office:value="2.52941176470588">
            <text:p>2.5</text:p>
          </table:table-cell>
          <table:table-cell table:formula="of:=[Error.G55]" office:value-type="float" office:value="6.70588235294118">
            <text:p>6.7</text:p>
          </table:table-cell>
          <table:table-cell table:formula="of:=[Estimate.G55]" office:value-type="float" office:value="6.94117647058824">
            <text:p>6.9</text:p>
          </table:table-cell>
          <table:table-cell table:style-name="ce3" table:formula="of:=[Evals.G55]" office:value-type="float" office:value="6">
            <text:p>6.0</text:p>
          </table:table-cell>
          <table:table-cell table:style-name="ce3" table:formula="of:=[Error.H55]" office:value-type="float" office:value="3.76470588235294">
            <text:p>3.8</text:p>
          </table:table-cell>
          <table:table-cell table:style-name="ce3" table:formula="of:=[Estimate.H55]" office:value-type="float" office:value="3.64705882352941">
            <text:p>3.6</text:p>
          </table:table-cell>
          <table:table-cell table:formula="of:=[Evals.H55]" office:value-type="float" office:value="6">
            <text:p>6</text:p>
          </table:table-cell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number-columns-spanned="3" table:number-rows-spanned="1"/>
          <table:covered-table-cell table:number-columns-repeated="2" table:style-name="Default"/>
          <table:table-cell table:style-name="ce2" table:number-columns-spanned="3" table:number-rows-spanned="1"/>
          <table:covered-table-cell table:number-columns-repeated="2" table:style-name="ce2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4">
          <table:table-cell table:style-name="Default" table:number-columns-repeated="4"/>
          <table:table-cell/>
          <table:table-cell table:style-name="Default" table:number-columns-repeated="2"/>
          <table:table-cell table:style-name="ce2"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number-columns-spanned="2" table:number-rows-spanned="1"/>
          <table:covered-table-cell table:style-name="Default"/>
          <table:table-cell table:style-name="Default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ce2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8">
          <table:table-cell table:style-name="Default" table:number-columns-repeated="4"/>
          <table:table-cell/>
          <table:table-cell table:style-name="Default" table:number-columns-repeated="5"/>
          <table:table-cell table:style-name="ce2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Default" table:number-columns-spanned="2" table:number-rows-spanned="1"/>
          <table:covered-table-cell table:style-name="Default"/>
          <table:table-cell table:style-name="Default" table:number-columns-repeated="2"/>
          <table:table-cell table:number-columns-spanned="2" table:number-rows-spanned="1"/>
          <table:covered-table-cell table:style-name="Default"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style-name="ce2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6/06/2020</text:date>, <text:time>20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6T20:17:05.39</dc:date>
    <meta:generator>OpenOffice/4.1.2$Win32 OpenOffice.org_project/412m3$Build-9782</meta:generator>
    <meta:editing-duration>PT7H38M22S</meta:editing-duration>
    <meta:editing-cycles>36</meta:editing-cycles>
    <meta:document-statistic meta:table-count="4" meta:cell-count="1688" meta:object-count="0"/>
  </office:meta>
</office:document-meta>
</file>